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B0000015934CB54D22299720B.png" manifest:media-type="image/png"/>
  <manifest:file-entry manifest:full-path="Pictures/1000000000000331000002EF85A3B4FDCC41055B.png" manifest:media-type="image/png"/>
  <manifest:file-entry manifest:full-path="Pictures/10000000000000D20000007ABFD3ABE6A8871044.jpg" manifest:media-type="image/jpeg"/>
  <manifest:file-entry manifest:full-path="Pictures/10000000000001C3000000F2B0004F4806F4C011.png" manifest:media-type="image/png"/>
  <manifest:file-entry manifest:full-path="Pictures/1000000000000410000001F7AC1AA79D1A14A5AE.png" manifest:media-type="image/png"/>
  <manifest:file-entry manifest:full-path="Pictures/10000000000001A70000018FE19D58BC73E4DA2C.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2"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3"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7"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9"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30"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1"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2"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3"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4"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5"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6"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7"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38"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39"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0"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1"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2"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5"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46"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47"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48"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49"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0"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1"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2"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4"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5"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6" style:family="paragraph" style:parent-style-name="Text_20_body">
      <style:text-properties style:font-name="Times New Roman2" fo:font-size="11pt" style:font-size-asian="11pt" style:font-size-complex="11pt"/>
    </style:style>
    <style:style style:name="P57"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58"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59"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0"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1" style:family="paragraph" style:parent-style-name="Text_20_body">
      <style:text-properties style:font-name="Times New Roman2" fo:font-size="11pt" officeooo:paragraph-rsid="029dedb2" style:font-size-asian="11pt" style:font-size-complex="11pt"/>
    </style:style>
    <style:style style:name="P62"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3"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4"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65"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6"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7"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68"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69"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0"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1"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2"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3"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4"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5"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76"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77"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8"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9"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0"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1"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2"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3"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4"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5" style:family="paragraph" style:parent-style-name="Standard">
      <style:paragraph-properties fo:text-align="center" style:justify-single-word="false"/>
      <style:text-properties style:font-name="Times New Roman2" officeooo:paragraph-rsid="002346e4" style:font-name-complex="Times New Roman2"/>
    </style:style>
    <style:style style:name="P86" style:family="paragraph" style:parent-style-name="Standard">
      <style:paragraph-properties fo:text-align="center" style:justify-single-word="false"/>
      <style:text-properties style:font-name="Times New Roman2" style:font-name-complex="Times New Roman2"/>
    </style:style>
    <style:style style:name="P87"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88" style:family="paragraph" style:parent-style-name="Standard">
      <style:paragraph-properties fo:text-align="justify" style:justify-single-word="false"/>
      <style:text-properties style:font-name="Times New Roman2" officeooo:paragraph-rsid="02e47d7f" style:font-name-complex="Times New Roman2"/>
    </style:style>
    <style:style style:name="P89"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0"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1" style:family="paragraph" style:parent-style-name="Text_20_body">
      <style:paragraph-properties fo:text-align="justify" style:justify-single-word="false"/>
      <style:text-properties style:font-name="Times New Roman2" fo:font-size="14pt" style:font-size-asian="14pt" style:font-size-complex="14pt"/>
    </style:style>
    <style:style style:name="P92"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3"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4"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5" style:family="paragraph" style:parent-style-name="Text_20_body">
      <style:paragraph-properties fo:line-height="115%" fo:text-align="justify" style:justify-single-word="false"/>
      <style:text-properties style:font-name="Times New Roman2"/>
    </style:style>
    <style:style style:name="P96" style:family="paragraph" style:parent-style-name="Text_20_body">
      <style:paragraph-properties fo:line-height="115%" fo:text-align="justify" style:justify-single-word="false"/>
      <style:text-properties style:font-name="Times New Roman2" officeooo:paragraph-rsid="03085097"/>
    </style:style>
    <style:style style:name="P97" style:family="paragraph" style:parent-style-name="Text_20_body">
      <style:paragraph-properties fo:line-height="115%" fo:text-align="justify" style:justify-single-word="false"/>
      <style:text-properties style:font-name="Times New Roman2" officeooo:paragraph-rsid="0309f0b2"/>
    </style:style>
    <style:style style:name="P98"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99" style:family="paragraph" style:parent-style-name="Text_20_body">
      <style:paragraph-properties fo:line-height="115%" fo:text-align="justify" style:justify-single-word="false"/>
      <style:text-properties style:font-name="Times New Roman2" officeooo:paragraph-rsid="03115411"/>
    </style:style>
    <style:style style:name="P100"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1"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2" style:family="paragraph" style:parent-style-name="Text_20_body">
      <style:paragraph-properties fo:line-height="115%" fo:text-align="justify" style:justify-single-word="false"/>
      <style:text-properties style:font-name="Times New Roman2" officeooo:paragraph-rsid="0316e473"/>
    </style:style>
    <style:style style:name="P103" style:family="paragraph" style:parent-style-name="Text_20_body">
      <style:paragraph-properties fo:line-height="115%" fo:text-align="justify" style:justify-single-word="false"/>
      <style:text-properties style:font-name="Times New Roman2" officeooo:paragraph-rsid="0318a0a9"/>
    </style:style>
    <style:style style:name="P104" style:family="paragraph" style:parent-style-name="Text_20_body">
      <style:paragraph-properties fo:line-height="115%" fo:text-align="justify" style:justify-single-word="false"/>
      <style:text-properties style:font-name="Times New Roman2" officeooo:paragraph-rsid="031f9222"/>
    </style:style>
    <style:style style:name="P105" style:family="paragraph" style:parent-style-name="Text_20_body">
      <style:paragraph-properties fo:line-height="115%" fo:text-align="justify" style:justify-single-word="false"/>
      <style:text-properties style:font-name="Times New Roman2" officeooo:paragraph-rsid="031fab3e"/>
    </style:style>
    <style:style style:name="P106" style:family="paragraph" style:parent-style-name="Text_20_body">
      <style:paragraph-properties fo:line-height="115%" fo:text-align="justify" style:justify-single-word="false"/>
      <style:text-properties style:font-name="Times New Roman2" officeooo:paragraph-rsid="03262355"/>
    </style:style>
    <style:style style:name="P107" style:family="paragraph" style:parent-style-name="Text_20_body">
      <style:paragraph-properties fo:line-height="115%" fo:text-align="justify" style:justify-single-word="false"/>
      <style:text-properties style:font-name="Times New Roman2" officeooo:paragraph-rsid="032db5db"/>
    </style:style>
    <style:style style:name="P108"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09" style:family="paragraph" style:parent-style-name="Text_20_body">
      <style:paragraph-properties fo:line-height="115%" fo:text-align="justify" style:justify-single-word="false"/>
      <style:text-properties style:font-name="Times New Roman2" officeooo:paragraph-rsid="0334ef29"/>
    </style:style>
    <style:style style:name="P110" style:family="paragraph" style:parent-style-name="Text_20_body">
      <style:paragraph-properties fo:line-height="115%" fo:text-align="justify" style:justify-single-word="false"/>
      <style:text-properties style:font-name="Times New Roman2" officeooo:paragraph-rsid="0337e5b8"/>
    </style:style>
    <style:style style:name="P111" style:family="paragraph" style:parent-style-name="Text_20_body">
      <style:paragraph-properties fo:line-height="115%" fo:text-align="justify" style:justify-single-word="false"/>
      <style:text-properties style:font-name="Times New Roman2" officeooo:paragraph-rsid="0337f942"/>
    </style:style>
    <style:style style:name="P112" style:family="paragraph" style:parent-style-name="Text_20_body">
      <style:paragraph-properties fo:line-height="115%" fo:text-align="justify" style:justify-single-word="false"/>
      <style:text-properties style:font-name="Times New Roman2" officeooo:paragraph-rsid="0344b248"/>
    </style:style>
    <style:style style:name="P113" style:family="paragraph" style:parent-style-name="Text_20_body">
      <style:paragraph-properties fo:line-height="115%" fo:text-align="justify" style:justify-single-word="false"/>
      <style:text-properties style:font-name="Times New Roman2" officeooo:paragraph-rsid="032e613b"/>
    </style:style>
    <style:style style:name="P114" style:family="paragraph" style:parent-style-name="Text_20_body">
      <style:paragraph-properties fo:line-height="115%" fo:text-align="start" style:justify-single-word="false"/>
      <style:text-properties style:font-name="Times New Roman2" officeooo:paragraph-rsid="03115411"/>
    </style:style>
    <style:style style:name="P115" style:family="paragraph" style:parent-style-name="Table_20_Contents">
      <style:text-properties style:font-name="Times New Roman2"/>
    </style:style>
    <style:style style:name="P116"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17"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weight="bold" officeooo:paragraph-rsid="0334ef29" style:font-weight-asian="bold" style:font-weight-complex="bold"/>
    </style:style>
    <style:style style:name="P118"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19"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20"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1"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22" style:family="paragraph" style:parent-style-name="Text_20_body">
      <style:text-properties style:font-name="Times New Roman2" fo:font-size="18pt" officeooo:paragraph-rsid="021ef6e9" style:font-size-asian="18pt" style:font-name-complex="Times New Roman2"/>
    </style:style>
    <style:style style:name="P123" style:family="paragraph" style:parent-style-name="Text_20_body">
      <style:text-properties style:font-name="Times New Roman2"/>
    </style:style>
    <style:style style:name="P124" style:family="paragraph" style:parent-style-name="Text_20_body">
      <style:paragraph-properties fo:text-align="justify" style:justify-single-word="false"/>
      <style:text-properties style:font-name="Times New Roman2"/>
    </style:style>
    <style:style style:name="P125" style:family="paragraph" style:parent-style-name="Table_20_Contents">
      <style:paragraph-properties fo:text-align="justify" style:justify-single-word="false"/>
      <style:text-properties style:font-name="Times New Roman2"/>
    </style:style>
    <style:style style:name="P126" style:family="paragraph" style:parent-style-name="Text_20_body">
      <style:paragraph-properties fo:text-align="justify" style:justify-single-word="false"/>
      <style:text-properties style:font-name="Times New Roman2" officeooo:paragraph-rsid="03374038"/>
    </style:style>
    <style:style style:name="P127" style:family="paragraph" style:parent-style-name="Text_20_body">
      <style:paragraph-properties fo:text-align="justify" style:justify-single-word="false"/>
      <style:text-properties style:font-name="Times New Roman2" officeooo:paragraph-rsid="0339834d"/>
    </style:style>
    <style:style style:name="P128" style:family="paragraph" style:parent-style-name="Table">
      <style:paragraph-properties fo:keep-with-next="always"/>
      <style:text-properties style:font-name="Times New Roman2"/>
    </style:style>
    <style:style style:name="P129" style:family="paragraph" style:parent-style-name="Table_20_Contents">
      <style:paragraph-properties fo:text-align="center" style:justify-single-word="false"/>
      <style:text-properties style:font-name="Times New Roman2" officeooo:rsid="031fd97f" officeooo:paragraph-rsid="031fd97f"/>
    </style:style>
    <style:style style:name="P130" style:family="paragraph" style:parent-style-name="Table_20_Contents">
      <style:paragraph-properties fo:text-align="center" style:justify-single-word="false"/>
      <style:text-properties style:font-name="Times New Roman2"/>
    </style:style>
    <style:style style:name="P131" style:family="paragraph" style:parent-style-name="Table_20_Contents">
      <style:text-properties style:font-name="Times New Roman2" officeooo:rsid="032c2c4d" officeooo:paragraph-rsid="032c2c4d"/>
    </style:style>
    <style:style style:name="P132"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33" style:family="paragraph" style:parent-style-name="Table_20_Contents">
      <style:text-properties style:font-name="Times New Roman2" officeooo:paragraph-rsid="0339834d"/>
    </style:style>
    <style:style style:name="P134" style:family="paragraph" style:parent-style-name="Table_20_Contents">
      <style:paragraph-properties fo:text-align="start" style:justify-single-word="false"/>
      <style:text-properties style:font-name="Times New Roman2"/>
    </style:style>
    <style:style style:name="P135" style:family="paragraph" style:parent-style-name="Table_20_Contents">
      <style:paragraph-properties fo:text-align="start" style:justify-single-word="false"/>
      <style:text-properties style:font-name="Times New Roman2" officeooo:rsid="037873d0" officeooo:paragraph-rsid="037873d0"/>
    </style:style>
    <style:style style:name="P136" style:family="paragraph" style:parent-style-name="Standard">
      <style:paragraph-properties fo:text-align="start" style:justify-single-word="false"/>
    </style:style>
    <style:style style:name="P137"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8" style:family="paragraph" style:parent-style-name="Text_20_body">
      <style:paragraph-properties fo:text-align="center" style:justify-single-word="false"/>
      <style:text-properties fo:font-size="13pt" officeooo:paragraph-rsid="0222132a" style:font-size-asian="13pt" style:font-size-complex="13pt"/>
    </style:style>
    <style:style style:name="P139" style:family="paragraph" style:parent-style-name="Text_20_body">
      <style:paragraph-properties fo:text-align="start" style:justify-single-word="false"/>
      <style:text-properties fo:font-size="13pt" style:font-size-asian="13pt" style:font-size-complex="13pt"/>
    </style:style>
    <style:style style:name="P14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4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42"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43"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4"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5"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46"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47"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48"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49" style:family="paragraph" style:parent-style-name="Text_20_body">
      <style:paragraph-properties fo:line-height="115%" fo:text-align="justify" style:justify-single-word="false"/>
      <style:text-properties officeooo:paragraph-rsid="03085097"/>
    </style:style>
    <style:style style:name="P150"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51" style:family="paragraph" style:parent-style-name="Text_20_body">
      <style:paragraph-properties fo:line-height="115%" fo:text-align="justify" style:justify-single-word="false"/>
      <style:text-properties officeooo:paragraph-rsid="0337f942"/>
    </style:style>
    <style:style style:name="P152" style:family="paragraph" style:parent-style-name="Text_20_body">
      <style:paragraph-properties fo:line-height="115%" fo:text-align="justify" style:justify-single-word="false"/>
      <style:text-properties officeooo:paragraph-rsid="033af53f"/>
    </style:style>
    <style:style style:name="P153" style:family="paragraph" style:parent-style-name="Text_20_body">
      <style:paragraph-properties fo:line-height="115%" fo:text-align="justify" style:justify-single-word="false"/>
      <style:text-properties officeooo:paragraph-rsid="03554e7e"/>
    </style:style>
    <style:style style:name="P154" style:family="paragraph" style:parent-style-name="Text_20_body">
      <style:paragraph-properties fo:line-height="115%" fo:text-align="center" style:justify-single-word="false"/>
      <style:text-properties officeooo:paragraph-rsid="03262355"/>
    </style:style>
    <style:style style:name="P155" style:family="paragraph" style:parent-style-name="Table">
      <style:paragraph-properties fo:keep-with-next="always"/>
    </style:style>
    <style:style style:name="P156"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57"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58"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paragraph-properties fo:text-align="justify" style:justify-single-word="false"/>
    </style:style>
    <style:style style:name="P212" style:family="paragraph" style:parent-style-name="Table_20_Contents">
      <style:paragraph-properties fo:text-align="justify" style:justify-single-word="false"/>
    </style:style>
    <style:style style:name="P213" style:family="paragraph" style:parent-style-name="Table_20_Contents">
      <style:paragraph-properties fo:text-align="justify" style:justify-single-word="false"/>
      <style:text-properties officeooo:paragraph-rsid="0334d2db"/>
    </style:style>
    <style:style style:name="P214" style:family="paragraph" style:parent-style-name="Table_20_Contents">
      <style:paragraph-properties fo:text-align="center" style:justify-single-word="false"/>
      <style:text-properties officeooo:rsid="0334d2db" officeooo:paragraph-rsid="0334d2db"/>
    </style:style>
    <style:style style:name="P215" style:family="paragraph" style:parent-style-name="Text_20_body">
      <style:text-properties officeooo:paragraph-rsid="033af53f"/>
    </style:style>
    <style:style style:name="P216" style:family="paragraph" style:parent-style-name="Contents_20_1">
      <style:paragraph-properties>
        <style:tab-stops>
          <style:tab-stop style:position="6.6953in" style:type="right" style:leader-style="dotted" style:leader-text="."/>
        </style:tab-stops>
      </style:paragraph-properties>
    </style:style>
    <style:style style:name="P217" style:family="paragraph" style:parent-style-name="Figure_20_Index_20_1">
      <style:paragraph-properties>
        <style:tab-stops>
          <style:tab-stop style:position="6.6953in" style:type="right" style:leader-style="dotted" style:leader-text="."/>
        </style:tab-stops>
      </style:paragraph-properties>
    </style:style>
    <style:style style:name="P218" style:family="paragraph" style:parent-style-name="Table_20_index_20_1">
      <style:paragraph-properties>
        <style:tab-stops>
          <style:tab-stop style:position="6.6953in" style:type="right" style:leader-style="dotted" style:leader-text="."/>
        </style:tab-stops>
      </style:paragraph-properties>
    </style:style>
    <style:style style:name="P219" style:family="paragraph" style:parent-style-name="Contents_20_2">
      <style:paragraph-properties>
        <style:tab-stops>
          <style:tab-stop style:position="6.4984in" style:type="right" style:leader-style="dotted" style:leader-text="."/>
        </style:tab-stops>
      </style:paragraph-properties>
    </style:style>
    <style:style style:name="P220" style:family="paragraph" style:parent-style-name="Contents_20_3">
      <style:paragraph-properties>
        <style:tab-stops>
          <style:tab-stop style:position="6.302in" style:type="right" style:leader-style="dotted" style:leader-text="."/>
        </style:tab-stops>
      </style:paragraph-properties>
    </style:style>
    <style:style style:name="P221" style:family="paragraph" style:parent-style-name="Standard" style:master-page-name="cover_20_page">
      <style:paragraph-properties style:page-number="auto"/>
      <style:text-properties style:font-name="Times New Roman1"/>
    </style:style>
    <style:style style:name="P222" style:family="paragraph" style:parent-style-name="Figure">
      <style:paragraph-properties fo:text-align="center" style:justify-single-word="false"/>
    </style:style>
    <style:style style:name="P223"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24"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225"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26"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227" style:family="paragraph" style:parent-style-name="Heading_20_1">
      <style:paragraph-properties fo:text-align="center" style:justify-single-word="false"/>
      <style:text-properties style:font-name="Times New Roman2" fo:font-size="14pt" style:font-size-asian="14pt" style:font-size-complex="14pt"/>
    </style:style>
    <style:style style:name="P228"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29"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30"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31"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32" style:family="paragraph" style:parent-style-name="Heading_20_1">
      <style:paragraph-properties fo:line-height="115%" fo:text-align="center" style:justify-single-word="false"/>
      <style:text-properties officeooo:paragraph-rsid="02a764e8"/>
    </style:style>
    <style:style style:name="P233" style:family="paragraph" style:parent-style-name="Heading_20_2">
      <style:paragraph-properties fo:line-height="115%"/>
      <style:text-properties style:font-name="Times New Roman2" fo:font-size="12pt" style:font-size-asian="12pt" style:font-size-complex="12pt"/>
    </style:style>
    <style:style style:name="P234"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35"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36"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37" style:family="paragraph" style:parent-style-name="Heading_20_2">
      <style:paragraph-properties fo:line-height="115%"/>
      <style:text-properties style:font-name="Times New Roman2" fo:font-size="12pt" officeooo:paragraph-rsid="0257bc30" style:font-size-asian="12pt" style:font-size-complex="12pt"/>
    </style:style>
    <style:style style:name="P238" style:family="paragraph" style:parent-style-name="Heading_20_2">
      <style:paragraph-properties fo:line-height="115%"/>
      <style:text-properties style:font-name="Times New Roman2" fo:font-size="12pt" officeooo:paragraph-rsid="0273aa59" style:font-size-asian="12pt" style:font-size-complex="12pt"/>
    </style:style>
    <style:style style:name="P239" style:family="paragraph" style:parent-style-name="Heading_20_2">
      <style:paragraph-properties fo:line-height="115%"/>
      <style:text-properties style:font-name="Times New Roman2" fo:font-size="12pt" officeooo:paragraph-rsid="0337f942" style:font-size-asian="12pt" style:font-size-complex="12pt"/>
    </style:style>
    <style:style style:name="P240" style:family="paragraph" style:parent-style-name="Heading_20_2">
      <style:paragraph-properties fo:line-height="100%"/>
      <style:text-properties style:font-name="Times New Roman2" fo:font-size="12pt" officeooo:paragraph-rsid="024bbd5a" style:font-size-asian="12pt" style:font-size-complex="12pt"/>
    </style:style>
    <style:style style:name="P241" style:family="paragraph" style:parent-style-name="Heading_20_2">
      <style:text-properties style:font-name="Times New Roman2" fo:font-size="12pt" style:font-size-asian="12pt" style:font-size-complex="12pt"/>
    </style:style>
    <style:style style:name="P242"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43"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44" style:family="paragraph" style:parent-style-name="Heading_20_2">
      <style:paragraph-properties fo:text-align="start" style:justify-single-word="false"/>
      <style:text-properties style:font-name="Times New Roman2" fo:font-size="12pt" style:font-size-asian="12pt" style:font-size-complex="12pt"/>
    </style:style>
    <style:style style:name="P245"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46"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47" style:family="paragraph" style:parent-style-name="Heading_20_3">
      <style:paragraph-properties fo:line-height="115%"/>
      <style:text-properties style:font-name="Times New Roman2" fo:font-size="12pt" officeooo:paragraph-rsid="031b5ff6" style:font-size-asian="12pt" style:font-size-complex="12pt"/>
    </style:style>
    <style:style style:name="P248" style:family="paragraph" style:parent-style-name="Heading_20_3">
      <style:paragraph-properties fo:line-height="115%"/>
      <style:text-properties style:font-name="Times New Roman2" fo:font-size="12pt" officeooo:paragraph-rsid="031bd14a" style:font-size-asian="12pt" style:font-size-complex="12pt"/>
    </style:style>
    <style:style style:name="P249"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50" style:family="paragraph" style:parent-style-name="Heading_20_3">
      <style:text-properties style:font-name="Times New Roman2" fo:font-size="12pt" officeooo:paragraph-rsid="031b5ff6" style:font-size-asian="12pt" style:font-size-complex="12pt"/>
    </style:style>
    <style:style style:name="P251" style:family="paragraph" style:parent-style-name="Heading_20_3">
      <style:text-properties style:font-name="Times New Roman2" fo:font-size="12pt" officeooo:paragraph-rsid="031c0f52" style:font-size-asian="12pt" style:font-size-complex="12pt"/>
    </style:style>
    <style:style style:name="P252" style:family="paragraph" style:parent-style-name="Heading_20_3">
      <style:text-properties style:font-name="Times New Roman2" fo:font-size="12pt" officeooo:paragraph-rsid="031cf543" style:font-size-asian="12pt" style:font-size-complex="12pt"/>
    </style:style>
    <style:style style:name="P253" style:family="paragraph" style:parent-style-name="Heading_20_3">
      <style:text-properties style:font-name="Times New Roman2" fo:font-size="12pt" style:font-size-asian="12pt" style:font-size-complex="12pt"/>
    </style:style>
    <style:style style:name="P254"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55"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56"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57"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58"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59" style:family="paragraph" style:parent-style-name="Heading_20_3">
      <style:paragraph-properties fo:line-height="100%"/>
      <style:text-properties style:font-name="Times New Roman2" fo:font-size="12pt" officeooo:paragraph-rsid="0273aa59" style:font-size-asian="12pt" style:font-size-complex="12pt"/>
    </style:style>
    <style:style style:name="P260"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61" style:family="paragraph" style:parent-style-name="Heading_20_3">
      <style:paragraph-properties fo:text-align="justify" style:justify-single-word="false"/>
      <style:text-properties style:font-name="Times New Roman2" fo:font-size="12pt" style:font-size-asian="12pt" style:font-size-complex="12pt"/>
    </style:style>
    <style:style style:name="P262" style:family="paragraph" style:parent-style-name="Heading_20_3">
      <style:paragraph-properties fo:line-height="115%"/>
      <style:text-properties officeooo:paragraph-rsid="031b5ff6"/>
    </style:style>
    <style:style style:name="P263"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72"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73"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74"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75"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76"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77"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78"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79"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80"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81"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82"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3"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4"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5"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86" style:family="paragraph" style:parent-style-name="Text_20_body" style:list-style-name="L54">
      <style:paragraph-properties fo:line-height="100%" fo:text-align="justify" style:justify-single-word="false"/>
      <style:text-properties style:font-name="Times New Roman2" officeooo:rsid="02707bf6" officeooo:paragraph-rsid="028d9ef9"/>
    </style:style>
    <style:style style:name="P287"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88" style:family="paragraph" style:parent-style-name="Text_20_body" style:list-style-name="L20">
      <style:paragraph-properties fo:line-height="100%" fo:text-align="justify" style:justify-single-word="false"/>
      <style:text-properties style:font-name="Times New Roman2" officeooo:paragraph-rsid="029331d5"/>
    </style:style>
    <style:style style:name="P289" style:family="paragraph" style:parent-style-name="Text_20_body" style:list-style-name="L54">
      <style:paragraph-properties fo:line-height="100%" fo:text-align="justify" style:justify-single-word="false"/>
      <style:text-properties style:font-name="Times New Roman2" officeooo:paragraph-rsid="028d9ef9"/>
    </style:style>
    <style:style style:name="P290"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91"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2" style:family="paragraph" style:parent-style-name="Text_20_body" style:list-style-name="L54">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3"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4" style:family="paragraph" style:parent-style-name="Text_20_body" style:list-style-name="L54">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95"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96" style:family="paragraph" style:parent-style-name="Text_20_body" style:list-style-name="L54">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97"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98"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99" style:family="paragraph" style:parent-style-name="Text_20_body" style:list-style-name="L54">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300"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01"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2"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303"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304" style:family="paragraph" style:parent-style-name="Text_20_body" style:list-style-name="L53">
      <style:paragraph-properties fo:line-height="100%" fo:text-align="justify" style:justify-single-word="false"/>
      <style:text-properties style:font-name="Times New Roman2" fo:font-size="12pt" officeooo:paragraph-rsid="02a3ee99" style:font-size-asian="12pt" style:font-size-complex="12pt"/>
    </style:style>
    <style:style style:name="P305"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306"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307"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308" style:family="paragraph" style:parent-style-name="Text_20_body" style:list-style-name="L22">
      <style:paragraph-properties fo:line-height="115%" fo:text-align="start" style:justify-single-word="false"/>
      <style:text-properties style:font-name="Times New Roman2" officeooo:paragraph-rsid="03115411"/>
    </style:style>
    <style:style style:name="P309" style:family="paragraph" style:parent-style-name="Text_20_body" style:list-style-name="L23">
      <style:paragraph-properties fo:line-height="115%" fo:text-align="justify" style:justify-single-word="false"/>
      <style:text-properties style:font-name="Times New Roman2" officeooo:paragraph-rsid="031f9222"/>
    </style:style>
    <style:style style:name="P310" style:family="paragraph" style:parent-style-name="Text_20_body" style:list-style-name="L24">
      <style:paragraph-properties fo:line-height="115%" fo:text-align="justify" style:justify-single-word="false"/>
      <style:text-properties style:font-name="Times New Roman2" officeooo:paragraph-rsid="031f9222"/>
    </style:style>
    <style:style style:name="P311"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2"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3" style:family="paragraph" style:parent-style-name="Text_20_body" style:list-style-name="L27">
      <style:paragraph-properties fo:line-height="115%" fo:text-align="justify" style:justify-single-word="false"/>
      <style:text-properties style:font-name="Times New Roman2" officeooo:paragraph-rsid="031fab3e"/>
    </style:style>
    <style:style style:name="P314"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5" style:family="paragraph" style:parent-style-name="Text_20_body" style:list-style-name="L29">
      <style:paragraph-properties fo:line-height="115%" fo:text-align="justify" style:justify-single-word="false"/>
      <style:text-properties style:font-name="Times New Roman2" officeooo:paragraph-rsid="031fab3e"/>
    </style:style>
    <style:style style:name="P316" style:family="paragraph" style:parent-style-name="Text_20_body" style:list-style-name="L32">
      <style:paragraph-properties fo:line-height="115%" fo:text-align="justify" style:justify-single-word="false"/>
      <style:text-properties style:font-name="Times New Roman2" officeooo:paragraph-rsid="032db5db"/>
    </style:style>
    <style:style style:name="P317" style:family="paragraph" style:parent-style-name="Text_20_body" style:list-style-name="L33">
      <style:paragraph-properties fo:line-height="115%" fo:text-align="justify" style:justify-single-word="false"/>
      <style:text-properties style:font-name="Times New Roman2" officeooo:paragraph-rsid="0375a8eb"/>
    </style:style>
    <style:style style:name="P318" style:family="paragraph" style:parent-style-name="Text_20_body" style:list-style-name="L35">
      <style:paragraph-properties fo:line-height="115%" fo:text-align="justify" style:justify-single-word="false"/>
      <style:text-properties style:font-name="Times New Roman2" officeooo:paragraph-rsid="032e613b"/>
    </style:style>
    <style:style style:name="P319" style:family="paragraph" style:parent-style-name="Text_20_body" style:list-style-name="L36">
      <style:paragraph-properties fo:line-height="115%" fo:text-align="justify" style:justify-single-word="false"/>
      <style:text-properties style:font-name="Times New Roman2" officeooo:paragraph-rsid="032e613b"/>
    </style:style>
    <style:style style:name="P320"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1" style:family="paragraph" style:parent-style-name="Text_20_body" style:list-style-name="L39">
      <style:paragraph-properties fo:line-height="115%" fo:text-align="justify" style:justify-single-word="false"/>
      <style:text-properties style:font-name="Times New Roman2" officeooo:paragraph-rsid="0334ef29"/>
    </style:style>
    <style:style style:name="P322" style:family="paragraph" style:parent-style-name="Text_20_body" style:list-style-name="L40">
      <style:paragraph-properties fo:line-height="115%" fo:text-align="justify" style:justify-single-word="false"/>
      <style:text-properties style:font-name="Times New Roman2" officeooo:paragraph-rsid="0334ef29"/>
    </style:style>
    <style:style style:name="P323" style:family="paragraph" style:parent-style-name="Text_20_body" style:list-style-name="L41">
      <style:paragraph-properties fo:line-height="115%" fo:text-align="justify" style:justify-single-word="false"/>
      <style:text-properties style:font-name="Times New Roman2" officeooo:paragraph-rsid="0334ef29"/>
    </style:style>
    <style:style style:name="P324" style:family="paragraph" style:parent-style-name="Text_20_body" style:list-style-name="L42">
      <style:paragraph-properties fo:line-height="115%" fo:text-align="justify" style:justify-single-word="false"/>
      <style:text-properties style:font-name="Times New Roman2" officeooo:paragraph-rsid="0334ef29"/>
    </style:style>
    <style:style style:name="P325" style:family="paragraph" style:parent-style-name="Text_20_body" style:list-style-name="L46">
      <style:paragraph-properties fo:line-height="115%" fo:text-align="justify" style:justify-single-word="false"/>
      <style:text-properties style:font-name="Times New Roman2" officeooo:paragraph-rsid="0337e5b8"/>
    </style:style>
    <style:style style:name="P326" style:family="paragraph" style:parent-style-name="Text_20_body" style:list-style-name="L47">
      <style:paragraph-properties fo:line-height="115%" fo:text-align="justify" style:justify-single-word="false"/>
      <style:text-properties style:font-name="Times New Roman2" officeooo:paragraph-rsid="0337e5b8"/>
    </style:style>
    <style:style style:name="P327"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28"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29"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30" style:family="paragraph" style:parent-style-name="Text_20_body" style:list-style-name="L34">
      <style:paragraph-properties fo:text-align="justify" style:justify-single-word="false"/>
      <style:text-properties style:font-name="Times New Roman2"/>
    </style:style>
    <style:style style:name="P331" style:family="paragraph" style:parent-style-name="Text_20_body" style:list-style-name="L37">
      <style:paragraph-properties fo:text-align="justify" style:justify-single-word="false"/>
      <style:text-properties style:font-name="Times New Roman2"/>
    </style:style>
    <style:style style:name="P332" style:family="paragraph" style:parent-style-name="Text_20_body" style:list-style-name="L43">
      <style:paragraph-properties fo:text-align="justify" style:justify-single-word="false"/>
      <style:text-properties style:font-name="Times New Roman2" officeooo:paragraph-rsid="03374038"/>
    </style:style>
    <style:style style:name="P333" style:family="paragraph" style:parent-style-name="Text_20_body" style:list-style-name="L44">
      <style:paragraph-properties fo:text-align="justify" style:justify-single-word="false"/>
      <style:text-properties style:font-name="Times New Roman2" officeooo:paragraph-rsid="03374038"/>
    </style:style>
    <style:style style:name="P334" style:family="paragraph" style:parent-style-name="Text_20_body" style:list-style-name="L45">
      <style:paragraph-properties fo:text-align="justify" style:justify-single-word="false"/>
      <style:text-properties style:font-name="Times New Roman2" officeooo:paragraph-rsid="03374038"/>
    </style:style>
    <style:style style:name="P335" style:family="paragraph" style:parent-style-name="Text_20_body" style:list-style-name="L53">
      <style:paragraph-properties fo:text-align="justify" style:justify-single-word="false"/>
      <style:text-properties style:font-name="Times New Roman2" officeooo:paragraph-rsid="0345f36e"/>
    </style:style>
    <style:style style:name="P336"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37"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38"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39"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40" style:family="paragraph" style:parent-style-name="Text_20_body" style:list-style-name="L39">
      <style:paragraph-properties fo:line-height="115%" fo:text-align="justify" style:justify-single-word="false"/>
      <style:text-properties style:font-name="Times New Roman2" officeooo:rsid="0344b248" officeooo:paragraph-rsid="0344b248"/>
    </style:style>
    <style:style style:name="P341" style:family="paragraph" style:parent-style-name="Text_20_body" style:list-style-name="L53">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42" style:family="paragraph" style:parent-style-name="Text_20_body" style:list-style-name="L20">
      <style:paragraph-properties fo:line-height="100%" fo:text-align="justify" style:justify-single-word="false"/>
      <style:text-properties officeooo:paragraph-rsid="02707bf6"/>
    </style:style>
    <style:style style:name="P343" style:family="paragraph" style:parent-style-name="Text_20_body" style:list-style-name="L20">
      <style:paragraph-properties fo:line-height="100%" fo:text-align="justify" style:justify-single-word="false"/>
      <style:text-properties officeooo:paragraph-rsid="0294a2e0"/>
    </style:style>
    <style:style style:name="P344" style:family="paragraph" style:parent-style-name="Text_20_body" style:list-style-name="L30">
      <style:paragraph-properties fo:margin-top="0in" fo:margin-bottom="0in" style:contextual-spacing="false"/>
    </style:style>
    <style:style style:name="P345" style:family="paragraph" style:parent-style-name="Text_20_body" style:list-style-name="L30">
      <style:paragraph-properties fo:margin-top="0in" fo:margin-bottom="0in" style:contextual-spacing="false"/>
      <style:text-properties officeooo:paragraph-rsid="0359f10a"/>
    </style:style>
    <style:style style:name="P346" style:family="paragraph" style:parent-style-name="Text_20_body" style:list-style-name="L30">
      <style:text-properties officeooo:paragraph-rsid="0359f10a"/>
    </style:style>
    <style:style style:name="P347" style:family="paragraph" style:parent-style-name="Text_20_body" style:list-style-name="L31"/>
    <style:style style:name="P348" style:family="paragraph" style:parent-style-name="Text_20_body" style:list-style-name="L31">
      <style:paragraph-properties fo:margin-top="0in" fo:margin-bottom="0in" style:contextual-spacing="false"/>
    </style:style>
    <style:style style:name="P349" style:family="paragraph" style:parent-style-name="Text_20_body" style:list-style-name="L31">
      <style:text-properties officeooo:rsid="0399d605" officeooo:paragraph-rsid="0399d605"/>
    </style:style>
    <style:style style:name="P350" style:family="paragraph" style:parent-style-name="Text_20_body" style:list-style-name="L48">
      <style:paragraph-properties fo:line-height="115%" fo:text-align="justify" style:justify-single-word="false"/>
      <style:text-properties officeooo:paragraph-rsid="033af53f"/>
    </style:style>
    <style:style style:name="P351" style:family="paragraph" style:parent-style-name="Text_20_body" style:list-style-name="L49">
      <style:text-properties officeooo:paragraph-rsid="033af53f"/>
    </style:style>
    <style:style style:name="P352" style:family="paragraph" style:parent-style-name="Text_20_body" style:list-style-name="L50">
      <style:text-properties officeooo:paragraph-rsid="033af53f"/>
    </style:style>
    <style:style style:name="P353" style:family="paragraph" style:parent-style-name="Text_20_body" style:list-style-name="L51">
      <style:text-properties officeooo:paragraph-rsid="033af53f"/>
    </style:style>
    <style:style style:name="P354" style:family="paragraph" style:parent-style-name="Text_20_body" style:list-style-name="L52">
      <style:text-properties officeooo:paragraph-rsid="033af53f"/>
    </style:style>
    <style:style style:name="P355" style:family="paragraph" style:parent-style-name="Text_20_body" style:list-style-name="L54">
      <style:paragraph-properties fo:line-height="100%" fo:text-align="justify" style:justify-single-word="false"/>
      <style:text-properties officeooo:rsid="02707bf6" officeooo:paragraph-rsid="02a5ec5c"/>
    </style:style>
    <style:style style:name="P356" style:family="paragraph" style:parent-style-name="Text_20_body" style:list-style-name="L54">
      <style:paragraph-properties fo:line-height="100%" fo:text-align="justify" style:justify-single-word="false"/>
      <style:text-properties fo:font-weight="bold" officeooo:rsid="02913ec2" officeooo:paragraph-rsid="02913ec2" style:font-weight-asian="bold" style:font-weight-complex="bold"/>
    </style:style>
    <style:style style:name="P357" style:family="paragraph">
      <style:paragraph-properties fo:text-align="center"/>
    </style:style>
    <style:style style:name="P358"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4161ac" style:font-weight-asian="bold" style:font-weight-complex="bold"/>
    </style:style>
    <style:style style:name="T13" style:family="text">
      <style:text-properties fo:font-weight="bold" officeooo:rsid="03525100" style:font-weight-asian="bold" style:font-weight-complex="bold"/>
    </style:style>
    <style:style style:name="T14" style:family="text">
      <style:text-properties fo:font-weight="bold" style:font-name-asian="Noto Sans CJK SC" style:font-weight-asian="bold" style:font-name-complex="Lohit Devanagari1" style:font-weight-complex="bold"/>
    </style:style>
    <style:style style:name="T15" style:family="text">
      <style:text-properties fo:font-weight="bold" officeooo:rsid="00688edf" style:font-name-asian="Noto Sans CJK SC" style:font-weight-asian="bold" style:font-name-complex="Lohit Devanagari1" style:font-weight-complex="bold"/>
    </style:style>
    <style:style style:name="T16" style:family="text">
      <style:text-properties fo:font-weight="bold" officeooo:rsid="0225b5b7" style:font-name-asian="Noto Sans CJK SC" style:font-weight-asian="bold" style:font-name-complex="Lohit Devanagari1" style:font-weight-complex="bold"/>
    </style:style>
    <style:style style:name="T17" style:family="text">
      <style:text-properties fo:font-weight="bold" officeooo:rsid="02279cb5" style:font-name-asian="Noto Sans CJK SC" style:font-weight-asian="bold" style:font-name-complex="Lohit Devanagari1" style:font-weight-complex="bold"/>
    </style:style>
    <style:style style:name="T18" style:family="text">
      <style:text-properties fo:font-weight="bold" style:font-name-asian="Nyala" style:font-weight-asian="bold" style:font-weight-complex="bold"/>
    </style:style>
    <style:style style:name="T19" style:family="text">
      <style:text-properties officeooo:rsid="0306cb4f"/>
    </style:style>
    <style:style style:name="T20" style:family="text">
      <style:text-properties officeooo:rsid="0222864b"/>
    </style:style>
    <style:style style:name="T21" style:family="text">
      <style:text-properties officeooo:rsid="008e7ad4"/>
    </style:style>
    <style:style style:name="T22" style:family="text">
      <style:text-properties officeooo:rsid="0088a917"/>
    </style:style>
    <style:style style:name="T23" style:family="text">
      <style:text-properties officeooo:rsid="0081f871"/>
    </style:style>
    <style:style style:name="T24" style:family="text">
      <style:text-properties officeooo:rsid="0085c895"/>
    </style:style>
    <style:style style:name="T25" style:family="text">
      <style:text-properties style:text-underline-style="solid" style:text-underline-width="auto" style:text-underline-color="font-color" fo:font-weight="bold" officeooo:rsid="021ef6e9" style:font-name-asian="Nyala" style:font-weight-asian="bold" style:font-weight-complex="bold"/>
    </style:style>
    <style:style style:name="T26" style:family="text">
      <style:text-properties style:text-underline-style="solid" style:text-underline-width="auto" style:text-underline-color="font-color" fo:font-weight="bold" officeooo:rsid="02218173" style:font-weight-asian="bold" style:font-weight-complex="bold"/>
    </style:style>
    <style:style style:name="T27" style:family="text">
      <style:text-properties style:text-underline-style="solid" style:text-underline-width="auto" style:text-underline-color="font-color" fo:font-weight="bold" officeooo:rsid="02221fde" style:font-weight-asian="bold" style:font-weight-complex="bold"/>
    </style:style>
    <style:style style:name="T28" style:family="text">
      <style:text-properties style:text-underline-style="solid" style:text-underline-width="auto" style:text-underline-color="font-color" fo:font-weight="bold" officeooo:rsid="0304e7ba" style:font-weight-asian="bold" style:font-weight-complex="bold"/>
    </style:style>
    <style:style style:name="T29" style:family="text">
      <style:text-properties style:text-underline-style="none"/>
    </style:style>
    <style:style style:name="T30" style:family="text">
      <style:text-properties style:text-underline-style="none" fo:font-weight="bold" officeooo:rsid="02221fde" style:font-weight-asian="bold" style:font-weight-complex="bold"/>
    </style:style>
    <style:style style:name="T31" style:family="text">
      <style:text-properties fo:font-size="15pt" style:text-underline-style="none" fo:font-weight="normal" officeooo:rsid="02e47d7f" style:font-size-asian="13.1000003814697pt" style:font-weight-asian="normal" style:font-size-complex="15pt" style:font-weight-complex="normal"/>
    </style:style>
    <style:style style:name="T32" style:family="text">
      <style:text-properties fo:font-size="15pt" style:text-underline-style="none" fo:font-weight="bold" officeooo:rsid="030298e2" style:font-size-asian="13.1000003814697pt" style:font-weight-asian="bold" style:font-size-complex="15pt" style:font-weight-complex="bold"/>
    </style:style>
    <style:style style:name="T33" style:family="text">
      <style:text-properties officeooo:rsid="021ef6e9"/>
    </style:style>
    <style:style style:name="T34" style:family="text">
      <style:text-properties officeooo:rsid="02218173"/>
    </style:style>
    <style:style style:name="T35"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6"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7"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8" style:family="text">
      <style:text-properties style:font-name="Times New Roman2"/>
    </style:style>
    <style:style style:name="T39" style:family="text">
      <style:text-properties style:font-name="Times New Roman2" fo:font-size="12pt" style:font-size-asian="12pt" style:font-name-complex="Times New Roman3" style:font-size-complex="12pt"/>
    </style:style>
    <style:style style:name="T40" style:family="text">
      <style:text-properties style:font-name="Times New Roman2" fo:font-size="12pt" style:font-size-asian="12pt" style:font-size-complex="12pt"/>
    </style:style>
    <style:style style:name="T41" style:family="text">
      <style:text-properties style:font-name="Times New Roman2" fo:font-size="12pt" officeooo:rsid="033af53f" style:font-size-asian="12pt" style:font-size-complex="12pt"/>
    </style:style>
    <style:style style:name="T42"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3"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4" style:family="text">
      <style:text-properties style:font-name="Times New Roman2" fo:font-weight="bold" officeooo:rsid="02707bf6" style:font-weight-asian="bold" style:font-weight-complex="bold"/>
    </style:style>
    <style:style style:name="T45" style:family="text">
      <style:text-properties style:font-name="Times New Roman2" fo:font-weight="bold" officeooo:rsid="0271cb9f" style:font-weight-asian="bold" style:font-weight-complex="bold"/>
    </style:style>
    <style:style style:name="T46" style:family="text">
      <style:text-properties style:font-name="Times New Roman2" fo:font-weight="bold" officeooo:rsid="028d9ef9" style:font-weight-asian="bold" style:font-weight-complex="bold"/>
    </style:style>
    <style:style style:name="T47" style:family="text">
      <style:text-properties style:font-name="Times New Roman2" fo:font-weight="bold" officeooo:rsid="02a5ec5c" style:font-weight-asian="bold" style:font-weight-complex="bold"/>
    </style:style>
    <style:style style:name="T48" style:family="text">
      <style:text-properties style:font-name="Times New Roman2" fo:font-weight="bold" officeooo:rsid="0309f0b2" style:font-weight-asian="bold" style:font-weight-complex="bold"/>
    </style:style>
    <style:style style:name="T49" style:family="text">
      <style:text-properties style:font-name="Times New Roman2" fo:font-weight="normal" style:font-weight-asian="normal" style:font-weight-complex="normal"/>
    </style:style>
    <style:style style:name="T50" style:family="text">
      <style:text-properties style:font-name="Times New Roman2" fo:font-weight="normal" officeooo:rsid="0271cb9f" style:font-weight-asian="normal" style:font-weight-complex="normal"/>
    </style:style>
    <style:style style:name="T51" style:family="text">
      <style:text-properties style:font-name="Times New Roman2" fo:font-weight="normal" officeooo:rsid="028d9ef9" style:font-weight-asian="normal" style:font-weight-complex="normal"/>
    </style:style>
    <style:style style:name="T52" style:family="text">
      <style:text-properties style:font-name="Times New Roman2" fo:font-weight="normal" officeooo:rsid="0294a2e0" style:font-weight-asian="normal" style:font-weight-complex="normal"/>
    </style:style>
    <style:style style:name="T53" style:family="text">
      <style:text-properties style:font-name="Times New Roman2" fo:font-weight="normal" officeooo:rsid="02d48f7b" style:font-weight-asian="normal" style:font-weight-complex="normal"/>
    </style:style>
    <style:style style:name="T54" style:family="text">
      <style:text-properties style:font-name="Times New Roman2" officeooo:rsid="028d9ef9"/>
    </style:style>
    <style:style style:name="T55"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6"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7" style:family="text">
      <style:text-properties style:font-name="Times New Roman2" officeooo:rsid="02d48f7b"/>
    </style:style>
    <style:style style:name="T58" style:family="text">
      <style:text-properties fo:font-weight="normal" style:font-weight-asian="normal" style:font-weight-complex="normal"/>
    </style:style>
    <style:style style:name="T59" style:family="text">
      <style:text-properties fo:font-weight="normal" officeooo:rsid="0271cb9f" style:font-weight-asian="normal" style:font-weight-complex="normal"/>
    </style:style>
    <style:style style:name="T60" style:family="text">
      <style:text-properties fo:font-weight="normal" officeooo:rsid="028d9ef9" style:font-weight-asian="normal" style:font-weight-complex="normal"/>
    </style:style>
    <style:style style:name="T61" style:family="text">
      <style:text-properties fo:font-weight="normal" officeooo:rsid="028e3ba5" style:font-weight-asian="normal" style:font-weight-complex="normal"/>
    </style:style>
    <style:style style:name="T62" style:family="text">
      <style:text-properties fo:font-weight="normal" officeooo:rsid="029331d5" style:font-weight-asian="normal" style:font-weight-complex="normal"/>
    </style:style>
    <style:style style:name="T63" style:family="text">
      <style:text-properties fo:font-weight="normal" officeooo:rsid="02d2cfbd" style:font-weight-asian="normal" style:font-weight-complex="normal"/>
    </style:style>
    <style:style style:name="T64" style:family="text">
      <style:text-properties fo:font-weight="normal" officeooo:rsid="02d3091d" style:font-weight-asian="normal" style:font-weight-complex="normal"/>
    </style:style>
    <style:style style:name="T65" style:family="text">
      <style:text-properties fo:font-weight="normal" officeooo:rsid="02d48f7b" style:font-weight-asian="normal" style:font-weight-complex="normal"/>
    </style:style>
    <style:style style:name="T66" style:family="text">
      <style:text-properties fo:font-weight="normal" officeooo:rsid="034161ac" style:font-weight-asian="normal" style:font-weight-complex="normal"/>
    </style:style>
    <style:style style:name="T67" style:family="text">
      <style:text-properties fo:font-size="12pt" style:font-size-asian="12pt" style:font-size-complex="12pt"/>
    </style:style>
    <style:style style:name="T68" style:family="text">
      <style:text-properties fo:font-size="12pt" officeooo:rsid="0273aa59" style:font-size-asian="12pt" style:font-size-complex="12pt"/>
    </style:style>
    <style:style style:name="T69" style:family="text">
      <style:text-properties fo:font-size="12pt" officeooo:rsid="0337e5b8" style:font-size-asian="12pt" style:font-size-complex="12pt"/>
    </style:style>
    <style:style style:name="T70" style:family="text">
      <style:text-properties fo:font-size="12pt" officeooo:rsid="0337f942" style:font-size-asian="12pt" style:font-size-complex="12pt"/>
    </style:style>
    <style:style style:name="T71"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2"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3" style:family="text">
      <style:text-properties fo:font-size="12pt" officeooo:rsid="030e7f6a" style:font-size-asian="10.5pt" style:font-size-complex="12pt"/>
    </style:style>
    <style:style style:name="T74" style:family="text">
      <style:text-properties fo:font-size="12pt" officeooo:rsid="0310027e" style:font-size-asian="10.5pt" style:font-size-complex="12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23b09e7" style:font-size-asian="12pt" style:font-weight-asian="bold" style:font-size-complex="12pt" style:font-weight-complex="bold"/>
    </style:style>
    <style:style style:name="T77" style:family="text">
      <style:text-properties officeooo:rsid="0271cb9f"/>
    </style:style>
    <style:style style:name="T78" style:family="text">
      <style:text-properties officeooo:rsid="028d9ef9"/>
    </style:style>
    <style:style style:name="T79" style:family="text">
      <style:text-properties officeooo:rsid="028e3ba5"/>
    </style:style>
    <style:style style:name="T80" style:family="text">
      <style:text-properties officeooo:rsid="02d3091d"/>
    </style:style>
    <style:style style:name="T81" style:family="text">
      <style:text-properties officeooo:rsid="030298e2"/>
    </style:style>
    <style:style style:name="T82" style:family="text">
      <style:text-properties officeooo:rsid="0306a2f0"/>
    </style:style>
    <style:style style:name="T83" style:family="text">
      <style:text-properties officeooo:rsid="030adc55"/>
    </style:style>
    <style:style style:name="T84" style:family="text">
      <style:text-properties officeooo:rsid="030c0f25"/>
    </style:style>
    <style:style style:name="T85" style:family="text">
      <style:text-properties officeooo:rsid="03115411"/>
    </style:style>
    <style:style style:name="T86" style:family="text">
      <style:text-properties officeooo:rsid="03134f00"/>
    </style:style>
    <style:style style:name="T87" style:family="text">
      <style:text-properties officeooo:rsid="0316e473"/>
    </style:style>
    <style:style style:name="T88" style:family="text">
      <style:text-properties officeooo:rsid="0318a0a9"/>
    </style:style>
    <style:style style:name="T89" style:family="text">
      <style:text-properties officeooo:rsid="031b5ff6"/>
    </style:style>
    <style:style style:name="T90" style:family="text">
      <style:text-properties officeooo:rsid="031f9222"/>
    </style:style>
    <style:style style:name="T91" style:family="text">
      <style:text-properties officeooo:rsid="031fab3e"/>
    </style:style>
    <style:style style:name="T92" style:family="text">
      <style:text-properties officeooo:rsid="031fd97f"/>
    </style:style>
    <style:style style:name="T93" style:family="text">
      <style:text-properties officeooo:rsid="032db5db"/>
    </style:style>
    <style:style style:name="T94" style:family="text">
      <style:text-properties officeooo:rsid="032e613b"/>
    </style:style>
    <style:style style:name="T95" style:family="text">
      <style:text-properties officeooo:rsid="0334c665"/>
    </style:style>
    <style:style style:name="T96" style:family="text">
      <style:text-properties officeooo:rsid="0334ef29"/>
    </style:style>
    <style:style style:name="T97" style:family="text">
      <style:text-properties officeooo:rsid="02a3ee99"/>
    </style:style>
    <style:style style:name="T98" style:family="text">
      <style:text-properties officeooo:rsid="034eda33"/>
    </style:style>
    <style:style style:name="T99" style:family="text">
      <style:text-properties officeooo:rsid="034ef70b"/>
    </style:style>
    <style:style style:name="T100" style:family="text">
      <style:text-properties officeooo:rsid="03503046"/>
    </style:style>
    <style:style style:name="T101" style:family="text">
      <style:text-properties officeooo:rsid="03510e58"/>
    </style:style>
    <style:style style:name="T102" style:family="text">
      <style:text-properties officeooo:rsid="03525100"/>
    </style:style>
    <style:style style:name="T103" style:family="text">
      <style:text-properties officeooo:rsid="0353c636"/>
    </style:style>
    <style:style style:name="T104" style:family="text">
      <style:text-properties officeooo:rsid="0354a32b"/>
    </style:style>
    <style:style style:name="T105" style:family="text">
      <style:text-properties officeooo:rsid="0359f10a"/>
    </style:style>
    <style:style style:name="T106" style:family="text">
      <style:text-properties officeooo:rsid="035a62dc"/>
    </style:style>
    <style:style style:name="T107" style:family="text">
      <style:text-properties officeooo:rsid="036060b6"/>
    </style:style>
    <style:style style:name="T108" style:family="text">
      <style:text-properties officeooo:rsid="0361eee1"/>
    </style:style>
    <style:style style:name="T109" style:family="text">
      <style:text-properties officeooo:rsid="0362e33c"/>
    </style:style>
    <style:style style:name="T110" style:family="text">
      <style:text-properties officeooo:rsid="0364dd4b"/>
    </style:style>
    <style:style style:name="T111" style:family="text">
      <style:text-properties officeooo:rsid="0369a36c"/>
    </style:style>
    <style:style style:name="T112" style:family="text">
      <style:text-properties officeooo:rsid="036a317c"/>
    </style:style>
    <style:style style:name="T113" style:family="text">
      <style:text-properties officeooo:rsid="036a714b"/>
    </style:style>
    <style:style style:name="T114" style:family="text">
      <style:text-properties officeooo:rsid="036d7bf5"/>
    </style:style>
    <style:style style:name="T115" style:family="text">
      <style:text-properties officeooo:rsid="036d836c"/>
    </style:style>
    <style:style style:name="T116" style:family="text">
      <style:text-properties officeooo:rsid="036ffc25"/>
    </style:style>
    <style:style style:name="T117" style:family="text">
      <style:text-properties officeooo:rsid="03781765"/>
    </style:style>
    <style:style style:name="T118" style:family="text">
      <style:text-properties officeooo:rsid="0382ddb0"/>
    </style:style>
    <style:style style:name="T119" style:family="text">
      <style:text-properties officeooo:rsid="038459f1"/>
    </style:style>
    <style:style style:name="T120" style:family="text">
      <style:text-properties officeooo:rsid="03859097"/>
    </style:style>
    <style:style style:name="T121" style:family="text">
      <style:text-properties officeooo:rsid="0385ea1e"/>
    </style:style>
    <style:style style:name="T122" style:family="text">
      <style:text-properties officeooo:rsid="0386b028"/>
    </style:style>
    <style:style style:name="T123" style:family="text">
      <style:text-properties officeooo:rsid="0387bca1"/>
    </style:style>
    <style:style style:name="T124" style:family="text">
      <style:text-properties officeooo:rsid="0388575f"/>
    </style:style>
    <style:style style:name="T125" style:family="text">
      <style:text-properties officeooo:rsid="0389a619"/>
    </style:style>
    <style:style style:name="T126" style:family="text">
      <style:text-properties officeooo:rsid="0395df58"/>
    </style:style>
    <style:style style:name="T127" style:family="text">
      <style:text-properties officeooo:rsid="03966078"/>
    </style:style>
    <style:style style:name="T128" style:family="text">
      <style:text-properties officeooo:rsid="039c09cc"/>
    </style:style>
    <style:style style:name="T129" style:family="text">
      <style:text-properties officeooo:rsid="03a3b82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draw:frame draw:style-name="fr8"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36"/>
      <text:p text:style-name="P1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3">BAHIR DAR UNIVERSITY</text:p>
      <text:p text:style-name="P94">COMPUTING FACULTY</text:p>
      <text:p text:style-name="P85"/>
      <text:p text:style-name="P86"/>
      <text:p text:style-name="P86"/>
      <text:p text:style-name="P86"/>
      <text:p text:style-name="P88"><text:span text:style-name="T31">Industrial project on </text:span><text:span text:style-name="T32">Drug Discovery Using AI for Breast Cancer</text:span></text:p>
      <text:p text:style-name="P89"/>
      <text:p text:style-name="P87">Submitted to the faculty of computing in partial fulfillment of the requirements for the degree of Bachelor of Science i<text:span text:style-name="T33">n </text:span><text:span text:style-name="T5">Software Engineering</text:span></text:p>
      <text:p text:style-name="P122"/>
      <text:p text:style-name="P75">Group members:</text:p>
      <text:p text:style-name="P75"/>
      <table:table table:name="Table5" table:style-name="Table5">
        <table:table-column table:style-name="Table5.A"/>
        <table:table-column table:style-name="Table5.B"/>
        <table:table-column table:style-name="Table5.C"/>
        <table:table-row>
          <table:table-cell table:style-name="Table5.A1" office:value-type="string">
            <text:p text:style-name="P70">No</text:p>
          </table:table-cell>
          <table:table-cell table:style-name="Table5.A1" office:value-type="string">
            <text:p text:style-name="P70">Name </text:p>
          </table:table-cell>
          <table:table-cell table:style-name="Table5.C1" office:value-type="string">
            <text:p text:style-name="P70">ID Number</text:p>
          </table:table-cell>
        </table:table-row>
        <table:table-row>
          <table:table-cell table:style-name="Table5.A2" office:value-type="string">
            <text:p text:style-name="P70">1</text:p>
          </table:table-cell>
          <table:table-cell table:style-name="Table5.A2" office:value-type="string">
            <text:p text:style-name="P70">Daniel Getaneh</text:p>
          </table:table-cell>
          <table:table-cell table:style-name="Table5.C2" office:value-type="string">
            <text:p text:style-name="P70">BDU1102203</text:p>
          </table:table-cell>
        </table:table-row>
        <table:table-row>
          <table:table-cell table:style-name="Table5.A2" office:value-type="string">
            <text:p text:style-name="P70">2</text:p>
          </table:table-cell>
          <table:table-cell table:style-name="Table5.A2" office:value-type="string">
            <text:p text:style-name="P73">Endalamaw Shiferaw</text:p>
          </table:table-cell>
          <table:table-cell table:style-name="Table5.C2" office:value-type="string">
            <text:p text:style-name="P142"><text:bookmark text:name="docs-internal-guid-a328f505-7fff-7517-3fbe-d81af3e40794"/>BDU110<text:span text:style-name="T81">1922</text:span></text:p>
          </table:table-cell>
        </table:table-row>
      </table:table>
      <text:p text:style-name="P71"/>
      <text:p text:style-name="P71"/>
      <text:p text:style-name="P71"/>
      <text:p text:style-name="P71"/>
      <text:p text:style-name="P71"/>
      <text:p text:style-name="P63"><text:span text:style-name="T2"><text:s text:c="12"/>Advisor </text:span><text:span text:style-name="T18">፡ </text:span><text:span text:style-name="T25">Mr. Mulugeta Muche</text:span></text:p>
      <text:p text:style-name="P74"/>
      <text:p text:style-name="P74"/>
      <text:p text:style-name="P74"/>
      <text:p text:style-name="P76">2015/2022</text:p>
      <text:p text:style-name="P72">Bahir Dar University, Bahir Dar Institute of Technology</text:p>
      <text:h text:style-name="P223" text:outline-level="1" text:is-list-header="true"><text:bookmark-start text:name="__RefHeading___Toc2560_4037421711"/>Declaration<text:bookmark-end text:name="__RefHeading___Toc2560_4037421711"/></text:h>
      <text:p text:style-name="P55">The Project is our own and has not been presented for a degree in any other university and all the sources of material used for the project have been duly acknowledged.</text:p>
      <text:p text:style-name="P51"><text:tab/><draw:frame draw:style-name="fr7"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59"><text:span text:style-name="T26">Daniel Getaneh</text:span><text:tab/> <text:s text:c="3"/></text:p>
      <text:p text:style-name="P61"><draw:line text:anchor-type="paragraph" draw:z-index="2" draw:name="Line 1" draw:style-name="gr2" draw:text-style-name="P358" svg:x1="4.2598in" svg:y1="0.0209in" svg:x2="6.0098in" svg:y2="0.0209in"><text:p/></draw:line><text:bookmark-start text:name="__RefHeading___Toc4010_3533732286"/><text:s text:c="25"/>Name<text:tab/><text:tab/><text:tab/><text:tab/><text:tab/><text:tab/><text:tab/><text:tab/><draw:frame draw:style-name="fr6"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2"><draw:line text:anchor-type="paragraph" draw:z-index="3" draw:name="Horizontal line 1" draw:style-name="gr1" draw:text-style-name="P357" svg:x1="4.2909in" svg:y1="0.2236in" svg:x2="6.0201in" svg:y2="0.2236in"><text:p/></draw:line><text:span text:style-name="T28">Endalamaw Shiferaw</text:span><text:tab/> <text:s text:c="57"/></text:p>
      <text:p text:style-name="P56"><text:bookmark-start text:name="__RefHeading___Toc4014_3533732286"/><text:tab/><text:tab/>Name<text:tab/><text:tab/><text:tab/><text:tab/><text:tab/><text:tab/><text:tab/><text:tab/>Signature<text:bookmark-end text:name="__RefHeading___Toc4014_3533732286"/></text:p>
      <text:h text:style-name="P67" text:outline-level="4"/>
      <text:h text:style-name="P67" text:outline-level="4"/>
      <text:p text:style-name="P45"><text:span text:style-name="T1">Faculty: <text:s/></text:span>Computing</text:p>
      <text:p text:style-name="P47"/>
      <text:p text:style-name="P46"><text:span text:style-name="T1">Program</text:span>: <text:span text:style-name="T34">Software Engineering</text:span></text:p>
      <text:p text:style-name="P48"/>
      <text:p text:style-name="P46"><text:span text:style-name="T1">Project Title</text:span>: <text:span text:style-name="T82">Drug Discovery Using AI for Breast Cancer</text:span></text:p>
      <text:p text:style-name="P49"/>
      <text:p text:style-name="P54">This is to certify that I have read this project and that in my supervision and the students’ performance, it is fully adequate, in scope and quality, as a project for the degree of Bachelor of Science.</text:p>
      <text:p text:style-name="P50"><draw:frame draw:style-name="fr6"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2"><text:span text:style-name="T30"><text:s text:c="8"/></text:span><text:span text:style-name="T27">Mulugeta Muche</text:span><text:tab/></text:p>
      <text:p text:style-name="P57"><draw:line text:anchor-type="paragraph" draw:z-index="4" draw:name="Line 3" draw:style-name="gr1" draw:text-style-name="P357"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6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0">NO.</text:p>
          </table:table-cell>
          <table:table-cell table:style-name="Table1.A1" office:value-type="string">
            <text:p text:style-name="P77">Examining committee members</text:p>
          </table:table-cell>
          <table:table-cell table:style-name="Table1.A1" office:value-type="string">
            <text:p text:style-name="P78">signature</text:p>
          </table:table-cell>
          <table:table-cell table:style-name="Table1.D1" office:value-type="string">
            <text:p text:style-name="P79">Date</text:p>
          </table:table-cell>
        </table:table-row>
        <table:table-row>
          <table:table-cell table:style-name="Table1.A2" office:value-type="string">
            <text:p text:style-name="P65">1</text:p>
          </table:table-cell>
          <table:table-cell table:style-name="Table1.A2" office:value-type="string">
            <text:p text:style-name="P81"/>
          </table:table-cell>
          <table:table-cell table:style-name="Table1.A2" office:value-type="string">
            <text:p text:style-name="P64"/>
          </table:table-cell>
          <table:table-cell table:style-name="Table1.D2" office:value-type="string">
            <text:p text:style-name="P82"/>
          </table:table-cell>
        </table:table-row>
        <table:table-row>
          <table:table-cell table:style-name="Table1.A2" office:value-type="string">
            <text:p text:style-name="P66">2</text:p>
          </table:table-cell>
          <table:table-cell table:style-name="Table1.A2" office:value-type="string">
            <text:p text:style-name="P83"/>
          </table:table-cell>
          <table:table-cell table:style-name="Table1.A2" office:value-type="string">
            <text:p text:style-name="P64"/>
          </table:table-cell>
          <table:table-cell table:style-name="Table1.D2" office:value-type="string">
            <text:p text:style-name="P84"/>
          </table:table-cell>
        </table:table-row>
      </table:table>
      <text:p text:style-name="P68"/>
      <text:p text:style-name="P60">It is approved that this project has been written in compliance with the formatting rules laid down by the faculty.</text:p>
      <text:p text:style-name="P53"/>
      <text:h text:style-name="P230"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5">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43"/>
            <text:p text:style-name="P143">List of Tasks</text:p>
          </table:table-cell>
          <table:table-cell table:style-name="Table14.B1" table:number-columns-spanned="2" office:value-type="string">
            <text:p text:style-name="P143">List of Members</text:p>
          </table:table-cell>
          <table:covered-table-cell/>
        </table:table-row>
        <table:table-row>
          <table:covered-table-cell table:style-name="Table14.A1"/>
          <table:table-cell table:style-name="Table14.B2" office:value-type="string">
            <text:p text:style-name="P140">Daniel Getaneh</text:p>
          </table:table-cell>
          <table:table-cell table:style-name="Table14.C2" office:value-type="string">
            <text:p text:style-name="P141">Endalamaw Shiferaw</text:p>
          </table:table-cell>
        </table:table-row>
        <table:table-row>
          <table:table-cell table:style-name="Table14.B2" office:value-type="string">
            <text:p text:style-name="P35">Data Integration</text:p>
          </table:table-cell>
          <table:table-cell table:style-name="Table14.B2" office:value-type="string">
            <text:p text:style-name="P145"/>
          </table:table-cell>
          <table:table-cell table:style-name="Table14.C2" office:value-type="string">
            <text:p text:style-name="P156">✓</text:p>
          </table:table-cell>
        </table:table-row>
        <table:table-row>
          <table:table-cell table:style-name="Table14.B2" office:value-type="string">
            <text:p text:style-name="P35">Machine Learning</text:p>
          </table:table-cell>
          <table:table-cell table:style-name="Table14.B2" office:value-type="string">
            <text:p text:style-name="P156">✓</text:p>
          </table:table-cell>
          <table:table-cell table:style-name="Table14.C2" office:value-type="string">
            <text:p text:style-name="P157">✓</text:p>
          </table:table-cell>
        </table:table-row>
        <table:table-row>
          <table:table-cell table:style-name="Table14.B2" office:value-type="string">
            <text:p text:style-name="P35">High-Throughput Screening</text:p>
          </table:table-cell>
          <table:table-cell table:style-name="Table14.B2" office:value-type="string">
            <text:p text:style-name="P156"/>
          </table:table-cell>
          <table:table-cell table:style-name="Table14.C2" office:value-type="string">
            <text:p text:style-name="P157">✓</text:p>
          </table:table-cell>
        </table:table-row>
        <table:table-row>
          <table:table-cell table:style-name="Table14.B2" office:value-type="string">
            <text:p text:style-name="P35">Web based Interface</text:p>
          </table:table-cell>
          <table:table-cell table:style-name="Table14.B2" office:value-type="string">
            <text:p text:style-name="P156">✓</text:p>
          </table:table-cell>
          <table:table-cell table:style-name="Table14.C2" office:value-type="string">
            <text:p text:style-name="P156"/>
          </table:table-cell>
        </table:table-row>
        <table:table-row>
          <table:table-cell table:style-name="Table14.B2" office:value-type="string">
            <text:p text:style-name="P35">Project Management</text:p>
          </table:table-cell>
          <table:table-cell table:style-name="Table14.B2" office:value-type="string">
            <text:p text:style-name="P156">✓</text:p>
          </table:table-cell>
          <table:table-cell table:style-name="Table14.C2" office:value-type="string">
            <text:p text:style-name="P156">✓</text:p>
          </table:table-cell>
        </table:table-row>
        <table:table-row>
          <table:table-cell table:style-name="Table14.B2" office:value-type="string">
            <text:p text:style-name="P35">Quality Assurance</text:p>
          </table:table-cell>
          <table:table-cell table:style-name="Table14.B2" office:value-type="string">
            <text:p text:style-name="P156">✓</text:p>
          </table:table-cell>
          <table:table-cell table:style-name="Table14.C2" office:value-type="string">
            <text:p text:style-name="P156"/>
          </table:table-cell>
        </table:table-row>
      </table:table>
      <text:p text:style-name="Table"/>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25" text:outline-level="1" text:is-list-header="true"><text:bookmark-start text:name="__RefHeading___Toc4020_3533732286"/><text:soft-page-break/>Acknowledgment<text:bookmark-end text:name="__RefHeading___Toc4020_3533732286"/></text:h>
      <text:p text:style-name="P149"><text:span text:style-name="markedcontent"><text:span text:style-name="T35">We would like to express our deepest gratitude to all those who have contributed to the completion of this project on drug discovery using AI for breast cancer.</text:span></text:span></text:p>
      <text:p text:style-name="P96">Firstly, we would like to thank our <text:span text:style-name="T89">mentor</text:span>, <text:span text:style-name="T11">Mr Mulugeta Muche</text:span>, for <text:span text:style-name="T89">his</text:span> guidance and support throughout the project. <text:span text:style-name="T89">His</text:span> valuable insights and suggestions have greatly helped us to refine our ideas and to make significant progress in our research.</text:p>
      <text:p text:style-name="P96">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96">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96">Lastly, we would like to thank our families and friends for their constant support and encouragement. Their unwavering belief in our abilities has been a driving force behind our success, and we could not have done this without them.</text:p>
      <text:p text:style-name="P96">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5" text:outline-level="1" text:is-list-header="true"><text:bookmark-start text:name="__RefHeading___Toc4022_3533732286"/><text:soft-page-break/>List of Acronym<text:bookmark-end text:name="__RefHeading___Toc4022_3533732286"/></text:h>
      <text:list xml:id="list2343248241" text:style-name="L20">
        <text:list-item>
          <text:p text:style-name="P282"><text:span text:style-name="T2">AD – </text:span><text:span text:style-name="T58">Activity Diagram</text:span></text:p>
        </text:list-item>
        <text:list-item>
          <text:p text:style-name="P283"><text:span text:style-name="T2">AI</text:span> – Artificial Intelligence</text:p>
        </text:list-item>
        <text:list-item>
          <text:p text:style-name="P284"><text:span text:style-name="T2">BRD</text:span> – Business Rule Documentation</text:p>
        </text:list-item>
        <text:list-item>
          <text:p text:style-name="P285"><text:span text:style-name="T2">CRC</text:span> – <text:span text:style-name="T59">Class Responsibility Collaborator</text:span></text:p>
        </text:list-item>
        <text:list-item>
          <text:p text:style-name="P284"><text:span text:style-name="T9">F</text:span><text:span text:style-name="T2">R</text:span><text:span text:style-name="T58"> – Functional Requirement</text:span></text:p>
        </text:list-item>
        <text:list-item>
          <text:p text:style-name="P284"><text:span text:style-name="T2">GB</text:span><text:span text:style-name="T58"> – Giga Byte</text:span></text:p>
        </text:list-item>
        <text:list-item>
          <text:p text:style-name="P287"><text:span text:style-name="T9">i</text:span><text:span text:style-name="T2">OS</text:span><text:span text:style-name="T58"> – iPhone Operating System</text:span></text:p>
        </text:list-item>
        <text:list-item>
          <text:p text:style-name="P287"><text:span text:style-name="T2">Linux</text:span><text:span text:style-name="T58"> – Lovable Intellect Not Using XP</text:span></text:p>
        </text:list-item>
        <text:list-item>
          <text:p text:style-name="P288"><text:span text:style-name="T10">MacOS</text:span><text:span text:style-name="T62"> – Macintosh Operating System</text:span></text:p>
        </text:list-item>
        <text:list-item>
          <text:p text:style-name="P290">NFR<text:span text:style-name="T58"> – </text:span><text:span text:style-name="T59">Non-Functional Requirement</text:span></text:p>
        </text:list-item>
        <text:list-item>
          <text:p text:style-name="P293">OO – <text:span text:style-name="T58">Object Oriented</text:span></text:p>
        </text:list-item>
        <text:list-item>
          <text:p text:style-name="P290">OOA<text:span text:style-name="T58"> – </text:span><text:span text:style-name="T59">Object Oriented Analysis</text:span></text:p>
        </text:list-item>
        <text:list-item>
          <text:p text:style-name="P291">OOD<text:span text:style-name="T58"> – </text:span><text:span text:style-name="T59">Object Oriented Design</text:span></text:p>
        </text:list-item>
        <text:list-item>
          <text:p text:style-name="P295">OS<text:span text:style-name="T58"> – Operating System</text:span></text:p>
        </text:list-item>
        <text:list-item>
          <text:p text:style-name="P290">PC<text:span text:style-name="T58"> – </text:span><text:span text:style-name="T59">Personal Computer</text:span></text:p>
        </text:list-item>
        <text:list-item>
          <text:p text:style-name="P297"><text:span text:style-name="T77">R</text:span>AM<text:span text:style-name="T58"> – Random Access Memory</text:span></text:p>
        </text:list-item>
        <text:list-item>
          <text:p text:style-name="P298"><text:span text:style-name="T77">S</text:span>D – <text:span text:style-name="T58">Sequence Diagram</text:span></text:p>
        </text:list-item>
        <text:list-item>
          <text:p text:style-name="P290">UI<text:span text:style-name="T58"> – </text:span><text:span text:style-name="T59">User Interface</text:span></text:p>
        </text:list-item>
        <text:list-item>
          <text:p text:style-name="P342"><text:span text:style-name="T44">UML – </text:span><text:span text:style-name="T50">Unified Modeling Language</text:span></text:p>
        </text:list-item>
        <text:list-item>
          <text:p text:style-name="P343"><text:span text:style-name="T45">W</text:span><text:span text:style-name="T48">INDOWS</text:span><text:span text:style-name="T52"> – Wide Interactive Network Development for Office Work Solution</text:span><text:span text:style-name="T37">.</text:span></text:p>
        </text:list-item>
      </text:list>
      <text:p text:style-name="P6"/>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17"><text:a xlink:type="simple" xlink:href="#Figure!0%7Csequence" text:style-name="Index_20_Link" text:visited-style-name="Index_20_Link">Figure 1: Use Case Diagram of the System<text:tab/>15</text:a></text:p>
          <text:p text:style-name="P217"><text:a xlink:type="simple" xlink:href="#Figure!1%7Csequence" text:style-name="Index_20_Link" text:visited-style-name="Index_20_Link">Figure 2: Register and Login Activity Diagram<text:tab/>25</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6_3533732286"/>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18">Table 1: List of Team members with their Respective Tasks<text:tab/>ii</text:p>
          <text:p text:style-name="P218">Table 2: Description of Functional Requirement<text:tab/>12</text:p>
          <text:p text:style-name="P218">Table 3: User Register Use Case Doc<text:tab/>15</text:p>
          <text:p text:style-name="P218">Table 4: User Login Use Case Doc<text:tab/>15</text:p>
          <text:p text:style-name="P218">Table 5: View Result Use Case Doc<text:tab/>16</text:p>
          <text:p text:style-name="P218">Table 6: Change Light Mode Use Case Doc<text:tab/>16</text:p>
          <text:p text:style-name="P218">Table 7: Logout Use Case Doc<text:tab/>16</text:p>
          <text:p text:style-name="P218">Table 8: Send Feedback Use Case Doc<text:tab/>17</text:p>
          <text:p text:style-name="P218">Table 9: Predict Use Case Doc<text:tab/>17</text:p>
          <text:p text:style-name="P218">Table 10: Download the Predicted Output Use Case Doc<text:tab/>18</text:p>
          <text:p text:style-name="P218">Table 11: View Feedback Use Case Doc<text:tab/>18</text:p>
          <text:p text:style-name="P218">Table 12: Interpret Output Use Case Doc<text:tab/>19</text:p>
          <text:p text:style-name="P218">Table 13: View Prediction History Use Case Doc<text:tab/>19</text:p>
          <text:p text:style-name="P218">Table 14: Admin Login Use Case Doc<text:tab/>20</text:p>
          <text:p text:style-name="P218">Table 15: Business Rule Documentation<text:tab/>20</text:p>
          <text:p text:style-name="P218">Table 16: Change Cases of the Project<text:tab/>27</text:p>
          <text:p text:style-name="P218">Table 17: Access Control and Security of the System<text:tab/>32</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16"><text:soft-page-break/><text:a xlink:type="simple" xlink:href="#__RefHeading___Toc2560_4037421711" text:style-name="Index_20_Link" text:visited-style-name="Index_20_Link">Declaration<text:tab/>i</text:a></text:p>
          <text:p text:style-name="P216"><text:a xlink:type="simple" xlink:href="#__RefHeading___Toc4418_3533732286" text:style-name="Index_20_Link" text:visited-style-name="Index_20_Link">Roles and Responsibilities<text:tab/>ii</text:a></text:p>
          <text:p text:style-name="P216"><text:a xlink:type="simple" xlink:href="#__RefHeading___Toc4020_3533732286" text:style-name="Index_20_Link" text:visited-style-name="Index_20_Link">Acknowledgment<text:tab/>iii</text:a></text:p>
          <text:p text:style-name="P216"><text:a xlink:type="simple" xlink:href="#__RefHeading___Toc4022_3533732286" text:style-name="Index_20_Link" text:visited-style-name="Index_20_Link">List of Acronym<text:tab/>iv</text:a></text:p>
          <text:p text:style-name="P216"><text:a xlink:type="simple" xlink:href="#__RefHeading___Toc4024_3533732286" text:style-name="Index_20_Link" text:visited-style-name="Index_20_Link">List of Figures<text:tab/>v</text:a></text:p>
          <text:p text:style-name="P216"><text:a xlink:type="simple" xlink:href="#__RefHeading___Toc4026_3533732286" text:style-name="Index_20_Link" text:visited-style-name="Index_20_Link">List of Tables<text:tab/>vi</text:a></text:p>
          <text:p text:style-name="P216"><text:a xlink:type="simple" xlink:href="#__RefHeading___Toc4235_3533732286" text:style-name="Index_20_Link" text:visited-style-name="Index_20_Link">Abstract<text:tab/>1</text:a></text:p>
          <text:p text:style-name="P216"><text:a xlink:type="simple" xlink:href="#__RefHeading___Toc4460_3533732286" text:style-name="Index_20_Link" text:visited-style-name="Index_20_Link">1. Chapter One: Introduction<text:tab/>2</text:a></text:p>
          <text:p text:style-name="P219"><text:a xlink:type="simple" xlink:href="#__RefHeading___Toc4505_3533732286" text:style-name="Index_20_Link" text:visited-style-name="Index_20_Link"><text:s/>1.1. Background<text:tab/>2</text:a></text:p>
          <text:p text:style-name="P219"><text:a xlink:type="simple" xlink:href="#__RefHeading___Toc4509_3533732286" text:style-name="Index_20_Link" text:visited-style-name="Index_20_Link"><text:s/>1.2. Objectives<text:tab/>3</text:a></text:p>
          <text:p text:style-name="P220"><text:a xlink:type="simple" xlink:href="#__RefHeading___Toc4585_3533732286" text:style-name="Index_20_Link" text:visited-style-name="Index_20_Link"><text:s/>1.2.1 <text:s/>General Objectives<text:tab/>3</text:a></text:p>
          <text:p text:style-name="P220"><text:a xlink:type="simple" xlink:href="#__RefHeading___Toc4587_3533732286" text:style-name="Index_20_Link" text:visited-style-name="Index_20_Link"><text:s/>1.2.2 <text:s/>Specific Objectives<text:tab/>3</text:a></text:p>
          <text:p text:style-name="P219"><text:a xlink:type="simple" xlink:href="#__RefHeading___Toc4507_3533732286" text:style-name="Index_20_Link" text:visited-style-name="Index_20_Link"><text:s/>1.3. Statement of the Problem<text:tab/>4</text:a></text:p>
          <text:p text:style-name="P219"><text:a xlink:type="simple" xlink:href="#__RefHeading___Toc4589_3533732286" text:style-name="Index_20_Link" text:visited-style-name="Index_20_Link"><text:s/>1.4. Beneficiaries of the Project<text:tab/>4</text:a></text:p>
          <text:p text:style-name="P219"><text:a xlink:type="simple" xlink:href="#__RefHeading___Toc4591_3533732286" text:style-name="Index_20_Link" text:visited-style-name="Index_20_Link"><text:s/>1.5. Limitations of the Project<text:tab/>5</text:a></text:p>
          <text:p text:style-name="P219"><text:a xlink:type="simple" xlink:href="#__RefHeading___Toc4593_3533732286" text:style-name="Index_20_Link" text:visited-style-name="Index_20_Link"><text:s/>1.6. Scope of the Project<text:tab/>5</text:a></text:p>
          <text:p text:style-name="P219"><text:a xlink:type="simple" xlink:href="#__RefHeading___Toc4511_3533732286" text:style-name="Index_20_Link" text:visited-style-name="Index_20_Link"><text:s/>1.7. Methodology<text:tab/>6</text:a></text:p>
          <text:p text:style-name="P220"><text:a xlink:type="simple" xlink:href="#__RefHeading___Toc3432_219501332" text:style-name="Index_20_Link" text:visited-style-name="Index_20_Link"><text:s/>1.7.1 <text:s/>Data Acquisition<text:tab/>6</text:a></text:p>
          <text:p text:style-name="P220"><text:a xlink:type="simple" xlink:href="#__RefHeading___Toc3434_219501332" text:style-name="Index_20_Link" text:visited-style-name="Index_20_Link"><text:s/>1.7.2 <text:s/>Data Pre-processing<text:tab/>6</text:a></text:p>
          <text:p text:style-name="P220"><text:a xlink:type="simple" xlink:href="#__RefHeading___Toc3436_219501332" text:style-name="Index_20_Link" text:visited-style-name="Index_20_Link"><text:s/>1.7.3 Feature Engineering<text:tab/>7</text:a></text:p>
          <text:p text:style-name="P220"><text:a xlink:type="simple" xlink:href="#__RefHeading___Toc3438_219501332" text:style-name="Index_20_Link" text:visited-style-name="Index_20_Link"><text:s/>1.7.4 Machine Learning Algorithms<text:tab/>7</text:a></text:p>
          <text:p text:style-name="P220"><text:a xlink:type="simple" xlink:href="#__RefHeading___Toc3440_219501332" text:style-name="Index_20_Link" text:visited-style-name="Index_20_Link"><text:s/>1.7.5 Molecular Docking Simulations<text:tab/>7</text:a></text:p>
          <text:p text:style-name="P220"><text:a xlink:type="simple" xlink:href="#__RefHeading___Toc3442_219501332" text:style-name="Index_20_Link" text:visited-style-name="Index_20_Link"><text:s/>1.7.6 Website Development<text:tab/>7</text:a></text:p>
          <text:p text:style-name="P219"><text:a xlink:type="simple" xlink:href="#__RefHeading___Toc3788_2683891744" text:style-name="Index_20_Link" text:visited-style-name="Index_20_Link"><text:s/>1.8. Feasibility Study<text:tab/>7</text:a></text:p>
          <text:p text:style-name="P220"><text:a xlink:type="simple" xlink:href="#__RefHeading___Toc3444_219501332" text:style-name="Index_20_Link" text:visited-style-name="Index_20_Link"><text:s/>1.8.1 Technical Feasibility<text:tab/>7</text:a></text:p>
          <text:p text:style-name="P220"><text:a xlink:type="simple" xlink:href="#__RefHeading___Toc3446_219501332" text:style-name="Index_20_Link" text:visited-style-name="Index_20_Link"><text:s/>1.8.2 Economic Feasibility<text:tab/>8</text:a></text:p>
          <text:p text:style-name="P220"><text:a xlink:type="simple" xlink:href="#__RefHeading___Toc3448_219501332" text:style-name="Index_20_Link" text:visited-style-name="Index_20_Link"><text:s/>1.8.3 Legal Feasibility<text:tab/>8</text:a></text:p>
          <text:p text:style-name="P220"><text:a xlink:type="simple" xlink:href="#__RefHeading___Toc3450_219501332" text:style-name="Index_20_Link" text:visited-style-name="Index_20_Link"><text:s/>1.8.4 Operational Feasibility<text:tab/>8</text:a></text:p>
          <text:p text:style-name="P219"><text:a xlink:type="simple" xlink:href="#__RefHeading___Toc3796_2683891744" text:style-name="Index_20_Link" text:visited-style-name="Index_20_Link"><text:s/>1.9. Organization of the Project<text:tab/>8</text:a></text:p>
          <text:p text:style-name="P220"><text:a xlink:type="simple" xlink:href="#__RefHeading___Toc3571_219501332" text:style-name="Index_20_Link" text:visited-style-name="Index_20_Link"><text:s/>1.9.1 Planning Phase<text:tab/>8</text:a></text:p>
          <text:p text:style-name="P220"><text:a xlink:type="simple" xlink:href="#__RefHeading___Toc3573_219501332" text:style-name="Index_20_Link" text:visited-style-name="Index_20_Link"><text:s/>1.9.2 Data Acquisition and Pre-processing Phase<text:tab/>8</text:a></text:p>
          <text:p text:style-name="P220"><text:a xlink:type="simple" xlink:href="#__RefHeading___Toc3575_219501332" text:style-name="Index_20_Link" text:visited-style-name="Index_20_Link"><text:s/>1.9.3 Feature Engineering Phase<text:tab/>8</text:a></text:p>
          <text:p text:style-name="P220"><text:a xlink:type="simple" xlink:href="#__RefHeading___Toc3577_219501332" text:style-name="Index_20_Link" text:visited-style-name="Index_20_Link"><text:s/>1.9.4 Machine Learning Algorithms Phase<text:tab/>9</text:a></text:p>
          <text:p text:style-name="P220"><text:a xlink:type="simple" xlink:href="#__RefHeading___Toc3579_219501332" text:style-name="Index_20_Link" text:visited-style-name="Index_20_Link"><text:s/>1.9.5 Molecular Docking Simulations Phase<text:tab/>9</text:a></text:p>
          <text:p text:style-name="P220"><text:a xlink:type="simple" xlink:href="#__RefHeading___Toc3581_219501332" text:style-name="Index_20_Link" text:visited-style-name="Index_20_Link"><text:s/>1.9.6 Website Development Phase<text:tab/>9</text:a></text:p>
          <text:p text:style-name="P220"><text:a xlink:type="simple" xlink:href="#__RefHeading___Toc3583_219501332" text:style-name="Index_20_Link" text:visited-style-name="Index_20_Link"><text:s/>1.9.7 Testing and Validation Phase<text:tab/>9</text:a></text:p>
          <text:p text:style-name="P220"><text:a xlink:type="simple" xlink:href="#__RefHeading___Toc3585_219501332" text:style-name="Index_20_Link" text:visited-style-name="Index_20_Link"><text:s/>1.9.8 Documentation and Reporting Phase<text:tab/>9</text:a></text:p>
          <text:p text:style-name="P216"><text:a xlink:type="simple" xlink:href="#__RefHeading___Toc4462_3533732286" text:style-name="Index_20_Link" text:visited-style-name="Index_20_Link">2. Chapter Two: System Features<text:tab/>10</text:a></text:p>
          <text:p text:style-name="P219"><text:a xlink:type="simple" xlink:href="#__RefHeading___Toc4671_3533732286" text:style-name="Index_20_Link" text:visited-style-name="Index_20_Link"><text:s/>2.1. The Existing System<text:tab/>10</text:a></text:p>
          <text:p text:style-name="P219"><text:a xlink:type="simple" xlink:href="#__RefHeading___Toc4673_3533732286" text:style-name="Index_20_Link" text:visited-style-name="Index_20_Link"><text:s/>2.2. Proposed System<text:tab/>10</text:a></text:p>
          <text:p text:style-name="P219"><text:a xlink:type="simple" xlink:href="#__RefHeading___Toc2562_4037421711" text:style-name="Index_20_Link" text:visited-style-name="Index_20_Link"><text:s/>2.3. Requirement Analysis<text:tab/>11</text:a></text:p>
          <text:p text:style-name="P220"><text:a xlink:type="simple" xlink:href="#__RefHeading___Toc4538_219501332" text:style-name="Index_20_Link" text:visited-style-name="Index_20_Link"><text:s/>2.3.1 Functional Requirements<text:tab/>12</text:a></text:p>
          <text:p text:style-name="P220"><text:a xlink:type="simple" xlink:href="#__RefHeading___Toc4540_219501332" text:style-name="Index_20_Link" text:visited-style-name="Index_20_Link"><text:s/>2.3.2 Non-Functional Requirements<text:tab/>13</text:a></text:p>
          <text:p text:style-name="P220"><text:a xlink:type="simple" xlink:href="#__RefHeading___Toc4542_219501332" text:style-name="Index_20_Link" text:visited-style-name="Index_20_Link"><text:s/>2.3.3 Constraints and Limitations<text:tab/>13</text:a></text:p>
          <text:p text:style-name="P220"><text:soft-page-break/><text:a xlink:type="simple" xlink:href="#__RefHeading___Toc2570_4037421711" text:style-name="Index_20_Link" text:visited-style-name="Index_20_Link"><text:s/>2.3.4 System Use case<text:tab/>13</text:a></text:p>
          <text:p text:style-name="P220"><text:a xlink:type="simple" xlink:href="#__RefHeading___Toc2572_4037421711" text:style-name="Index_20_Link" text:visited-style-name="Index_20_Link"><text:s/>2.3.5 Business Rule Documentation<text:tab/>20</text:a></text:p>
          <text:p text:style-name="P220"><text:a xlink:type="simple" xlink:href="#__RefHeading___Toc2574_4037421711" text:style-name="Index_20_Link" text:visited-style-name="Index_20_Link"><text:s/>2.3.6 User Interface Prototype<text:tab/>21</text:a></text:p>
          <text:p text:style-name="P220"><text:a xlink:type="simple" xlink:href="#__RefHeading___Toc2576_4037421711" text:style-name="Index_20_Link" text:visited-style-name="Index_20_Link"><text:s/>2.3.7 Activity Diagram<text:tab/>22</text:a></text:p>
          <text:p text:style-name="P220"><text:a xlink:type="simple" xlink:href="#__RefHeading___Toc2578_4037421711" text:style-name="Index_20_Link" text:visited-style-name="Index_20_Link"><text:s/>2.3.8 Sequence Diagram<text:tab/>24</text:a></text:p>
          <text:p text:style-name="P220"><text:a xlink:type="simple" xlink:href="#__RefHeading___Toc2580_4037421711" text:style-name="Index_20_Link" text:visited-style-name="Index_20_Link"><text:s/>2.3.9 Analysis Class Model<text:tab/>26</text:a></text:p>
          <text:p text:style-name="P220"><text:a xlink:type="simple" xlink:href="#__RefHeading___Toc2582_4037421711" text:style-name="Index_20_Link" text:visited-style-name="Index_20_Link"><text:s/>2.3.10 Logic Model<text:tab/>27</text:a></text:p>
          <text:p text:style-name="P219"><text:a xlink:type="simple" xlink:href="#__RefHeading___Toc3802_2683891744" text:style-name="Index_20_Link" text:visited-style-name="Index_20_Link"><text:s/>2.4. Change Case<text:tab/>27</text:a></text:p>
          <text:p text:style-name="P216"><text:a xlink:type="simple" xlink:href="#__RefHeading___Toc4464_3533732286" text:style-name="Index_20_Link" text:visited-style-name="Index_20_Link">3. Chapter Three: System Design<text:tab/>29</text:a></text:p>
          <text:p text:style-name="P219"><text:a xlink:type="simple" xlink:href="#__RefHeading___Toc3806_2683891744" text:style-name="Index_20_Link" text:visited-style-name="Index_20_Link"><text:s/>3.1. Introduction<text:tab/>29</text:a></text:p>
          <text:p text:style-name="P219"><text:a xlink:type="simple" xlink:href="#__RefHeading___Toc2137_4037421711" text:style-name="Index_20_Link" text:visited-style-name="Index_20_Link"><text:s/>3.2. Architectural Design<text:tab/>29</text:a></text:p>
          <text:p text:style-name="P220"><text:a xlink:type="simple" xlink:href="#__RefHeading___Toc2139_4037421711" text:style-name="Index_20_Link" text:visited-style-name="Index_20_Link"><text:s/>3.2.1 Component Modeling<text:tab/>30</text:a></text:p>
          <text:p text:style-name="P219"><text:a xlink:type="simple" xlink:href="#__RefHeading___Toc2885_3007173186" text:style-name="Index_20_Link" text:visited-style-name="Index_20_Link"><text:s/>3.3. Deployment Modeling<text:tab/>31</text:a></text:p>
          <text:p text:style-name="P219"><text:a xlink:type="simple" xlink:href="#__RefHeading___Toc2147_4037421711" text:style-name="Index_20_Link" text:visited-style-name="Index_20_Link"><text:s/>3.4. User Interface Design<text:tab/>31</text:a></text:p>
          <text:p text:style-name="P219"><text:a xlink:type="simple" xlink:href="#__RefHeading___Toc2887_3007173186" text:style-name="Index_20_Link" text:visited-style-name="Index_20_Link"><text:s/>3.5. Access Control and Security<text:tab/>32</text:a></text:p>
          <text:p text:style-name="P216"><text:a xlink:type="simple" xlink:href="#__RefHeading___Toc3024_3960606550" text:style-name="Index_20_Link" text:visited-style-name="Index_20_Link">4. Chapter Four: Implementation<text:tab/>34</text:a></text:p>
          <text:p text:style-name="P219"><text:a xlink:type="simple" xlink:href="#__RefHeading___Toc4434_3805427083" text:style-name="Index_20_Link" text:visited-style-name="Index_20_Link"><text:s/>4.1. Development Environment<text:tab/>34</text:a></text:p>
          <text:p text:style-name="P219"><text:a xlink:type="simple" xlink:href="#__RefHeading___Toc4436_3805427083" text:style-name="Index_20_Link" text:visited-style-name="Index_20_Link"><text:s/>4.2. Coding Standards<text:tab/>34</text:a></text:p>
          <text:p text:style-name="P219"><text:a xlink:type="simple" xlink:href="#__RefHeading___Toc4438_3805427083" text:style-name="Index_20_Link" text:visited-style-name="Index_20_Link"><text:s/>4.3. Testing<text:tab/>34</text:a></text:p>
          <text:p text:style-name="P219"><text:a xlink:type="simple" xlink:href="#__RefHeading___Toc4440_3805427083" text:style-name="Index_20_Link" text:visited-style-name="Index_20_Link"><text:s/>4.4. Deployment<text:tab/>35</text:a></text:p>
          <text:p text:style-name="P219"><text:a xlink:type="simple" xlink:href="#__RefHeading___Toc4442_3805427083" text:style-name="Index_20_Link" text:visited-style-name="Index_20_Link"><text:s/>4.5. Maintenance<text:tab/>35</text:a></text:p>
          <text:p text:style-name="P216"><text:a xlink:type="simple" xlink:href="#__RefHeading___Toc4466_3533732286" text:style-name="Index_20_Link" text:visited-style-name="Index_20_Link">References<text:tab/>36</text:a></text:p>
          <text:p text:style-name="P216"><text:a xlink:type="simple" xlink:href="#__RefHeading___Toc2584_4037421711" text:style-name="Index_20_Link" text:visited-style-name="Index_20_Link">Appendices<text:tab/>37</text:a></text:p>
        </text:index-body>
      </text:table-of-content>
      <text:p text:style-name="P6"/>
      <text:p text:style-name="P6"/>
      <text:p text:style-name="P6"/>
      <text:p text:style-name="P6"/>
      <text:p text:style-name="P6"/>
      <text:p text:style-name="P6"/>
      <text:p text:style-name="P6"/>
      <text:p text:style-name="P138"/>
      <text:p text:style-name="P139"/>
      <text:p text:style-name="P146"/>
      <text:h text:style-name="P231" text:outline-level="1" text:is-list-header="true"><text:bookmark-start text:name="__RefHeading___Toc4235_3533732286"/><text:span text:style-name="T15">A</text:span><text:span text:style-name="T14">bstract</text:span><text:bookmark-end text:name="__RefHeading___Toc4235_3533732286"/></text:h>
      <text:p text:style-name="P97"><text:span text:style-name="T71">B</text:span><text:span text:style-name="T72">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6">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97">Our results <text:span text:style-name="T84">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97">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97">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97">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97">Overall, this project provides a proof-of-concept for the use of AI in drug discovery for breast cancer, and paves the way for further research in this area <text:span text:style-name="T83">as well as</text:span> the power of AI in drug discovery and highlights the potential for the development of more effective and targeted therapies for breast cancer.</text:p>
      <text:p text:style-name="P148"/>
      <text:p text:style-name="P144"/>
      <text:p text:style-name="P147"/>
      <text:p text:style-name="P147"/>
      <text:p text:style-name="P147"/>
      <text:h text:style-name="P227" text:outline-level="1"><text:bookmark-start text:name="__RefHeading___Toc4460_3533732286"/><text:soft-page-break/><text:span text:style-name="T16">C</text:span><text:span text:style-name="T17">hapter One: Introduction</text:span><text:bookmark-end text:name="__RefHeading___Toc4460_3533732286"/></text:h>
      <text:h text:style-name="P233" text:outline-level="2"><text:bookmark-start text:name="__RefHeading___Toc4505_3533732286"/>Background<text:bookmark-end text:name="__RefHeading___Toc4505_3533732286"/></text:h>
      <text:p text:style-name="P30">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98">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98">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98">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98">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98">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32">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40" text:outline-level="2"><text:bookmark-start text:name="__RefHeading___Toc4509_3533732286"/><text:soft-page-break/>Objectives<text:bookmark-end text:name="__RefHeading___Toc4509_3533732286"/></text:h>
      <text:p text:style-name="P124">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45" text:outline-level="3"><text:bookmark-start text:name="__RefHeading___Toc4585_3533732286"/><text:s/>General Objectives<text:bookmark-end text:name="__RefHeading___Toc4585_3533732286"/></text:h>
      <text:p text:style-name="P14">The general objective of this project is to explore the use of AI in drug discovery for breast cancer and identify potential drug candidates that target specific breast cancer pathways.</text:p>
      <text:h text:style-name="P246" text:outline-level="3"><text:bookmark-start text:name="__RefHeading___Toc4587_3533732286"/><text:s/>Specific Objectives<text:bookmark-end text:name="__RefHeading___Toc4587_3533732286"/></text:h>
      <text:list xml:id="list2127877451" text:style-name="L21">
        <text:list-item>
          <text:p text:style-name="P300">To <text:s/>build a database of compounds for screening using AI-based drug discovery approaches</text:p>
        </text:list-item>
        <text:list-item>
          <text:p text:style-name="P300">To develop machine learning algorithms for the prediction of the activity and toxicity of compounds against breast cancer targets.</text:p>
        </text:list-item>
        <text:list-item>
          <text:p text:style-name="P300">To perform molecular docking simulations to identify compounds with high affinity for specific breast cancer targets.</text:p>
        </text:list-item>
        <text:list-item>
          <text:p text:style-name="P300">To validate the efficacy of the identified compounds using in vitro assays.</text:p>
        </text:list-item>
        <text:list-item>
          <text:p text:style-name="P300">To predict potential off-target effects of the identified compounds using AI-based approaches.</text:p>
        </text:list-item>
        <text:list-item>
          <text:p text:style-name="P301">To compare the performance of different machine learning algorithms in predicting the activity of compounds against breast cancer targets.</text:p>
        </text:list-item>
        <text:list-item>
          <text:p text:style-name="P301">To develop a website for the project that allows users to access the database and predictions online. </text:p>
        </text:list-item>
        <text:list-item>
          <text:p text:style-name="P301">To deploy the project on GitHub to allow for easy access and collaboration with other researchers. </text:p>
        </text:list-item>
      </text:list>
      <text:p text:style-name="P121"><text:span text:style-name="T73">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4">s</text:span><text:span text:style-name="T73">. </text:span><text:span text:style-name="T74">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34" text:outline-level="2"><text:bookmark-start text:name="__RefHeading___Toc4507_3533732286"/><text:soft-page-break/>Statement of the Problem<text:bookmark-end text:name="__RefHeading___Toc4507_3533732286"/></text:h>
      <text:p text:style-name="P39">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99">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99">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99">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35" text:outline-level="2"><text:bookmark-start text:name="__RefHeading___Toc4589_3533732286"/>Beneficiaries of the Project<text:bookmark-end text:name="__RefHeading___Toc4589_3533732286"/></text:h>
      <text:p text:style-name="P150"><text:span text:style-name="hgkelc"><text:span text:style-name="T39">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0">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0">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0"><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35" text:outline-level="2"><text:bookmark-start text:name="__RefHeading___Toc4591_3533732286"/>Limitations of the Project<text:bookmark-end text:name="__RefHeading___Toc4591_3533732286"/></text:h>
      <text:p text:style-name="P31">While this project has the potential to contribute significantly to the field of AI-based drug discovery for breast cancer, there are several limitations that need to be considered.</text:p>
      <text:p text:style-name="P99">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99">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99">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99">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99">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35" text:outline-level="2"><text:bookmark-start text:name="__RefHeading___Toc4593_3533732286"/>Scope of the Project<text:bookmark-end text:name="__RefHeading___Toc4593_3533732286"/></text:h>
      <text:p text:style-name="P34">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4">The project will focus on three specific objectives:</text:p>
      <text:list xml:id="list879255216" text:style-name="L22">
        <text:list-item>
          <text:p text:style-name="P308"><text:soft-page-break/>To identify the key genetic and molecular pathways associated with breast cancer and potential targets for drug discovery.</text:p>
        </text:list-item>
        <text:list-item>
          <text:p text:style-name="P308">To apply machine learning algorithms to large-scale datasets of compounds and targets to identify potential drug candidates with desired properties.</text:p>
        </text:list-item>
        <text:list-item>
          <text:p text:style-name="P308">To use molecular docking simulations to evaluate the binding affinity and potential efficacy of the identified drug candidates.</text:p>
        </text:list-item>
      </text:list>
      <text:p text:style-name="P114"><text:span text:style-name="T85">The project </text:span>will utilize several publicly available databases, such as the Cancer Genome Atlas (TCGA), DrugBank, <text:span text:style-name="T98">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4">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4">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35" text:outline-level="2"><text:bookmark-start text:name="__RefHeading___Toc4511_3533732286"/>Methodology<text:bookmark-end text:name="__RefHeading___Toc4511_3533732286"/></text:h>
      <text:p text:style-name="P32">The methodology of this project will involve several stages, including data acquisition, data pre-processing, feature engineering, machine learning algorithms, and molecular docking simulations. The following is a detailed description of each stage:</text:p>
      <text:h text:style-name="P247" text:outline-level="3"><text:bookmark-start text:name="__RefHeading___Toc3432_219501332"/><text:s/>Data Acquisition<text:bookmark-end text:name="__RefHeading___Toc3432_219501332"/></text:h>
      <text:p text:style-name="P124">The project will acquire publicly available data from several databases, including the Cancer Genome Atlas (TCGA), DrugBank, <text:span text:style-name="T99">ChEMBL,</text:span> and PubChem. The data will include information on breast cancer pathways and mutations, as well as drug compounds and their properties.</text:p>
      <text:h text:style-name="P262" text:outline-level="3"><text:bookmark-start text:name="__RefHeading___Toc3434_219501332"/><text:span text:style-name="T40"><text:s/>Data Pre-processing</text:span><text:span text:style-name="T38"> </text:span><text:bookmark-end text:name="__RefHeading___Toc3434_219501332"/></text:h>
      <text:p text:style-name="P95">The acquired data will be pre-processed to ensure consistency and quality. This will include data cleaning, normalization, and transformation. The pre-processed data will be stored in a database for further analysis.</text:p>
      <text:h text:style-name="P250" text:outline-level="3"><text:bookmark-start text:name="__RefHeading___Toc3436_219501332"/><text:soft-page-break/>Feature Engineering <text:bookmark-end text:name="__RefHeading___Toc3436_219501332"/></text:h>
      <text:p text:style-name="P124">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48" text:outline-level="3"><text:bookmark-start text:name="__RefHeading___Toc3438_219501332"/>Machine Learning Algorithms <text:bookmark-end text:name="__RefHeading___Toc3438_219501332"/></text:h>
      <text:p text:style-name="P124">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48" text:outline-level="3"><text:bookmark-start text:name="__RefHeading___Toc3440_219501332"/>Molecular Docking Simulations <text:bookmark-end text:name="__RefHeading___Toc3440_219501332"/></text:h>
      <text:p text:style-name="P124">The identified drug candidates will undergo molecular docking simulations to evaluate their binding affinity and potential efficacy. These simulations will be performed using online tools such as AutoDock and Vina.</text:p>
      <text:h text:style-name="P248" text:outline-level="3"><text:bookmark-start text:name="__RefHeading___Toc3442_219501332"/>Website Development <text:bookmark-end text:name="__RefHeading___Toc3442_219501332"/></text:h>
      <text:p text:style-name="P95">The project will develop a website to present the results of the pipeline and enable easy access and collaboration with other researchers. The website will be developed using HTML, CSS, and JavaScript, <text:span text:style-name="T99">Streamlit,</text:span> and will be deployed on Github for online use.</text:p>
      <text:p text:style-name="P101"><text:span text:style-name="T86">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1">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36" text:outline-level="2"><text:bookmark-start text:name="__RefHeading___Toc3788_2683891744"/>Feasibility Study<text:bookmark-end text:name="__RefHeading___Toc3788_2683891744"/></text:h>
      <text:p text:style-name="P33">A feasibility study was conducted to determine the viability of developing an AI-based drug discovery pipeline for breast cancer. The following factors were considered:</text:p>
      <text:h text:style-name="P251" text:outline-level="3"><text:bookmark-start text:name="__RefHeading___Toc3444_219501332"/>Technical Feasibility <text:bookmark-end text:name="__RefHeading___Toc3444_219501332"/></text:h>
      <text:p text:style-name="P124">The project requires expertise in several areas, including machine learning, data analysis, and molecular biology. The project team consists of individuals with these skills, and the necessary software and hardware resources are available.</text:p>
      <text:h text:style-name="P251" text:outline-level="3"><text:bookmark-start text:name="__RefHeading___Toc3446_219501332"/><text:soft-page-break/>Economic Feasibility <text:bookmark-end text:name="__RefHeading___Toc3446_219501332"/></text:h>
      <text:p text:style-name="P124">The project will require minimal financial resources, as it will utilize publicly available data and open-source software. The only significant cost will be the time and effort of the project team.</text:p>
      <text:h text:style-name="P251" text:outline-level="3"><text:bookmark-start text:name="__RefHeading___Toc3448_219501332"/>Legal Feasibility <text:bookmark-end text:name="__RefHeading___Toc3448_219501332"/></text:h>
      <text:p text:style-name="P95">The project will utilize publicly available data and comply with all applicable laws and regulations. The project team will also ensure that all data is properly cited and attributed.</text:p>
      <text:h text:style-name="P251" text:outline-level="3"><text:bookmark-start text:name="__RefHeading___Toc3450_219501332"/>Operational Feasibility <text:bookmark-end text:name="__RefHeading___Toc3450_219501332"/></text:h>
      <text:p text:style-name="P124">The project will require minimal operational resources, as it will primarily involve online data analysis and simulations. The project team will work remotely, and collaboration will occur through online platforms <text:span text:style-name="T99">as well as in person discussion</text:span>.</text:p>
      <text:p text:style-name="P102"><text:span text:style-name="T87">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36" text:outline-level="2"><text:bookmark-start text:name="__RefHeading___Toc3796_2683891744"/>Organization of the Project<text:bookmark-end text:name="__RefHeading___Toc3796_2683891744"/></text:h>
      <text:p text:style-name="P40">The project will be organized into several phases, with each phase building upon the previous one. The following is a detailed description of each phase:</text:p>
      <text:h text:style-name="P252" text:outline-level="3"><text:bookmark-start text:name="__RefHeading___Toc3571_219501332"/>Planning Phase <text:bookmark-end text:name="__RefHeading___Toc3571_219501332"/></text:h>
      <text:p text:style-name="P124">In this phase, the project team will define the scope and objectives of the project, as well as the methodology and timeline. The team will also identify the necessary resources and establish communication and collaboration channels.</text:p>
      <text:h text:style-name="P252" text:outline-level="3"><text:bookmark-start text:name="__RefHeading___Toc3573_219501332"/>Data Acquisition and Pre-processing Phase<text:bookmark-end text:name="__RefHeading___Toc3573_219501332"/></text:h>
      <text:p text:style-name="P124">In this phase, the project team will acquire publicly available data from several databases, including the Cancer Genome Atlas (TCGA), DrugBank, <text:span text:style-name="T100">ChEMBL,</text:span> and PubChem. The data will be pre-processed to ensure consistency and quality, including data cleaning, normalization, and transformation. The pre-processed data will be stored in a database for further analysis.</text:p>
      <text:h text:style-name="P253" text:outline-level="3"><text:bookmark-start text:name="__RefHeading___Toc3575_219501332"/>Feature Engineering Phase <text:bookmark-end text:name="__RefHeading___Toc3575_219501332"/></text:h>
      <text:p text:style-name="P124">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2" text:outline-level="3"><text:bookmark-start text:name="__RefHeading___Toc3577_219501332"/><text:soft-page-break/>Machine Learning Algorithms Phase<text:bookmark-end text:name="__RefHeading___Toc3577_219501332"/></text:h>
      <text:p text:style-name="P124">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52" text:outline-level="3"><text:bookmark-start text:name="__RefHeading___Toc3579_219501332"/>Molecular Docking Simulations Phase<text:bookmark-end text:name="__RefHeading___Toc3579_219501332"/></text:h>
      <text:p text:style-name="P124">In this phase, the identified drug candidates will undergo molecular docking simulations to evaluate their binding affinity and potential efficacy. These simulations will be performed using online tools such as AutoDock and Vina.</text:p>
      <text:h text:style-name="P252" text:outline-level="3"><text:bookmark-start text:name="__RefHeading___Toc3581_219501332"/>Website Development Phase<text:bookmark-end text:name="__RefHeading___Toc3581_219501332"/></text:h>
      <text:p text:style-name="P124">In this phase, the project team will develop a website to present the results of the pipeline and enable easy access and collaboration with other researchers. The website will be developed using HTML, CSS, <text:span text:style-name="T100">Streamlit,</text:span> and JavaScript, and will be deployed on Github for online use.</text:p>
      <text:h text:style-name="P252" text:outline-level="3"><text:bookmark-start text:name="__RefHeading___Toc3583_219501332"/>Testing and Validation Phase<text:bookmark-end text:name="__RefHeading___Toc3583_219501332"/></text:h>
      <text:p text:style-name="P124">In this phase, the pipeline will be tested and validated using both internal and external datasets. The performance of the pipeline will be evaluated using several metrics, including accuracy, precision, recall, and F1 score.</text:p>
      <text:h text:style-name="P252" text:outline-level="3"><text:bookmark-start text:name="__RefHeading___Toc3585_219501332"/>Documentation and Reporting Phase<text:bookmark-end text:name="__RefHeading___Toc3585_219501332"/></text:h>
      <text:p text:style-name="P124">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3"><text:span text:style-name="T88">The </text:span>project team will communicate and collaborate through online platforms, including email, <text:span text:style-name="T100">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58"/>
      <text:p text:style-name="P58"/>
      <text:p text:style-name="P58"/>
      <text:p text:style-name="P58"/>
      <text:p text:style-name="P58"/>
      <text:p text:style-name="P58"/>
      <text:p text:style-name="P58"/>
      <text:p text:style-name="P58"/>
      <text:p text:style-name="P58"/>
      <text:h text:style-name="P227" text:outline-level="1"><text:bookmark-start text:name="__RefHeading___Toc4462_3533732286"/><text:soft-page-break/><text:span text:style-name="T16">C</text:span><text:span text:style-name="T14">hapter Two: System Features</text:span><text:bookmark-end text:name="__RefHeading___Toc4462_3533732286"/></text:h>
      <text:h text:style-name="P237" text:outline-level="2"><text:bookmark-start text:name="__RefHeading___Toc4671_3533732286"/>The Existing System<text:bookmark-end text:name="__RefHeading___Toc4671_3533732286"/></text:h>
      <text:p text:style-name="P41">Breast cancer is a significant public health issue, affecting millions of people worldwide. Several drug discovery pipelines and tools have been developed to address this problem, including the following:</text:p>
      <text:list xml:id="list456716632" text:style-name="L23">
        <text:list-item>
          <text:p text:style-name="P309"><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09"><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09"><text:span text:style-name="T2">Existing Databases and Tools:</text:span> Several publicly available databases and tools have been developed to aid in breast cancer drug discovery, including the Cancer Genome Atlas (TCGA), DrugBank, <text:span text:style-name="T101">ChEMBL,</text:span> and PubChem. These databases provide valuable information on breast cancer biology and potential drug targets but require expertise in data analysis and interpretation.</text:p>
        </text:list-item>
      </text:list>
      <text:p text:style-name="P104"><text:span text:style-name="T90">While </text:span>these existing systems have contributed significantly to breast cancer drug discovery, they have several limitations, including the following:</text:p>
      <text:list xml:id="list4269505548" text:style-name="L24">
        <text:list-item>
          <text:p text:style-name="P310"><text:span text:style-name="T2">Limited Effectiveness:</text:span> Traditional drug discovery has a high failure rate, resulting in significant resources being wasted on unsuccessful drug candidates.</text:p>
        </text:list-item>
        <text:list-item>
          <text:p text:style-name="P310"><text:span text:style-name="T2">Limited Efficiency:</text:span> Traditional drug discovery is time-consuming and expensive, making it challenging to identify new drug candidates quickly.</text:p>
        </text:list-item>
        <text:list-item>
          <text:p text:style-name="P310"><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4"><text:span text:style-name="T90">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33" text:outline-level="2"><text:bookmark-start text:name="__RefHeading___Toc4673_3533732286"/>Proposed System<text:bookmark-end text:name="__RefHeading___Toc4673_3533732286"/></text:h>
      <text:p text:style-name="P104">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4">The proposed system has several key features, including:</text:p>
      <text:list xml:id="list2752841180" text:style-name="L25">
        <text:list-item>
          <text:p text:style-name="P311"><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11"><text:span text:style-name="T2">Machine Learning:</text:span> The system will use machine learning algorithms, such as deep learning and reinforcement learning, to analyze large datasets and identify potential drug candidates.</text:p>
        </text:list-item>
        <text:list-item>
          <text:p text:style-name="P311"><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11"><text:span text:style-name="T2">User-Friendly Interface:</text:span> The system will provide a user-friendly web-based interface that allows researchers and clinicians to easily access and interpret the results of the drug discovery pipeline.</text:p>
        </text:list-item>
      </text:list>
      <text:p text:style-name="P104"><text:span text:style-name="T90">The </text:span>proposed system has several advantages over existing systems, including:</text:p>
      <text:list xml:id="list2329173738" text:style-name="L26">
        <text:list-item>
          <text:p text:style-name="P312"><text:span text:style-name="T2">Increased Efficiency:</text:span> The proposed system's use of machine learning and high-throughput screening will enable faster and more cost-effective drug discovery.</text:p>
        </text:list-item>
        <text:list-item>
          <text:p text:style-name="P312"><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2"><text:span text:style-name="T2">Increased Accessibility:</text:span> The proposed system's user-friendly interface will make it more accessible to researchers and clinicians without extensive data analysis expertise.</text:p>
        </text:list-item>
      </text:list>
      <text:p text:style-name="P104"><text:span text:style-name="T90">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33" text:outline-level="2"><text:bookmark-start text:name="__RefHeading___Toc2562_4037421711"/>Requirement Analysis<text:bookmark-end text:name="__RefHeading___Toc2562_4037421711"/></text:h>
      <text:p text:style-name="P105">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53" text:outline-level="3"><text:bookmark-start text:name="__RefHeading___Toc4538_219501332"/><text:soft-page-break/>Functional Requirements<text:bookmark-end text:name="__RefHeading___Toc4538_219501332"/></text:h>
      <text:p text:style-name="P105">The functional requirements of the proposed system include the following:</text:p>
      <text:list xml:id="list1655991867" text:style-name="L27">
        <text:list-item>
          <text:p text:style-name="P313"><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3"><text:span text:style-name="T2">Machine Learning:</text:span> The system must incorporate machine learning algorithms, such as deep learning and reinforcement learning, to analyze large datasets and identify potential drug candidates.</text:p>
        </text:list-item>
        <text:list-item>
          <text:p text:style-name="P313"><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3"><text:span text:style-name="T2">User-Friendly Interface:</text:span> The system must provide a user-friendly web-based interface that allows researchers and clinicians to easily access and interpret the results of the drug discovery pipeline.</text:p>
        </text:list-item>
      </text:list>
      <text:p text:style-name="P128">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83">ID</text:p>
          </table:table-cell>
          <table:table-cell table:style-name="Table7.B1" office:value-type="string">
            <text:p text:style-name="P183">Title</text:p>
          </table:table-cell>
          <table:table-cell table:style-name="Table7.B1" office:value-type="string">
            <text:p text:style-name="P183">Description</text:p>
          </table:table-cell>
          <table:table-cell table:style-name="Table7.D1" office:value-type="string">
            <text:p text:style-name="P183">Priority</text:p>
          </table:table-cell>
        </table:table-row>
        <table:table-row>
          <table:table-cell table:style-name="Table7.A2" office:value-type="string">
            <text:p text:style-name="P130">FR-01</text:p>
          </table:table-cell>
          <table:table-cell table:style-name="Table7.B2" office:value-type="string">
            <text:p text:style-name="P134">Data Integration</text:p>
          </table:table-cell>
          <table:table-cell table:style-name="Table7.C2" office:value-type="string">
            <text:p text:style-name="P125">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29"/>
            <text:p text:style-name="P129"/>
            <text:p text:style-name="P129">High</text:p>
          </table:table-cell>
        </table:table-row>
        <table:table-row>
          <table:table-cell table:style-name="Table7.A2" office:value-type="string">
            <text:p text:style-name="P130">FR-0<text:span text:style-name="T92">2</text:span></text:p>
          </table:table-cell>
          <table:table-cell table:style-name="Table7.B3" office:value-type="string">
            <text:p text:style-name="P134">Machine Learning</text:p>
          </table:table-cell>
          <table:table-cell table:style-name="Table7.C3" office:value-type="string">
            <text:p text:style-name="P125">The system must incorporate machine learning algorithms, such as deep learning and reinforcement learning, to analyze large datasets and identify potential drug candidates.</text:p>
          </table:table-cell>
          <table:table-cell table:style-name="Table7.D3" office:value-type="string">
            <text:p text:style-name="P129"/>
            <text:p text:style-name="P129">High</text:p>
          </table:table-cell>
        </table:table-row>
        <table:table-row>
          <table:table-cell table:style-name="Table7.A2" office:value-type="string">
            <text:p text:style-name="P130">FR-0<text:span text:style-name="T92">3</text:span></text:p>
          </table:table-cell>
          <table:table-cell table:style-name="Table7.B4" office:value-type="string">
            <text:p text:style-name="P134">High-Throughput Screening</text:p>
          </table:table-cell>
          <table:table-cell table:style-name="Table7.C4" office:value-type="string">
            <text:p text:style-name="P125">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29"/>
            <text:p text:style-name="P129"/>
            <text:p text:style-name="P129">High</text:p>
          </table:table-cell>
        </table:table-row>
        <table:table-row>
          <table:table-cell table:style-name="Table7.A2" office:value-type="string">
            <text:p text:style-name="P130">FR-0<text:span text:style-name="T92">4</text:span></text:p>
          </table:table-cell>
          <table:table-cell table:style-name="Table7.B5" office:value-type="string">
            <text:p text:style-name="P134">User-Friendly Interface</text:p>
          </table:table-cell>
          <table:table-cell table:style-name="Table7.C5" office:value-type="string">
            <text:p text:style-name="P125">The system must provide a user-friendly web-based interface that allows researchers and clinicians to easily access and interpret the results of the drug discovery pipeline.</text:p>
          </table:table-cell>
          <table:table-cell table:style-name="Table7.D5" office:value-type="string">
            <text:p text:style-name="P129"/>
            <text:p text:style-name="P129">Medium</text:p>
          </table:table-cell>
        </table:table-row>
      </table:table>
      <text:p text:style-name="P105"/>
      <text:h text:style-name="P253" text:outline-level="3"><text:bookmark-start text:name="__RefHeading___Toc4540_219501332"/><text:soft-page-break/><text:span text:style-name="T91">Non-Functional</text:span> Requirements<text:bookmark-end text:name="__RefHeading___Toc4540_219501332"/></text:h>
      <text:p text:style-name="P105">The non-functional requirements of the proposed system include the following:</text:p>
      <text:list xml:id="list688219973" text:style-name="L28">
        <text:list-item>
          <text:p text:style-name="P314"><text:span text:style-name="T2">Scalability:</text:span> The system must be able to handle large volumes of data and be scalable to accommodate future growth.</text:p>
        </text:list-item>
        <text:list-item>
          <text:p text:style-name="P314"><text:span text:style-name="T2">Performance:</text:span> The system must be able to process and analyze data quickly and efficiently.</text:p>
        </text:list-item>
        <text:list-item>
          <text:p text:style-name="P314"><text:span text:style-name="T2">Security:</text:span> The system must be secure and protect sensitive patient data.</text:p>
        </text:list-item>
      </text:list>
      <text:h text:style-name="P253" text:outline-level="3"><text:bookmark-start text:name="__RefHeading___Toc4542_219501332"/><text:span text:style-name="T91">C</text:span>onstraints and Limitations<text:bookmark-end text:name="__RefHeading___Toc4542_219501332"/></text:h>
      <text:p text:style-name="P105">The constraints and limitations of the proposed system include the following:</text:p>
      <text:list xml:id="list3273325391" text:style-name="L29">
        <text:list-item>
          <text:p text:style-name="P315"><text:span text:style-name="T2">Availability of Data:</text:span> The system's effectiveness relies on the availability of high-quality data, including genomic and clinical data, which may not be readily accessible or available.</text:p>
        </text:list-item>
        <text:list-item>
          <text:p text:style-name="P315"><text:span text:style-name="T2">Cost:</text:span> The implementation and maintenance of the system may require significant financial resources, including the cost of data acquisition, computing resources, and personnel.</text:p>
        </text:list-item>
        <text:list-item>
          <text:p text:style-name="P315"><text:span text:style-name="T2">Regulatory Approval:</text:span> The development and implementation of the system must comply with applicable regulatory requirements, including those related to patient privacy and data security.</text:p>
        </text:list-item>
      </text:list>
      <text:p text:style-name="P105"><text:span text:style-name="T91">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54" text:outline-level="3"><text:bookmark-start text:name="__RefHeading___Toc2570_4037421711"/>System <text:span text:style-name="T29">Use case</text:span><text:bookmark-end text:name="__RefHeading___Toc2570_4037421711"/></text:h>
      <text:p text:style-name="P153"><text:span text:style-name="hgkelc"><text:span text:style-name="T42">Actors</text:span></text:span><text:span text:style-name="hgkelc"><text:span text:style-name="T43">:</text:span></text:span></text:p>
      <text:list xml:id="list3221279129" text:style-name="L30">
        <text:list-item>
          <text:p text:style-name="P344"><text:span text:style-name="T2">User</text:span>: A user who accesses the system to predict a diagnosis for breast cancer.</text:p>
        </text:list-item>
        <text:list-item>
          <text:p text:style-name="P345"><text:span text:style-name="T2">Admin</text:span>: An administrator who manages the system.</text:p>
        </text:list-item>
        <text:list-item>
          <text:p text:style-name="P346"><text:span text:style-name="T2">AI Model</text:span>: An artificial intelligence model <text:span text:style-name="T105">for prediction to user data.</text:span></text:p>
        </text:list-item>
      </text:list>
      <text:p text:style-name="Text_20_body"><text:span text:style-name="T2">Use Cases</text:span>:</text:p>
      <text:list xml:id="list964929923" text:style-name="L31">
        <text:list-item>
          <text:p text:style-name="P348"><text:span text:style-name="T2">User Register</text:span>: Allows a new user to register to the system.</text:p>
        </text:list-item>
        <text:list-item>
          <text:p text:style-name="P348"><text:span text:style-name="T2">User Login</text:span>: Allows the user to login to the system with their registered credentials.</text:p>
        </text:list-item>
        <text:list-item>
          <text:p text:style-name="P348"><text:span text:style-name="T2">View Result</text:span>: Allows the user to view the predicted <text:span text:style-name="T105">drug</text:span> for breast cancer.</text:p>
        </text:list-item>
        <text:list-item>
          <text:p text:style-name="P348"><text:span text:style-name="T2">Logout</text:span>: Allows the user to logout from the system.</text:p>
        </text:list-item>
        <text:list-item>
          <text:p text:style-name="P348"><text:span text:style-name="T2">Change Light Mode</text:span>: Allows the user to change the background color of the system interface.</text:p>
        </text:list-item>
        <text:list-item>
          <text:p text:style-name="P348"><text:soft-page-break/><text:span text:style-name="T2">Send Feedback</text:span>: Allows the user to send feedback about the system.</text:p>
        </text:list-item>
        <text:list-item>
          <text:p text:style-name="P348"><text:span text:style-name="T2">Download Predicted Output</text:span>: Allows the user to download the predicted <text:span text:style-name="T106">drug</text:span> as a file.</text:p>
        </text:list-item>
        <text:list-item>
          <text:p text:style-name="P348"><text:span text:style-name="T2">View Predicted History</text:span>: Allows the user to view their previous predicted history.</text:p>
        </text:list-item>
        <text:list-item>
          <text:p text:style-name="P348"><text:span text:style-name="T2">Predict</text:span>: Allows the user to input data for breast cancer prediction using the AI model.</text:p>
        </text:list-item>
        <text:list-item>
          <text:p text:style-name="P348"><text:span text:style-name="T2">Interpret Output</text:span>: Allows the AI model to interpret the input data and predict <text:span text:style-name="T106">drug.</text:span></text:p>
        </text:list-item>
        <text:list-item>
          <text:p text:style-name="P348"><text:span text:style-name="T2">Admin Login</text:span>: Allows the administrator to login to the system with credentials.</text:p>
        </text:list-item>
        <text:list-item>
          <text:p text:style-name="P348"><text:span text:style-name="T2">View Feedback</text:span>: Allows the administrator to view the feedback submitted by users.</text:p>
        </text:list-item>
        <text:list-item>
          <text:p text:style-name="P347"><text:span text:style-name="T2">View Predicted History</text:span>: Allows the administrator to view the predicted history of users.</text:p>
        </text:list-item>
        <text:list-item>
          <text:p text:style-name="P349"><text:span text:style-name="T2">Update User Info</text:span>: Updates the information of the credential users like password and email.</text:p>
        </text:list-item>
      </text:list>
      <text:p text:style-name="P154"><draw:frame draw:style-name="fr2" draw:name="Frame1" text:anchor-type="char" svg:width="6.6146in" draw:z-index="7"><draw:text-box fo:min-height="6.0799in"><text:p text:style-name="P7"><draw:frame draw:style-name="fr5"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55"><text:soft-page-break/>Table <text:sequence text:ref-name="refTable2" text:name="Table" text:formula="ooow:Table+1" style:num-format="1">3</text:sequence>: <text:span text:style-name="T107">User Reg</text:span><text:span text:style-name="T116">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85">Use Case Name</text:p>
          </table:table-cell>
          <table:table-cell table:style-name="Table8.B1" office:value-type="string">
            <text:p text:style-name="P197">Use Register</text:p>
          </table:table-cell>
        </table:table-row>
        <table:table-row>
          <table:table-cell table:style-name="Table8.A2" office:value-type="string">
            <text:p text:style-name="P186">Actor</text:p>
          </table:table-cell>
          <table:table-cell table:style-name="Table8.B2" office:value-type="string">
            <text:p text:style-name="P210">User</text:p>
          </table:table-cell>
        </table:table-row>
        <table:table-row>
          <table:table-cell table:style-name="Table8.A2" office:value-type="string">
            <text:p text:style-name="P186">Description</text:p>
          </table:table-cell>
          <table:table-cell table:style-name="Table8.B2" office:value-type="string">
            <text:p text:style-name="P199">The user creates an account with the application using Firebase Authentication.</text:p>
          </table:table-cell>
        </table:table-row>
        <table:table-row>
          <table:table-cell table:style-name="Table8.A2" office:value-type="string">
            <text:p text:style-name="P186">Pre-conditions</text:p>
          </table:table-cell>
          <table:table-cell table:style-name="Table8.B2" office:value-type="string">
            <text:p text:style-name="P210">None.</text:p>
          </table:table-cell>
        </table:table-row>
        <table:table-row>
          <table:table-cell table:style-name="Table8.A2" office:value-type="string">
            <text:p text:style-name="P186">Post-conditions</text:p>
          </table:table-cell>
          <table:table-cell table:style-name="Table8.B2" office:value-type="string">
            <text:p text:style-name="P199">User is registered and can log in.</text:p>
          </table:table-cell>
        </table:table-row>
        <table:table-row table:style-name="Table8.6">
          <table:table-cell table:style-name="Table8.A2" office:value-type="string">
            <text:p text:style-name="P186"><text:span text:style-name="T110">Normal </text:span>Flow</text:p>
          </table:table-cell>
          <table:table-cell table:style-name="Table8.B2" office:value-type="string">
            <text:list xml:id="list3178931555" text:style-name="L1">
              <text:list-item>
                <text:p text:style-name="P263">User clicks on the “Register” button.</text:p>
              </text:list-item>
              <text:list-item>
                <text:p text:style-name="P263">User is redirected to Firebase Authentication page.</text:p>
              </text:list-item>
              <text:list-item>
                <text:p text:style-name="P263">User enters their email address and password.</text:p>
              </text:list-item>
              <text:list-item>
                <text:p text:style-name="P263">User clicks on “Create Account” button.</text:p>
              </text:list-item>
              <text:list-item>
                <text:p text:style-name="P263">User is redirected back to the application.</text:p>
              </text:list-item>
              <text:list-item>
                <text:p text:style-name="P263">User sees a confirmation message that they have successfully registered.</text:p>
              </text:list-item>
            </text:list>
          </table:table-cell>
        </table:table-row>
        <table:table-row>
          <table:table-cell table:style-name="Table8.A2" office:value-type="string">
            <text:p text:style-name="P196">Alternative Flow</text:p>
          </table:table-cell>
          <table:table-cell table:style-name="Table8.B2" office:value-type="string">
            <text:p text:style-name="P209">None</text:p>
          </table:table-cell>
        </table:table-row>
        <table:table-row>
          <table:table-cell table:style-name="Table8.A2" office:value-type="string">
            <text:p text:style-name="P186">Exceptions</text:p>
          </table:table-cell>
          <table:table-cell table:style-name="Table8.B2" office:value-type="string">
            <text:p text:style-name="P202">Firebase Authentication service is down or not responding.</text:p>
          </table:table-cell>
        </table:table-row>
        <table:table-row table:style-name="Table8.9">
          <table:table-cell table:style-name="Table8.A9" office:value-type="string">
            <text:p text:style-name="P186">Priority</text:p>
          </table:table-cell>
          <table:table-cell table:style-name="Table8.B9" office:value-type="string">
            <text:p text:style-name="P208">High</text:p>
          </table:table-cell>
        </table:table-row>
      </table:table>
      <text:p text:style-name="P106"/>
      <text:p text:style-name="P155">Table <text:sequence text:ref-name="refTable3" text:name="Table" text:formula="ooow:Table+1" style:num-format="1">4</text:sequence>: <text:span text:style-name="T108">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85">Use Case Name</text:p>
          </table:table-cell>
          <table:table-cell table:style-name="Table4.B1" office:value-type="string">
            <text:p text:style-name="P195">User Login</text:p>
          </table:table-cell>
        </table:table-row>
        <table:table-row>
          <table:table-cell table:style-name="Table4.A2" office:value-type="string">
            <text:p text:style-name="P186">Actor</text:p>
          </table:table-cell>
          <table:table-cell table:style-name="Table4.B2" office:value-type="string">
            <text:p text:style-name="P207">Users</text:p>
          </table:table-cell>
        </table:table-row>
        <table:table-row>
          <table:table-cell table:style-name="Table4.A2" office:value-type="string">
            <text:p text:style-name="P186">Description</text:p>
          </table:table-cell>
          <table:table-cell table:style-name="Table4.B2" office:value-type="string">
            <text:p text:style-name="P199">The user logs into their account with the application using Firebase Authentication.</text:p>
          </table:table-cell>
        </table:table-row>
        <table:table-row>
          <table:table-cell table:style-name="Table4.A2" office:value-type="string">
            <text:p text:style-name="P186">Pre-conditions</text:p>
          </table:table-cell>
          <table:table-cell table:style-name="Table4.B2" office:value-type="string">
            <text:p text:style-name="P199">User is registered with the application using Firebase Authentication.</text:p>
          </table:table-cell>
        </table:table-row>
        <table:table-row>
          <table:table-cell table:style-name="Table4.A2" office:value-type="string">
            <text:p text:style-name="P186">Post-conditions</text:p>
          </table:table-cell>
          <table:table-cell table:style-name="Table4.B2" office:value-type="string">
            <text:p text:style-name="P199">User is logged into their account and can access their data.</text:p>
          </table:table-cell>
        </table:table-row>
        <table:table-row table:style-name="Table4.6">
          <table:table-cell table:style-name="Table4.A2" office:value-type="string">
            <text:p text:style-name="P194"><text:span text:style-name="T109">Normal </text:span>Flow</text:p>
          </table:table-cell>
          <table:table-cell table:style-name="Table4.B2" office:value-type="string">
            <text:list xml:id="list36360896" text:style-name="L2">
              <text:list-item>
                <text:p text:style-name="P264">User clicks on the “Log In” button.</text:p>
              </text:list-item>
              <text:list-item>
                <text:p text:style-name="P264">User is redirected to Firebase Authentication page.</text:p>
              </text:list-item>
              <text:list-item>
                <text:p text:style-name="P264">User enters their email address and password.</text:p>
              </text:list-item>
              <text:list-item>
                <text:p text:style-name="P264">User clicks on “Log In” button.</text:p>
              </text:list-item>
              <text:list-item>
                <text:p text:style-name="P264">User is redirected back to the application.</text:p>
              </text:list-item>
            </text:list>
          </table:table-cell>
        </table:table-row>
        <table:table-row>
          <table:table-cell table:style-name="Table4.A2" office:value-type="string">
            <text:p text:style-name="P193">Alternative Flow</text:p>
          </table:table-cell>
          <table:table-cell table:style-name="Table4.B2" office:value-type="string">
            <text:list xml:id="list1164570348" text:style-name="L3">
              <text:list-item>
                <text:p text:style-name="P265">If the user enters incorrect login credentials, the system displays an error message and prompts the user to try again.</text:p>
              </text:list-item>
              <text:list-item>
                <text:p text:style-name="P265">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86">Exceptions</text:p>
          </table:table-cell>
          <table:table-cell table:style-name="Table4.B2" office:value-type="string">
            <text:list xml:id="list1964948242" text:style-name="L4">
              <text:list-item>
                <text:p text:style-name="P266">If the user's account has been suspended or deactivated, the system will not allow them to log in and will display an error message.</text:p>
              </text:list-item>
              <text:list-item>
                <text:p text:style-name="P266">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86">Priority</text:p>
          </table:table-cell>
          <table:table-cell table:style-name="Table4.B9" office:value-type="string">
            <text:p text:style-name="P205">High</text:p>
          </table:table-cell>
        </table:table-row>
      </table:table>
      <text:p text:style-name="P155"><text:soft-page-break/>Table <text:sequence text:ref-name="refTable4" text:name="Table" text:formula="ooow:Table+1" style:num-format="1">5</text:sequence>: <text:span text:style-name="T111">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85">Use Case Name</text:p>
          </table:table-cell>
          <table:table-cell table:style-name="Table9.B1" office:value-type="string">
            <text:p text:style-name="P192">View Result</text:p>
          </table:table-cell>
        </table:table-row>
        <table:table-row>
          <table:table-cell table:style-name="Table9.A2" office:value-type="string">
            <text:p text:style-name="P186">Actor</text:p>
          </table:table-cell>
          <table:table-cell table:style-name="Table9.B2" office:value-type="string">
            <text:p text:style-name="P206">User</text:p>
          </table:table-cell>
        </table:table-row>
        <table:table-row>
          <table:table-cell table:style-name="Table9.A2" office:value-type="string">
            <text:p text:style-name="P186">Description</text:p>
          </table:table-cell>
          <table:table-cell table:style-name="Table9.B2" office:value-type="string">
            <text:p text:style-name="P199"><text:span text:style-name="T112">A</text:span>llows the user to view the predicted <text:span text:style-name="T112">drug</text:span> based on the input data.</text:p>
          </table:table-cell>
        </table:table-row>
        <table:table-row>
          <table:table-cell table:style-name="Table9.A2" office:value-type="string">
            <text:p text:style-name="P186">Pre-conditions</text:p>
          </table:table-cell>
          <table:table-cell table:style-name="Table9.B2" office:value-type="string">
            <text:p text:style-name="P201">User must be logged in.</text:p>
          </table:table-cell>
        </table:table-row>
        <table:table-row>
          <table:table-cell table:style-name="Table9.A2" office:value-type="string">
            <text:p text:style-name="P186">Post-conditions</text:p>
          </table:table-cell>
          <table:table-cell table:style-name="Table9.B2" office:value-type="string">
            <text:p text:style-name="P201">The user can view the predicted <text:span text:style-name="T112">drug.</text:span></text:p>
          </table:table-cell>
        </table:table-row>
        <table:table-row table:style-name="Table9.6">
          <table:table-cell table:style-name="Table9.A2" office:value-type="string">
            <text:p text:style-name="P191">Normal Flow</text:p>
          </table:table-cell>
          <table:table-cell table:style-name="Table9.B2" office:value-type="string">
            <text:list xml:id="list4022182622" text:style-name="L5">
              <text:list-item>
                <text:p text:style-name="P267">The user clicks on the "<text:span text:style-name="T113">Predict</text:span>" button after submitting input data.</text:p>
              </text:list-item>
              <text:list-item>
                <text:p text:style-name="P267">The system retrieves the predicted diagnosis based on the input data.</text:p>
              </text:list-item>
              <text:list-item>
                <text:p text:style-name="P267">The system displays the predicted diagnosis to the user.</text:p>
              </text:list-item>
            </text:list>
          </table:table-cell>
        </table:table-row>
        <table:table-row>
          <table:table-cell table:style-name="Table9.A2" office:value-type="string">
            <text:p text:style-name="P191">Alternative Flow</text:p>
          </table:table-cell>
          <table:table-cell table:style-name="Table9.B2" office:value-type="string">
            <text:list xml:id="list223383765" text:style-name="L6">
              <text:list-item>
                <text:p text:style-name="P268">If the system cannot retrieve a predicted diagnosis based on the input data, an error message is displayed to the user.</text:p>
              </text:list-item>
              <text:list-item>
                <text:p text:style-name="P268">If the predicted diagnosis is not available due to technical issues, an error message is displayed to the user.</text:p>
              </text:list-item>
            </text:list>
          </table:table-cell>
        </table:table-row>
        <table:table-row>
          <table:table-cell table:style-name="Table9.A2" office:value-type="string">
            <text:p text:style-name="P186">Exceptions</text:p>
          </table:table-cell>
          <table:table-cell table:style-name="Table9.B2" office:value-type="string">
            <text:list xml:id="list4184944606" text:style-name="L7">
              <text:list-item>
                <text:p text:style-name="P270">Invalid input data through an error.</text:p>
              </text:list-item>
            </text:list>
          </table:table-cell>
        </table:table-row>
        <table:table-row>
          <table:table-cell table:style-name="Table9.A9" office:value-type="string">
            <text:p text:style-name="P186">Priority</text:p>
          </table:table-cell>
          <table:table-cell table:style-name="Table9.B9" office:value-type="string">
            <text:p text:style-name="P205">High</text:p>
          </table:table-cell>
        </table:table-row>
      </table:table>
      <text:p text:style-name="P10"/>
      <text:p text:style-name="P155">Table <text:sequence text:ref-name="refTable5" text:name="Table" text:formula="ooow:Table+1" style:num-format="1">6</text:sequence>: <text:span text:style-name="T114">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85">Use Case Name</text:p>
          </table:table-cell>
          <table:table-cell table:style-name="Table10.B1" office:value-type="string">
            <text:p text:style-name="P187">Change Light Mode</text:p>
          </table:table-cell>
        </table:table-row>
        <table:table-row>
          <table:table-cell table:style-name="Table10.A2" office:value-type="string">
            <text:p text:style-name="P186">Actor</text:p>
          </table:table-cell>
          <table:table-cell table:style-name="Table10.B2" office:value-type="string">
            <text:p text:style-name="P198">User</text:p>
          </table:table-cell>
        </table:table-row>
        <table:table-row>
          <table:table-cell table:style-name="Table10.A2" office:value-type="string">
            <text:p text:style-name="P186">Description</text:p>
          </table:table-cell>
          <table:table-cell table:style-name="Table10.B2" office:value-type="string">
            <text:p text:style-name="P199">Allows the user to change the color scheme of the app.</text:p>
          </table:table-cell>
        </table:table-row>
        <table:table-row>
          <table:table-cell table:style-name="Table10.A2" office:value-type="string">
            <text:p text:style-name="P186">Pre-conditions</text:p>
          </table:table-cell>
          <table:table-cell table:style-name="Table10.B2" office:value-type="string">
            <text:p text:style-name="P198">User must be logged in.</text:p>
          </table:table-cell>
        </table:table-row>
        <table:table-row>
          <table:table-cell table:style-name="Table10.A2" office:value-type="string">
            <text:p text:style-name="P186">Post-conditions</text:p>
          </table:table-cell>
          <table:table-cell table:style-name="Table10.B2" office:value-type="string">
            <text:p text:style-name="P203">The selected light mode is applied.</text:p>
          </table:table-cell>
        </table:table-row>
        <table:table-row table:style-name="Table10.6">
          <table:table-cell table:style-name="Table10.A2" office:value-type="string">
            <text:p text:style-name="P186"><text:span text:style-name="T115">Normal </text:span>Flow</text:p>
          </table:table-cell>
          <table:table-cell table:style-name="Table10.B2" office:value-type="string">
            <text:list xml:id="list3655366549" text:style-name="L8">
              <text:list-item>
                <text:p text:style-name="P269">User clicks on the "Change Light Mode" button.</text:p>
              </text:list-item>
              <text:list-item>
                <text:p text:style-name="P269"><text:span text:style-name="T117">A</text:span>pp displays available light modes.</text:p>
              </text:list-item>
              <text:list-item>
                <text:p text:style-name="P269">User selects a light mode.</text:p>
              </text:list-item>
              <text:list-item>
                <text:p text:style-name="P269">App applies the selected light mode.</text:p>
              </text:list-item>
            </text:list>
          </table:table-cell>
        </table:table-row>
        <table:table-row>
          <table:table-cell table:style-name="Table10.A2" office:value-type="string">
            <text:p text:style-name="P188">Alternative Flow</text:p>
          </table:table-cell>
          <table:table-cell table:style-name="Table10.B2" office:value-type="string">
            <text:p text:style-name="P135">None</text:p>
          </table:table-cell>
        </table:table-row>
        <table:table-row table:style-name="Table10.8">
          <table:table-cell table:style-name="Table10.A2" office:value-type="string">
            <text:p text:style-name="P189">Exceptions</text:p>
          </table:table-cell>
          <table:table-cell table:style-name="Table10.B2" office:value-type="string">
            <text:p text:style-name="P200">If there are no available light modes, display an error message.</text:p>
          </table:table-cell>
        </table:table-row>
        <table:table-row table:style-name="Table10.9">
          <table:table-cell table:style-name="Table10.A9" office:value-type="string">
            <text:p text:style-name="P190">Priority</text:p>
          </table:table-cell>
          <table:table-cell table:style-name="Table10.B9" office:value-type="string">
            <text:p text:style-name="P204">Low</text:p>
          </table:table-cell>
        </table:table-row>
      </table:table>
      <text:p text:style-name="P10"/>
      <text:p text:style-name="P155">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63">Use Case Name</text:p>
          </table:table-cell>
          <table:table-cell table:style-name="Table20.B1" office:value-type="string">
            <text:p text:style-name="P176">Logout</text:p>
          </table:table-cell>
        </table:table-row>
        <table:table-row>
          <table:table-cell table:style-name="Table20.A2" office:value-type="string">
            <text:p text:style-name="P166">Actor</text:p>
          </table:table-cell>
          <table:table-cell table:style-name="Table20.B2" office:value-type="string">
            <text:p text:style-name="P18">User</text:p>
          </table:table-cell>
        </table:table-row>
        <table:table-row>
          <table:table-cell table:style-name="Table20.A2" office:value-type="string">
            <text:p text:style-name="P166">Description</text:p>
          </table:table-cell>
          <table:table-cell table:style-name="Table20.B3" office:value-type="string">
            <text:p text:style-name="P17">This use case describes the steps a user takes to log out of the system.</text:p>
          </table:table-cell>
        </table:table-row>
        <table:table-row>
          <table:table-cell table:style-name="Table20.A2" office:value-type="string">
            <text:p text:style-name="P166">Pre-conditions</text:p>
          </table:table-cell>
          <table:table-cell table:style-name="Table20.B4" office:value-type="string">
            <text:p text:style-name="P17">User is logged in.</text:p>
          </table:table-cell>
        </table:table-row>
        <text:soft-page-break/>
        <table:table-row>
          <table:table-cell table:style-name="Table20.A2" office:value-type="string">
            <text:p text:style-name="P166">Post-conditions</text:p>
          </table:table-cell>
          <table:table-cell table:style-name="Table20.B5" office:value-type="string">
            <text:p text:style-name="P17">User is logged out and returned to the login page.</text:p>
          </table:table-cell>
        </table:table-row>
        <table:table-row>
          <table:table-cell table:style-name="Table20.A2" office:value-type="string">
            <text:p text:style-name="P166"><text:span text:style-name="T115">Normal </text:span>Flow</text:p>
          </table:table-cell>
          <table:table-cell table:style-name="Table20.B6" office:value-type="string">
            <text:list xml:id="list295905312" text:style-name="L9">
              <text:list-item>
                <text:p text:style-name="P271">User clicks the "Logout" button.</text:p>
              </text:list-item>
              <text:list-item>
                <text:p text:style-name="P271">System logs out the user and redirects them to the login page.</text:p>
              </text:list-item>
            </text:list>
          </table:table-cell>
        </table:table-row>
        <table:table-row>
          <table:table-cell table:style-name="Table20.A2" office:value-type="string">
            <text:p text:style-name="P169">Alternative Flow</text:p>
          </table:table-cell>
          <table:table-cell table:style-name="Table20.B7" office:value-type="string">
            <text:p text:style-name="P18"><text:s/>-</text:p>
          </table:table-cell>
        </table:table-row>
        <table:table-row>
          <table:table-cell table:style-name="Table20.A2" office:value-type="string">
            <text:p text:style-name="P172">Exceptions</text:p>
          </table:table-cell>
          <table:table-cell table:style-name="Table20.B8" office:value-type="string">
            <text:p text:style-name="P17"><text:s/>- </text:p>
          </table:table-cell>
        </table:table-row>
        <table:table-row>
          <table:table-cell table:style-name="Table20.A2" office:value-type="string">
            <text:p text:style-name="P175">Priority</text:p>
          </table:table-cell>
          <table:table-cell table:style-name="Table20.B9" office:value-type="string">
            <text:p text:style-name="P18">Low</text:p>
          </table:table-cell>
        </table:table-row>
      </table:table>
      <text:p text:style-name="P12"/>
      <text:p text:style-name="P155">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61">Use Case Name</text:p>
          </table:table-cell>
          <table:table-cell table:style-name="Table12.B1" office:value-type="string">
            <text:p text:style-name="P177">Send Feedback</text:p>
          </table:table-cell>
        </table:table-row>
        <table:table-row>
          <table:table-cell table:style-name="Table12.A2" office:value-type="string">
            <text:p text:style-name="P164">Actor</text:p>
          </table:table-cell>
          <table:table-cell table:style-name="Table12.B2" office:value-type="string">
            <text:p text:style-name="P19">User</text:p>
          </table:table-cell>
        </table:table-row>
        <table:table-row>
          <table:table-cell table:style-name="Table12.A2" office:value-type="string">
            <text:p text:style-name="P164">Description</text:p>
          </table:table-cell>
          <table:table-cell table:style-name="Table12.B3" office:value-type="string">
            <text:p text:style-name="P15">This use case describes the steps a user takes to send feedback to the system administrators.</text:p>
          </table:table-cell>
        </table:table-row>
        <table:table-row>
          <table:table-cell table:style-name="Table12.A2" office:value-type="string">
            <text:p text:style-name="P164">Pre-conditions</text:p>
          </table:table-cell>
          <table:table-cell table:style-name="Table12.B4" office:value-type="string">
            <text:p text:style-name="P15">User is logged in and on the feedback page.</text:p>
          </table:table-cell>
        </table:table-row>
        <table:table-row>
          <table:table-cell table:style-name="Table12.A2" office:value-type="string">
            <text:p text:style-name="P164">Post-conditions</text:p>
          </table:table-cell>
          <table:table-cell table:style-name="Table12.B5" office:value-type="string">
            <text:p text:style-name="P15">Feedback is sent to the system administrators.</text:p>
          </table:table-cell>
        </table:table-row>
        <table:table-row>
          <table:table-cell table:style-name="Table12.A2" office:value-type="string">
            <text:p text:style-name="P164"><text:span text:style-name="T115">Normal </text:span>Flow</text:p>
          </table:table-cell>
          <table:table-cell table:style-name="Table12.B6" office:value-type="string">
            <text:list xml:id="list1793008379" text:style-name="L10">
              <text:list-item>
                <text:p text:style-name="P272">User navigates to the feedback page.</text:p>
              </text:list-item>
              <text:list-item>
                <text:p text:style-name="P272">User enters feedback into the form.</text:p>
              </text:list-item>
              <text:list-item>
                <text:p text:style-name="P272">User clicks "Submit" button.</text:p>
              </text:list-item>
              <text:list-item>
                <text:p text:style-name="P272">System saves the feedback and notifies the user that it was received successfully.</text:p>
              </text:list-item>
            </text:list>
          </table:table-cell>
        </table:table-row>
        <table:table-row>
          <table:table-cell table:style-name="Table12.A2" office:value-type="string">
            <text:p text:style-name="P167">Alternative Flow</text:p>
          </table:table-cell>
          <table:table-cell table:style-name="Table12.B7" office:value-type="string">
            <text:p text:style-name="P15">If user encounters an error while submitting the feedback, the system displays an error message and the user returns to the feedback page.</text:p>
          </table:table-cell>
        </table:table-row>
        <table:table-row>
          <table:table-cell table:style-name="Table12.A2" office:value-type="string">
            <text:p text:style-name="P170">Exceptions</text:p>
          </table:table-cell>
          <table:table-cell table:style-name="Table12.B8" office:value-type="string">
            <text:p text:style-name="P15"><text:s/>- </text:p>
          </table:table-cell>
        </table:table-row>
        <table:table-row>
          <table:table-cell table:style-name="Table12.A2" office:value-type="string">
            <text:p text:style-name="P173">Priority</text:p>
          </table:table-cell>
          <table:table-cell table:style-name="Table12.B9" office:value-type="string">
            <text:p text:style-name="P20">Medium</text:p>
          </table:table-cell>
        </table:table-row>
      </table:table>
      <text:h text:style-name="P255" text:outline-level="3" text:is-list-header="true"/>
      <text:p text:style-name="P155">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61">Use Case Name</text:p>
          </table:table-cell>
          <table:table-cell table:style-name="Table13.B1" office:value-type="string">
            <text:p text:style-name="P178">Predict</text:p>
          </table:table-cell>
        </table:table-row>
        <table:table-row>
          <table:table-cell table:style-name="Table13.A2" office:value-type="string">
            <text:p text:style-name="P164">Actor</text:p>
          </table:table-cell>
          <table:table-cell table:style-name="Table13.B2" office:value-type="string">
            <text:p text:style-name="P21">AI Model</text:p>
          </table:table-cell>
        </table:table-row>
        <table:table-row>
          <table:table-cell table:style-name="Table13.A2" office:value-type="string">
            <text:p text:style-name="P164">Description</text:p>
          </table:table-cell>
          <table:table-cell table:style-name="Table13.B3" office:value-type="string">
            <text:p text:style-name="P15">User submits <text:span text:style-name="T118">input</text:span> data to receive a predicted <text:span text:style-name="T118">drug chemical</text:span>.</text:p>
          </table:table-cell>
        </table:table-row>
        <table:table-row>
          <table:table-cell table:style-name="Table13.A2" office:value-type="string">
            <text:p text:style-name="P164">Pre-conditions</text:p>
          </table:table-cell>
          <table:table-cell table:style-name="Table13.B4" office:value-type="string">
            <text:p text:style-name="P15">The user is logged in.</text:p>
          </table:table-cell>
        </table:table-row>
        <table:table-row>
          <table:table-cell table:style-name="Table13.A2" office:value-type="string">
            <text:p text:style-name="P164">Post-conditions</text:p>
          </table:table-cell>
          <table:table-cell table:style-name="Table13.B5" office:value-type="string">
            <text:p text:style-name="P15">The system generates and displays a predicted <text:span text:style-name="T119">drug chemical</text:span>.</text:p>
          </table:table-cell>
        </table:table-row>
        <table:table-row>
          <table:table-cell table:style-name="Table13.A2" office:value-type="string">
            <text:p text:style-name="P164"><text:span text:style-name="T115">Normal </text:span>Flow</text:p>
          </table:table-cell>
          <table:table-cell table:style-name="Table13.B6" office:value-type="string">
            <text:list xml:id="list3352817476" text:style-name="L11">
              <text:list-item>
                <text:p text:style-name="P273">User enters <text:span text:style-name="T120">input CSV</text:span> data and submits it for prediction.</text:p>
              </text:list-item>
              <text:list-item>
                <text:p text:style-name="P273"><text:soft-page-break/>System validates the input data.</text:p>
              </text:list-item>
              <text:list-item>
                <text:p text:style-name="P273">System applies the trained AI model to the input data.</text:p>
              </text:list-item>
              <text:list-item>
                <text:p text:style-name="P273">System generates a predicted <text:span text:style-name="T120">drug</text:span> based on the input data.</text:p>
              </text:list-item>
              <text:list-item>
                <text:p text:style-name="P273">System displays the predicted <text:span text:style-name="T120">drug</text:span> to the user.</text:p>
              </text:list-item>
            </text:list>
          </table:table-cell>
        </table:table-row>
        <table:table-row>
          <table:table-cell table:style-name="Table13.A2" office:value-type="string">
            <text:p text:style-name="P167">Alternative Flow</text:p>
          </table:table-cell>
          <table:table-cell table:style-name="Table13.B7" office:value-type="string">
            <text:list xml:id="list3354108538" text:style-name="L12">
              <text:list-item>
                <text:p text:style-name="P274">If the input data is invalid, the system displays an error message and prompts the user to correct the data.</text:p>
              </text:list-item>
              <text:list-item>
                <text:p text:style-name="P274">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70">Exceptions</text:p>
          </table:table-cell>
          <table:table-cell table:style-name="Table13.B8" office:value-type="string">
            <text:p text:style-name="P22">N/A</text:p>
          </table:table-cell>
        </table:table-row>
        <table:table-row>
          <table:table-cell table:style-name="Table13.A2" office:value-type="string">
            <text:p text:style-name="P173">Priority</text:p>
          </table:table-cell>
          <table:table-cell table:style-name="Table13.B9" office:value-type="string">
            <text:p text:style-name="P22">High</text:p>
          </table:table-cell>
        </table:table-row>
      </table:table>
      <text:h text:style-name="P256" text:outline-level="3" text:is-list-header="true"/>
      <text:p text:style-name="P155">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62">Use Case Name</text:p>
          </table:table-cell>
          <table:table-cell table:style-name="Table15.B1" office:value-type="string">
            <text:p text:style-name="P179">Download Predicted Output</text:p>
          </table:table-cell>
        </table:table-row>
        <table:table-row>
          <table:table-cell table:style-name="Table15.A2" office:value-type="string">
            <text:p text:style-name="P165">Actor</text:p>
          </table:table-cell>
          <table:table-cell table:style-name="Table15.B2" office:value-type="string">
            <text:p text:style-name="P22">User</text:p>
          </table:table-cell>
        </table:table-row>
        <table:table-row>
          <table:table-cell table:style-name="Table15.A2" office:value-type="string">
            <text:p text:style-name="P165">Description</text:p>
          </table:table-cell>
          <table:table-cell table:style-name="Table15.B3" office:value-type="string">
            <text:p text:style-name="P16">User downloads a file containing the predicted <text:span text:style-name="T120">drug chemical</text:span>.</text:p>
          </table:table-cell>
        </table:table-row>
        <table:table-row>
          <table:table-cell table:style-name="Table15.A2" office:value-type="string">
            <text:p text:style-name="P165">Pre-conditions</text:p>
          </table:table-cell>
          <table:table-cell table:style-name="Table15.B4" office:value-type="string">
            <text:list xml:id="list3378300063" text:style-name="L13">
              <text:list-item>
                <text:p text:style-name="P275">The user is logged in and has access to the download functionality. </text:p>
              </text:list-item>
              <text:list-item>
                <text:p text:style-name="P275">The user has previously submitted <text:span text:style-name="T120">input</text:span> data for prediction.</text:p>
              </text:list-item>
            </text:list>
          </table:table-cell>
        </table:table-row>
        <table:table-row>
          <table:table-cell table:style-name="Table15.A2" office:value-type="string">
            <text:p text:style-name="P165">Post-conditions</text:p>
          </table:table-cell>
          <table:table-cell table:style-name="Table15.B5" office:value-type="string">
            <text:p text:style-name="P16">The system generates and downloads a file containing the predicted <text:span text:style-name="T120">drug.</text:span></text:p>
          </table:table-cell>
        </table:table-row>
        <table:table-row>
          <table:table-cell table:style-name="Table15.A2" office:value-type="string">
            <text:p text:style-name="P165"><text:span text:style-name="T115">Normal </text:span>Flow</text:p>
          </table:table-cell>
          <table:table-cell table:style-name="Table15.B6" office:value-type="string">
            <text:list xml:id="list531166847" text:style-name="L14">
              <text:list-item>
                <text:p text:style-name="P276">User selects the "Download Predictions" option.</text:p>
              </text:list-item>
              <text:list-item>
                <text:p text:style-name="P276">System generates a file containing the predicted <text:span text:style-name="T121">drug chemical.</text:span></text:p>
              </text:list-item>
              <text:list-item>
                <text:p text:style-name="P276">System prompts the user to save the file.</text:p>
              </text:list-item>
              <text:list-item>
                <text:p text:style-name="P276">User selects a location to save the file.</text:p>
              </text:list-item>
              <text:list-item>
                <text:p text:style-name="P276">System saves the file to the selected location.</text:p>
              </text:list-item>
            </text:list>
          </table:table-cell>
        </table:table-row>
        <table:table-row>
          <table:table-cell table:style-name="Table15.A2" office:value-type="string">
            <text:p text:style-name="P168">Alternative Flow</text:p>
          </table:table-cell>
          <table:table-cell table:style-name="Table15.B7" office:value-type="string">
            <text:p text:style-name="P23">N/A</text:p>
          </table:table-cell>
        </table:table-row>
        <table:table-row>
          <table:table-cell table:style-name="Table15.A2" office:value-type="string">
            <text:p text:style-name="P171">Exceptions</text:p>
          </table:table-cell>
          <table:table-cell table:style-name="Table15.B8" office:value-type="string">
            <text:p text:style-name="P23">N/A</text:p>
          </table:table-cell>
        </table:table-row>
        <table:table-row>
          <table:table-cell table:style-name="Table15.A2" office:value-type="string">
            <text:p text:style-name="P174">Priority</text:p>
          </table:table-cell>
          <table:table-cell table:style-name="Table15.B9" office:value-type="string">
            <text:p text:style-name="P23">Medium</text:p>
          </table:table-cell>
        </table:table-row>
      </table:table>
      <text:h text:style-name="P256" text:outline-level="3" text:is-list-header="true"/>
      <text:p text:style-name="P155">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62">Use Case Name</text:p>
          </table:table-cell>
          <table:table-cell table:style-name="Table16.B1" office:value-type="string">
            <text:p text:style-name="P180">View Feedback</text:p>
          </table:table-cell>
        </table:table-row>
        <table:table-row>
          <table:table-cell table:style-name="Table16.A2" office:value-type="string">
            <text:p text:style-name="P165">Actor</text:p>
          </table:table-cell>
          <table:table-cell table:style-name="Table16.B2" office:value-type="string">
            <text:p text:style-name="P24">Admin</text:p>
          </table:table-cell>
        </table:table-row>
        <table:table-row>
          <table:table-cell table:style-name="Table16.A2" office:value-type="string">
            <text:p text:style-name="P165">Description</text:p>
          </table:table-cell>
          <table:table-cell table:style-name="Table16.B3" office:value-type="string">
            <text:p text:style-name="P16">Admin views feedback submitted by users.</text:p>
          </table:table-cell>
        </table:table-row>
        <table:table-row>
          <table:table-cell table:style-name="Table16.A2" office:value-type="string">
            <text:p text:style-name="P165">Pre-conditions</text:p>
          </table:table-cell>
          <table:table-cell table:style-name="Table16.B4" office:value-type="string">
            <text:p text:style-name="P16">The admin is logged in and has access to the view feedback functionality. <text:soft-page-break/>Users have previously submitted feedback.</text:p>
          </table:table-cell>
        </table:table-row>
        <table:table-row>
          <table:table-cell table:style-name="Table16.A2" office:value-type="string">
            <text:p text:style-name="P165">Post-conditions</text:p>
          </table:table-cell>
          <table:table-cell table:style-name="Table16.B5" office:value-type="string">
            <text:p text:style-name="P16">The system displays the feedback submitted by users.</text:p>
          </table:table-cell>
        </table:table-row>
        <table:table-row>
          <table:table-cell table:style-name="Table16.A2" office:value-type="string">
            <text:p text:style-name="P165"><text:span text:style-name="T115">Normal </text:span>Flow</text:p>
          </table:table-cell>
          <table:table-cell table:style-name="Table16.B6" office:value-type="string">
            <text:list xml:id="list988831824" text:style-name="L15">
              <text:list-item>
                <text:p text:style-name="P277">Admin selects the "View Feedback" option.</text:p>
              </text:list-item>
              <text:list-item>
                <text:p text:style-name="P277">System retrieves the feedback submitted by users.</text:p>
              </text:list-item>
              <text:list-item>
                <text:p text:style-name="P277">System displays the feedback to the admin.</text:p>
              </text:list-item>
            </text:list>
          </table:table-cell>
        </table:table-row>
        <table:table-row>
          <table:table-cell table:style-name="Table16.A2" office:value-type="string">
            <text:p text:style-name="P168">Alternative Flow</text:p>
          </table:table-cell>
          <table:table-cell table:style-name="Table16.B7" office:value-type="string">
            <text:p text:style-name="P24">N/A</text:p>
          </table:table-cell>
        </table:table-row>
        <table:table-row>
          <table:table-cell table:style-name="Table16.A2" office:value-type="string">
            <text:p text:style-name="P171">Exceptions</text:p>
          </table:table-cell>
          <table:table-cell table:style-name="Table16.B8" office:value-type="string">
            <text:p text:style-name="P24">N/A</text:p>
          </table:table-cell>
        </table:table-row>
        <table:table-row>
          <table:table-cell table:style-name="Table16.A2" office:value-type="string">
            <text:p text:style-name="P174">Priority</text:p>
          </table:table-cell>
          <table:table-cell table:style-name="Table16.B9" office:value-type="string">
            <text:p text:style-name="P24">Low</text:p>
          </table:table-cell>
        </table:table-row>
      </table:table>
      <text:h text:style-name="P256" text:outline-level="3" text:is-list-header="true"/>
      <text:p text:style-name="P155">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62">Use Case Name</text:p>
          </table:table-cell>
          <table:table-cell table:style-name="Table17.B1" office:value-type="string">
            <text:p text:style-name="P180">Interpret Output</text:p>
          </table:table-cell>
        </table:table-row>
        <table:table-row>
          <table:table-cell table:style-name="Table17.A2" office:value-type="string">
            <text:p text:style-name="P165">Actor</text:p>
          </table:table-cell>
          <table:table-cell table:style-name="Table17.B2" office:value-type="string">
            <text:p text:style-name="P24">AI Model</text:p>
          </table:table-cell>
        </table:table-row>
        <table:table-row>
          <table:table-cell table:style-name="Table17.A2" office:value-type="string">
            <text:p text:style-name="P165">Description</text:p>
          </table:table-cell>
          <table:table-cell table:style-name="Table17.B3" office:value-type="string">
            <text:p text:style-name="P16">AI Model interprets the predicted diagnosis generated by the system.</text:p>
          </table:table-cell>
        </table:table-row>
        <table:table-row>
          <table:table-cell table:style-name="Table17.A2" office:value-type="string">
            <text:p text:style-name="P165">Pre-conditions</text:p>
          </table:table-cell>
          <table:table-cell table:style-name="Table17.B4" office:value-type="string">
            <text:p text:style-name="P16">The system has generated a predicted <text:span text:style-name="T122">drug chemical</text:span>.</text:p>
          </table:table-cell>
        </table:table-row>
        <table:table-row>
          <table:table-cell table:style-name="Table17.A2" office:value-type="string">
            <text:p text:style-name="P165">Post-conditions</text:p>
          </table:table-cell>
          <table:table-cell table:style-name="Table17.B5" office:value-type="string">
            <text:p text:style-name="P16">The AI model generates an interpretation of the predicted <text:span text:style-name="T122">drug</text:span>.</text:p>
          </table:table-cell>
        </table:table-row>
        <table:table-row>
          <table:table-cell table:style-name="Table17.A2" office:value-type="string">
            <text:p text:style-name="P165"><text:span text:style-name="T115">Normal </text:span>Flow</text:p>
          </table:table-cell>
          <table:table-cell table:style-name="Table17.B6" office:value-type="string">
            <text:list xml:id="list893314445" text:style-name="L16">
              <text:list-item>
                <text:p text:style-name="P278">The system passes the predicted <text:span text:style-name="T123">drug chemical</text:span> to the AI model.</text:p>
              </text:list-item>
              <text:list-item>
                <text:p text:style-name="P278">The AI model analyzes the predicted <text:span text:style-name="T123">drug</text:span>.</text:p>
              </text:list-item>
              <text:list-item>
                <text:p text:style-name="P278">The AI model generates an interpretation of the predicted <text:span text:style-name="T123">drug</text:span>.</text:p>
              </text:list-item>
              <text:list-item>
                <text:p text:style-name="P278">The interpretation is passed back to the system.</text:p>
              </text:list-item>
              <text:list-item>
                <text:p text:style-name="P278">The system displays the interpretation to the user.</text:p>
              </text:list-item>
            </text:list>
          </table:table-cell>
        </table:table-row>
        <table:table-row>
          <table:table-cell table:style-name="Table17.A2" office:value-type="string">
            <text:p text:style-name="P168">Alternative Flow</text:p>
          </table:table-cell>
          <table:table-cell table:style-name="Table17.B7" office:value-type="string">
            <text:p text:style-name="P25">N/A</text:p>
          </table:table-cell>
        </table:table-row>
        <table:table-row>
          <table:table-cell table:style-name="Table17.A2" office:value-type="string">
            <text:p text:style-name="P171">Exceptions</text:p>
          </table:table-cell>
          <table:table-cell table:style-name="Table17.B8" office:value-type="string">
            <text:p text:style-name="P25">N/A</text:p>
          </table:table-cell>
        </table:table-row>
        <table:table-row>
          <table:table-cell table:style-name="Table17.A2" office:value-type="string">
            <text:p text:style-name="P174">Priority</text:p>
          </table:table-cell>
          <table:table-cell table:style-name="Table17.B9" office:value-type="string">
            <text:p text:style-name="P25">Medium</text:p>
          </table:table-cell>
        </table:table-row>
      </table:table>
      <text:h text:style-name="P256" text:outline-level="3" text:is-list-header="true"/>
      <text:p text:style-name="P155">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62">Use Case Name</text:p>
          </table:table-cell>
          <table:table-cell table:style-name="Table18.B1" office:value-type="string">
            <text:p text:style-name="P181">View Prediction History</text:p>
          </table:table-cell>
        </table:table-row>
        <table:table-row>
          <table:table-cell table:style-name="Table18.A2" office:value-type="string">
            <text:p text:style-name="P165">Actor</text:p>
          </table:table-cell>
          <table:table-cell table:style-name="Table18.B2" office:value-type="string">
            <text:p text:style-name="P26">User, Admin</text:p>
          </table:table-cell>
        </table:table-row>
        <table:table-row>
          <table:table-cell table:style-name="Table18.A2" office:value-type="string">
            <text:p text:style-name="P165">Description</text:p>
          </table:table-cell>
          <table:table-cell table:style-name="Table18.B3" office:value-type="string">
            <text:p text:style-name="P16">User and admin view the history of previously submitted <text:span text:style-name="T124">input CSV</text:span> data and their predicted <text:span text:style-name="T124">drug chemical</text:span>.</text:p>
          </table:table-cell>
        </table:table-row>
        <table:table-row>
          <table:table-cell table:style-name="Table18.A2" office:value-type="string">
            <text:p text:style-name="P165">Pre-conditions</text:p>
          </table:table-cell>
          <table:table-cell table:style-name="Table18.B4" office:value-type="string">
            <text:p text:style-name="P16">User is logged in.</text:p>
          </table:table-cell>
        </table:table-row>
        <text:soft-page-break/>
        <table:table-row>
          <table:table-cell table:style-name="Table18.A2" office:value-type="string">
            <text:p text:style-name="P165">Post-conditions</text:p>
          </table:table-cell>
          <table:table-cell table:style-name="Table18.B5" office:value-type="string">
            <text:p text:style-name="P16">User has successfully viewed their predicted <text:span text:style-name="T125">drug chemical</text:span> history.</text:p>
          </table:table-cell>
        </table:table-row>
        <table:table-row>
          <table:table-cell table:style-name="Table18.A2" office:value-type="string">
            <text:p text:style-name="P165"><text:span text:style-name="T115">Normal </text:span>Flow</text:p>
          </table:table-cell>
          <table:table-cell table:style-name="Table18.B6" office:value-type="string">
            <text:list xml:id="list3752215495" text:style-name="L17">
              <text:list-item>
                <text:p text:style-name="P279">User clicks on "View Predicted History" button.</text:p>
              </text:list-item>
              <text:list-item>
                <text:p text:style-name="P279">System displays a list of the user's previous predicted diagnoses.</text:p>
              </text:list-item>
            </text:list>
          </table:table-cell>
        </table:table-row>
        <table:table-row>
          <table:table-cell table:style-name="Table18.A2" office:value-type="string">
            <text:p text:style-name="P168">Alternative Flow</text:p>
          </table:table-cell>
          <table:table-cell table:style-name="Table18.B7" office:value-type="string">
            <text:p text:style-name="P27">N/A</text:p>
          </table:table-cell>
        </table:table-row>
        <table:table-row>
          <table:table-cell table:style-name="Table18.A2" office:value-type="string">
            <text:p text:style-name="P171">Exceptions</text:p>
          </table:table-cell>
          <table:table-cell table:style-name="Table18.B8" office:value-type="string">
            <text:p text:style-name="P27">N/A</text:p>
          </table:table-cell>
        </table:table-row>
        <table:table-row>
          <table:table-cell table:style-name="Table18.A2" office:value-type="string">
            <text:p text:style-name="P174">Priority</text:p>
          </table:table-cell>
          <table:table-cell table:style-name="Table18.B9" office:value-type="string">
            <text:p text:style-name="P28">Medium</text:p>
          </table:table-cell>
        </table:table-row>
      </table:table>
      <text:h text:style-name="P256" text:outline-level="3" text:is-list-header="true"/>
      <text:p text:style-name="P155">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62">Use Case Name</text:p>
          </table:table-cell>
          <table:table-cell table:style-name="Table19.B1" office:value-type="string">
            <text:p text:style-name="P182">Admin Login</text:p>
          </table:table-cell>
        </table:table-row>
        <table:table-row>
          <table:table-cell table:style-name="Table19.A2" office:value-type="string">
            <text:p text:style-name="P165">Actor</text:p>
          </table:table-cell>
          <table:table-cell table:style-name="Table19.B2" office:value-type="string">
            <text:p text:style-name="P28">Admin</text:p>
          </table:table-cell>
        </table:table-row>
        <table:table-row>
          <table:table-cell table:style-name="Table19.A2" office:value-type="string">
            <text:p text:style-name="P165">Description</text:p>
          </table:table-cell>
          <table:table-cell table:style-name="Table19.B3" office:value-type="string">
            <text:p text:style-name="P16">Allows an admin to log in to the system using Firebase authentication.</text:p>
          </table:table-cell>
        </table:table-row>
        <table:table-row>
          <table:table-cell table:style-name="Table19.A2" office:value-type="string">
            <text:p text:style-name="P165">Pre-conditions</text:p>
          </table:table-cell>
          <table:table-cell table:style-name="Table19.B4" office:value-type="string">
            <text:p text:style-name="P16">Admin has a valid Firebase authentication account.</text:p>
          </table:table-cell>
        </table:table-row>
        <table:table-row>
          <table:table-cell table:style-name="Table19.A2" office:value-type="string">
            <text:p text:style-name="P165">Post-conditions</text:p>
          </table:table-cell>
          <table:table-cell table:style-name="Table19.B5" office:value-type="string">
            <text:p text:style-name="P16">Admin has successfully logged in.</text:p>
          </table:table-cell>
        </table:table-row>
        <table:table-row>
          <table:table-cell table:style-name="Table19.A2" office:value-type="string">
            <text:p text:style-name="P165"><text:span text:style-name="T115">Normal </text:span>Flow</text:p>
          </table:table-cell>
          <table:table-cell table:style-name="Table19.B6" office:value-type="string">
            <text:list xml:id="list2216272890" text:style-name="L18">
              <text:list-item>
                <text:p text:style-name="P280">Admin navigates to the login page.</text:p>
              </text:list-item>
              <text:list-item>
                <text:p text:style-name="P280">Admin enters their Firebase authentication credentials.</text:p>
              </text:list-item>
              <text:list-item>
                <text:p text:style-name="P280">System verifies the credentials and logs the admin in.</text:p>
              </text:list-item>
            </text:list>
          </table:table-cell>
        </table:table-row>
        <table:table-row>
          <table:table-cell table:style-name="Table19.A2" office:value-type="string">
            <text:p text:style-name="P168">Alternative Flow</text:p>
          </table:table-cell>
          <table:table-cell table:style-name="Table19.B7" office:value-type="string">
            <text:p text:style-name="P28">N/A</text:p>
          </table:table-cell>
        </table:table-row>
        <table:table-row>
          <table:table-cell table:style-name="Table19.A2" office:value-type="string">
            <text:p text:style-name="P171">Exceptions</text:p>
          </table:table-cell>
          <table:table-cell table:style-name="Table19.B8" office:value-type="string">
            <text:list xml:id="list444035291" text:style-name="L19">
              <text:list-item>
                <text:p text:style-name="P281">If the admin enters invalid Firebase authentication credentials, the system displays an error message and prompts the admin to try again.</text:p>
              </text:list-item>
              <text:list-item>
                <text:p text:style-name="P281">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74">Priority</text:p>
          </table:table-cell>
          <table:table-cell table:style-name="Table19.B9" office:value-type="string">
            <text:p text:style-name="P29">High</text:p>
          </table:table-cell>
        </table:table-row>
      </table:table>
      <text:h text:style-name="P249" text:outline-level="3"><text:bookmark-start text:name="__RefHeading___Toc2572_4037421711"/>Business Rule Documentation<text:bookmark-end text:name="__RefHeading___Toc2572_4037421711"/></text:h>
      <text:p text:style-name="P211"><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55">Table <text:sequence text:ref-name="refTable14"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84">No.</text:p>
          </table:table-cell>
          <table:table-cell table:style-name="Table11.B1" office:value-type="string">
            <text:p text:style-name="P184">Description</text:p>
          </table:table-cell>
        </table:table-row>
        <table:table-row>
          <table:table-cell table:style-name="Table11.A2" office:value-type="string">
            <text:p text:style-name="P131">1</text:p>
          </table:table-cell>
          <table:table-cell table:style-name="Table11.B2" office:value-type="string">
            <text:p text:style-name="P115">Users can only access data that they are authorized to view.</text:p>
          </table:table-cell>
        </table:table-row>
        <table:table-row>
          <table:table-cell table:style-name="Table11.A2" office:value-type="string">
            <text:p text:style-name="P131">2</text:p>
          </table:table-cell>
          <table:table-cell table:style-name="Table11.B3" office:value-type="string">
            <text:p text:style-name="P115">All user input must be validated before it is processed by the system.</text:p>
          </table:table-cell>
        </table:table-row>
        <text:soft-page-break/>
        <table:table-row>
          <table:table-cell table:style-name="Table11.A2" office:value-type="string">
            <text:p text:style-name="P131">3</text:p>
          </table:table-cell>
          <table:table-cell table:style-name="Table11.B4" office:value-type="string">
            <text:p text:style-name="P115">The system must be available 24/7 with a maximum downtime of 1 hour per month for maintenance.</text:p>
          </table:table-cell>
        </table:table-row>
        <table:table-row>
          <table:table-cell table:style-name="Table11.A2" office:value-type="string">
            <text:p text:style-name="P131">4</text:p>
          </table:table-cell>
          <table:table-cell table:style-name="Table11.B5" office:value-type="string">
            <text:p text:style-name="P115">All system errors and exceptions must be logged for debugging and audit purposes.</text:p>
          </table:table-cell>
        </table:table-row>
        <table:table-row>
          <table:table-cell table:style-name="Table11.A2" office:value-type="string">
            <text:p text:style-name="P131">5</text:p>
          </table:table-cell>
          <table:table-cell table:style-name="Table11.B6" office:value-type="string">
            <text:p text:style-name="P115">The system must comply with all relevant data protection and privacy regulations.</text:p>
          </table:table-cell>
        </table:table-row>
        <table:table-row>
          <table:table-cell table:style-name="Table11.A2" office:value-type="string">
            <text:p text:style-name="P131">6</text:p>
          </table:table-cell>
          <table:table-cell table:style-name="Table11.B7" office:value-type="string">
            <text:p text:style-name="P115">The system must be capable of handling a minimum of 1000 concurrent users.</text:p>
          </table:table-cell>
        </table:table-row>
        <table:table-row>
          <table:table-cell table:style-name="Table11.A2" office:value-type="string">
            <text:p text:style-name="P131">7</text:p>
          </table:table-cell>
          <table:table-cell table:style-name="Table11.B8" office:value-type="string">
            <text:p text:style-name="P115">Any changes to the system must be approved by the designated project manager.</text:p>
          </table:table-cell>
        </table:table-row>
        <table:table-row>
          <table:table-cell table:style-name="Table11.A2" office:value-type="string">
            <text:p text:style-name="P131">8</text:p>
          </table:table-cell>
          <table:table-cell table:style-name="Table11.B9" office:value-type="string">
            <text:p text:style-name="P115">The system must provide adequate data backup and recovery mechanisms to prevent data loss in case of system failure.</text:p>
          </table:table-cell>
        </table:table-row>
        <table:table-row>
          <table:table-cell table:style-name="Table11.A2" office:value-type="string">
            <text:p text:style-name="P131">9</text:p>
          </table:table-cell>
          <table:table-cell table:style-name="Table11.B10" office:value-type="string">
            <text:p text:style-name="P115">All system users must adhere to the ethical and professional standards set by their respective professional organizations.</text:p>
          </table:table-cell>
        </table:table-row>
      </table:table>
      <text:p text:style-name="Text_20_body"><text:span text:style-name="hgkelc"/></text:p>
      <text:p text:style-name="P211"><text:span text:style-name="hgkelc"><text:span text:style-name="T38">The above business rules will ensure that the proposed system operates effectively, efficiently and consistently. All users of the system must adhere to these rules to ensure that the system is reliable and secure.</text:span></text:span></text:p>
      <text:h text:style-name="P257" text:outline-level="3"><text:bookmark-start text:name="__RefHeading___Toc2574_4037421711"/>User Interface Prototype<text:bookmark-end text:name="__RefHeading___Toc2574_4037421711"/></text:h>
      <text:p text:style-name="P107">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3817249381" text:style-name="L32">
        <text:list-item>
          <text:p text:style-name="P327">Landing Page Screen</text:p>
        </text:list-item>
        <text:list-item>
          <text:p text:style-name="P327">Register Screen</text:p>
        </text:list-item>
        <text:list-item>
          <text:p text:style-name="P328">Login Screen</text:p>
        </text:list-item>
        <text:list-item>
          <text:p text:style-name="P316">Results Screen</text:p>
        </text:list-item>
        <text:list-item>
          <text:p text:style-name="P327">Settings Screen</text:p>
        </text:list-item>
        <text:list-item>
          <text:p text:style-name="P329">Feedback Screen</text:p>
        </text:list-item>
        <text:list-item>
          <text:p text:style-name="P329">Prediction History Screen</text:p>
        </text:list-item>
        <text:list-item>
          <text:p text:style-name="P329">Logout Screen</text:p>
        </text:list-item>
      </text:list>
      <text:p text:style-name="P107"><text:span text:style-name="T93">E</text:span>ach section is described in more detail below.</text:p>
      <text:list xml:id="list3320613702" text:style-name="L33">
        <text:list-item>
          <text:p text:style-name="P317"><text:span text:style-name="T12">Landing Page Screen</text:span><text:span text:style-name="T66">: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30"><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30"><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30"><text:span text:style-name="T2">Results Screen</text:span>: The Results Screen is where users can input <text:span text:style-name="T126">input</text:span> data and receive a predicted <text:span text:style-name="T126">drug</text:span>. The screen should include input fields for relevant <text:span text:style-name="T127">input</text:span> data. Once the prediction is complete, the results should be displayed on the screen.</text:p>
        </text:list-item>
        <text:list-item text:style-override="L34">
          <text:p text:style-name="P330"><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30"><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30"><text:span text:style-name="T2">Prediction History Screen</text:span>: The Prediction History Screen displays a list of past predictions made by the user. Each prediction should be displayed with its corresponding date and time stamp, as well as the predicted <text:span text:style-name="T127">drug chemical</text:span>.</text:p>
        </text:list-item>
        <text:list-item text:style-override="L34">
          <text:p text:style-name="P330"><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57" text:outline-level="3"><text:bookmark-start text:name="__RefHeading___Toc2576_4037421711"/>Activity Diagram<text:bookmark-end text:name="__RefHeading___Toc2576_4037421711"/></text:h>
      <text:p text:style-name="P42">The Activity Diagram is divided into several sections, each representing a specific activity within the system. The sections are connected by arrows to show the flow of activity. The Activity Diagram includes the following sections:</text:p>
      <text:list xml:id="list3764756499" text:style-name="L35">
        <text:list-item>
          <text:p text:style-name="P336">Login Activity</text:p>
        </text:list-item>
        <text:list-item>
          <text:p text:style-name="P318"><text:span text:style-name="T128">Register</text:span> Activity</text:p>
        </text:list-item>
        <text:list-item>
          <text:p text:style-name="P318"><text:span text:style-name="T128">View Result</text:span> Activity</text:p>
        </text:list-item>
        <text:list-item>
          <text:p text:style-name="P318"><text:span text:style-name="T128">Change Settings</text:span> Activity – <text:span text:style-name="T129">here we have two setting’s activities namely, Change Light Mode and Update User Info like password and email.</text:span></text:p>
        </text:list-item>
        <text:list-item>
          <text:p text:style-name="P318"><text:span text:style-name="T128">Download Prediction</text:span> Activity</text:p>
        </text:list-item>
        <text:list-item>
          <text:p text:style-name="P337"><text:soft-page-break/>View Prediction History Activity</text:p>
        </text:list-item>
        <text:list-item>
          <text:p text:style-name="P338">Send Feedback Activity</text:p>
        </text:list-item>
        <text:list-item>
          <text:p text:style-name="P338">View Feedback Activity</text:p>
        </text:list-item>
      </text:list>
      <text:p text:style-name="P113"><text:span text:style-name="T94">E</text:span>ach section is described in more detail below.</text:p>
      <text:list xml:id="list381455166" text:style-name="L36">
        <text:list-item>
          <text:p text:style-name="P319"><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31"><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31"><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31"><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31"><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31"><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31"><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31"><text:span text:style-name="T2">View Feedback Activity</text:span>: The View Feedback Activity starts with the admin requesting to view the user feedback. The system will retrieve and display the user feedback for the admin to review.</text:p>
        </text:list-item>
      </text:list>
      <text:p text:style-name="P302"/>
      <text:p text:style-name="P43"><text:s text:c="31"/></text:p>
      <text:p text:style-name="P43"><draw:frame draw:style-name="fr1" draw:name="Frame2" text:anchor-type="char" svg:x="1.6346in" svg:y="0.052in" svg:width="3.448in" draw:z-index="9"><draw:text-box fo:min-height="3.5937in"><text:p text:style-name="P7"><draw:frame draw:style-name="fr4"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305"/>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3" text:anchor-type="char" svg:x="1.1661in" svg:y="0.0575in" svg:width="4.4063in" draw:z-index="11"><draw:text-box fo:min-height="4.1563in"><text:p text:style-name="P7"><draw:frame draw:style-name="fr4"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3"/>
      <text:p text:style-name="P43"/>
      <text:p text:style-name="P43"/>
      <text:p text:style-name="P43"/>
      <text:p text:style-name="P43"/>
      <text:p text:style-name="P43"/>
      <text:p text:style-name="P43"/>
      <text:p text:style-name="P43"/>
      <text:p text:style-name="P43"/>
      <text:p text:style-name="P44"><text:s text:c="62"/></text:p>
      <text:p text:style-name="P44"/>
      <text:p text:style-name="P44"><text:s/></text:p>
      <text:h text:style-name="P260" text:outline-level="3"><text:bookmark-start text:name="__RefHeading___Toc2578_4037421711"/><text:soft-page-break/>Sequence Diagram<text:bookmark-end text:name="__RefHeading___Toc2578_4037421711"/></text:h>
      <text:p text:style-name="P108"><text:span text:style-name="T76">Introduction: </text:span>The purpose of this document is to provide an overview of the Sequence Diagram for the proposed system. The Sequence Diagram is a graphical representation of the interactions between different system components, from the user's perspective.</text:p>
      <text:p text:style-name="P117">Sequence Diagram:</text:p>
      <text:p text:style-name="P108">The Sequence Diagram is divided into several sections, each representing a specific interaction between system components. The sections are connected by arrows to show the flow of interaction. The Sequence Diagram includes the following sections:</text:p>
      <text:list xml:id="list1456613119" text:style-name="L38">
        <text:list-item>
          <text:p text:style-name="P339">Login Sequence</text:p>
        </text:list-item>
        <text:list-item>
          <text:p text:style-name="P320">User Search Sequence</text:p>
        </text:list-item>
        <text:list-item>
          <text:p text:style-name="P320">Data Retrieval Sequence</text:p>
        </text:list-item>
        <text:list-item>
          <text:p text:style-name="P320">Data Analysis Sequence</text:p>
        </text:list-item>
        <text:list-item>
          <text:p text:style-name="P320">Results Display Sequence</text:p>
        </text:list-item>
      </text:list>
      <text:p text:style-name="P109"><text:span text:style-name="T96">E</text:span>ach section is described in more detail below.</text:p>
      <text:list xml:id="list3963018703" text:style-name="L39">
        <text:list-item>
          <text:p text:style-name="P340"><text:span text:style-name="T2">Login Sequence:</text:span> Represents the sequence of the user authenticate them and access the system for use.</text:p>
        </text:list-item>
        <text:list-item>
          <text:p text:style-name="P321"><text:span text:style-name="T2">User Search Sequence:</text:span> <text:span text:style-name="T96">T</text:span>he User Search Sequence represents the user's input of search criteria, such as drug name, chemical structure, target protein, and disease type. The user input is sent to the system for processing.</text:p>
        </text:list-item>
        <text:list-item>
          <text:p text:style-name="P321"><text:span text:style-name="T2">Data Retrieval Sequence:</text:span> The Data Retrieval Sequence represents the system's retrieval of data based on the search criteria entered by the user. The system searches the database for relevant data and retrieves it for analysis. The retrieved data is sent to the Data Analysis Sequence. </text:p>
        </text:list-item>
        <text:list-item>
          <text:p text:style-name="P321"><text:span text:style-name="T2">Data Analysis Sequence:</text:span> The Data Analysis Sequence represents the system's analysis of the retrieved data. The system performs various data analysis tasks such as clustering, classification, and regression analysis. Once the data analysis is complete, the analyzed data is sent to the Results Display Sequence.</text:p>
        </text:list-item>
        <text:list-item>
          <text:p text:style-name="P321"><text:span text:style-name="T2">Results Display Sequence:</text:span> The Results Display Sequence represents the system's display of the analyzed data to the user. The system displays the results in an easy-to-understand format, such as a list or a chart. The user can interact with the displayed results and choose to perform another search or exit the system.</text:p>
        </text:list-item>
      </text:list>
      <text:p text:style-name="P109"><text:span text:style-name="T96">C</text:span>onclusion: The Sequence Diagram provides a visual representation of the interactions between different system components within the proposed system, from the user's perspective. It is <text:soft-page-break/>designed to ensure that the system meets the needs of the users and that the components are logically connected. The Sequence Diagram will be used as a guide for the development of the actual system, ensuring that the end product meets the needs of the users.</text:p>
      <text:h text:style-name="P258" text:outline-level="3"><text:bookmark-start text:name="__RefHeading___Toc2580_4037421711"/>Analysis Class Model<text:bookmark-end text:name="__RefHeading___Toc2580_4037421711"/></text:h>
      <text:p text:style-name="P109"><text:span text:style-name="T75">Introduction:</text:span><text:span text:style-name="T67">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16">Analysis Class Model: </text:p>
      <text:p text:style-name="P109">The Analysis Class Model includes the following classes: </text:p>
      <text:list xml:id="list990142788" text:style-name="L40">
        <text:list-item>
          <text:p text:style-name="P322">User </text:p>
        </text:list-item>
        <text:list-item>
          <text:p text:style-name="P322">Search Criteria</text:p>
        </text:list-item>
        <text:list-item>
          <text:p text:style-name="P322">Data Retrieval</text:p>
        </text:list-item>
        <text:list-item>
          <text:p text:style-name="P322">Data Analysis</text:p>
        </text:list-item>
        <text:list-item>
          <text:p text:style-name="P322">Results Display</text:p>
        </text:list-item>
      </text:list>
      <text:p text:style-name="P109"><text:span text:style-name="T96">E</text:span>ach class is described in more detail below.</text:p>
      <text:list xml:id="list1858025519" text:style-name="L41">
        <text:list-item>
          <text:p text:style-name="P323"><text:span text:style-name="T2">User:</text:span> The User class represents the user of the system. It holds the user's information such as name, email, and password. The User class has a relationship with the Search Criteria class. </text:p>
        </text:list-item>
        <text:list-item>
          <text:p text:style-name="P323"><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3"><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3"><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323"><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12"><text:soft-page-break/><text:span text:style-name="T2">Conclusion:</text:span> The Analysis Class Model provides a high-level representation of the system's objects, classes, and their relationships. It shows how the classes interact with each other and the data they hold. The Analysis Class Model will be used as a guide for the development of the actual system, ensuring that the end product meets the needs of the users.</text:p>
      <text:h text:style-name="P261" text:outline-level="3"><text:bookmark-start text:name="__RefHeading___Toc2582_4037421711"/>Logic Model<text:bookmark-end text:name="__RefHeading___Toc2582_4037421711"/></text:h>
      <text:p text:style-name="P109"><text:span text:style-name="T75">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109"><text:span text:style-name="T2">Logic Model: </text:span>The Logic Model consists of four main components: inputs, activities, outputs, and outcomes. </text:p>
      <text:list xml:id="list3004044571" text:style-name="L42">
        <text:list-item>
          <text:p text:style-name="P324"><text:span text:style-name="T2">Inputs:</text:span> The inputs are the resources required for the system's development and implementation, including the AI algorithms, programming languages, and hardware. </text:p>
        </text:list-item>
        <text:list-item>
          <text:p text:style-name="P324"><text:span text:style-name="T2">Activities:</text:span> The activities are the tasks that the system will perform to achieve its objectives. These include data retrieval, data analysis, and results display. </text:p>
        </text:list-item>
        <text:list-item>
          <text:p text:style-name="P324"><text:span text:style-name="T2">Outputs:</text:span> The outputs are the tangible results of the system's activities. These include the analyzed data and the results displayed to the user. </text:p>
        </text:list-item>
        <text:list-item>
          <text:p text:style-name="P324"><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109"><text:span text:style-name="T96">T</text:span>he Logic Model also includes several assumptions and external factors that may influence the success of the system, such as the availability of data, the quality of the AI algorithms, and the level of user adoption. </text:p>
      <text:p text:style-name="P109"><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241" text:outline-level="2"><text:bookmark-start text:name="__RefHeading___Toc3802_2683891744"/>Change Case<text:bookmark-end text:name="__RefHeading___Toc3802_2683891744"/></text:h>
      <text:p text:style-name="P211">Change cases are used to document the proposed changes to a system's requirements, design, or implementation. The table below outlines the different change cases identified for <text:span text:style-name="T95">this project</text:span>:</text:p>
      <text:p text:style-name="P155">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59">ID</text:p>
          </table:table-cell>
          <table:table-cell table:style-name="Table2.B1" office:value-type="string">
            <text:p text:style-name="P159">Title</text:p>
          </table:table-cell>
          <table:table-cell table:style-name="Table2.C1" office:value-type="string">
            <text:p text:style-name="P159">Description</text:p>
          </table:table-cell>
        </table:table-row>
        <text:soft-page-break/>
        <table:table-row>
          <table:table-cell table:style-name="Table2.A2" office:value-type="string">
            <text:p text:style-name="P214">CC-01</text:p>
          </table:table-cell>
          <table:table-cell table:style-name="Table2.B2" office:value-type="string">
            <text:p text:style-name="P212">Integration with additional datasets</text:p>
          </table:table-cell>
          <table:table-cell table:style-name="Table2.C2" office:value-type="string">
            <text:p text:style-name="P213">The system needs to be able to integrate with new datasets that may become available for breast cancer research.</text:p>
          </table:table-cell>
        </table:table-row>
        <table:table-row>
          <table:table-cell table:style-name="Table2.A2" office:value-type="string">
            <text:p text:style-name="P214">CC-02</text:p>
          </table:table-cell>
          <table:table-cell table:style-name="Table2.B2" office:value-type="string">
            <text:p text:style-name="P212">Addition of new machine learning models</text:p>
          </table:table-cell>
          <table:table-cell table:style-name="Table2.C3" office:value-type="string">
            <text:p text:style-name="P213">As new machine learning models are developed and become available, they should be incorporated into the system to improve accuracy and efficiency.</text:p>
          </table:table-cell>
        </table:table-row>
        <table:table-row>
          <table:table-cell table:style-name="Table2.A2" office:value-type="string">
            <text:p text:style-name="P214">CC-03</text:p>
          </table:table-cell>
          <table:table-cell table:style-name="Table2.B2" office:value-type="string">
            <text:p text:style-name="P212">Expansion to other types of cancer</text:p>
          </table:table-cell>
          <table:table-cell table:style-name="Table2.C4" office:value-type="string">
            <text:p text:style-name="P213">The system may be expanded to include the detection and discovery of other types of cancer beyond breast cancer.</text:p>
          </table:table-cell>
        </table:table-row>
        <table:table-row>
          <table:table-cell table:style-name="Table2.A2" office:value-type="string">
            <text:p text:style-name="P214">CC-04</text:p>
          </table:table-cell>
          <table:table-cell table:style-name="Table2.B2" office:value-type="string">
            <text:p text:style-name="P212">Enhancement of user interface</text:p>
          </table:table-cell>
          <table:table-cell table:style-name="Table2.C5" office:value-type="string">
            <text:p text:style-name="P213">The user interface should be continually evaluated and improved to ensure ease of use and accessibility for all users.</text:p>
          </table:table-cell>
        </table:table-row>
        <table:table-row>
          <table:table-cell table:style-name="Table2.A2" office:value-type="string">
            <text:p text:style-name="P214">CC-05</text:p>
          </table:table-cell>
          <table:table-cell table:style-name="Table2.B2" office:value-type="string">
            <text:p text:style-name="P212">Integration with electronic health records</text:p>
          </table:table-cell>
          <table:table-cell table:style-name="Table2.C6" office:value-type="string">
            <text:p text:style-name="P213">The system could be integrated with electronic health records to improve the accuracy and efficiency of patient diagnosis and treatment.</text:p>
          </table:table-cell>
        </table:table-row>
      </table:table>
      <text:p text:style-name="P91"/>
      <text:p text:style-name="P211">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P224" text:outline-level="1"><text:bookmark-start text:name="__RefHeading___Toc4464_3533732286"/>Chapter Three: System Design<text:bookmark-end text:name="__RefHeading___Toc4464_3533732286"/></text:h>
      <text:h text:style-name="P242" text:outline-level="2"><text:bookmark-start text:name="__RefHeading___Toc3806_2683891744"/>Introduction<text:bookmark-end text:name="__RefHeading___Toc3806_2683891744"/></text:h>
      <text:p text:style-name="P211">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38" text:outline-level="2"><text:bookmark-start text:name="__RefHeading___Toc2137_4037421711"/>Architectural Design<text:bookmark-end text:name="__RefHeading___Toc2137_4037421711"/></text:h>
      <text:p text:style-name="P119">Introduction: </text:p>
      <text:p text:style-name="P126">The purpose of this document is to provide an overview of the architecture of the drug discovery project using AI for breast cancer. The document is aimed at developers and technical stakeholders, and serves as a guide for implementing the system.</text:p>
      <text:p text:style-name="P119">Architecture:</text:p>
      <text:p text:style-name="P126">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19">Server-side Architecture: </text:p>
      <text:p text:style-name="P126">The server-side component of the system is built using Python, and relies on a number of third-party libraries for data processing and analysis. The system architecture includes the following components:</text:p>
      <text:list xml:id="list1558622779" text:style-name="L43">
        <text:list-item>
          <text:p text:style-name="P332"><text:soft-page-break/><text:span text:style-name="T2">Data Ingestion:</text:span> This component is responsible for ingesting data from various sources, including clinical trials and genomic data repositories.</text:p>
        </text:list-item>
        <text:list-item>
          <text:p text:style-name="P332"><text:span text:style-name="T2">Data Processing:</text:span> This component is responsible for processing and cleaning the data, preparing it for analysis.</text:p>
        </text:list-item>
        <text:list-item>
          <text:p text:style-name="P332"><text:span text:style-name="T2">Machine Learning:</text:span> This component is responsible for running machine learning algorithms on the processed data to identify potential drug candidates.</text:p>
        </text:list-item>
        <text:list-item>
          <text:p text:style-name="P332"><text:span text:style-name="T2">Database:</text:span> This component is responsible for storing and retrieving data used by the system.</text:p>
        </text:list-item>
      </text:list>
      <text:p text:style-name="P119">Client-side Architecture: </text:p>
      <text:p text:style-name="P126">The client-side component of the system is built using HTML, CSS, and JavaScript, <text:span text:style-name="T102">Streamlit,</text:span> and is designed to be accessed through a web browser. The system architecture includes the following components: </text:p>
      <text:list xml:id="list3576922127" text:style-name="L44">
        <text:list-item>
          <text:p text:style-name="P333"><text:span text:style-name="T2">User Interface:</text:span> This component provides a user-friendly interface for interacting with the system, allowing users to submit queries and view results.</text:p>
        </text:list-item>
        <text:list-item>
          <text:p text:style-name="P333"><text:span text:style-name="T2">Visualization:</text:span> This component is responsible for displaying data and analysis results in a visual format, making it easier for users to interpret the results.</text:p>
        </text:list-item>
      </text:list>
      <text:p text:style-name="P119">Implementation: </text:p>
      <text:p text:style-name="P126">The system is implemented using a number of tools and technologies, including: </text:p>
      <text:list xml:id="list4008449174" text:style-name="L45">
        <text:list-item>
          <text:p text:style-name="P334"><text:span text:style-name="T2">Python:</text:span> Used for building the server-side component of the system.</text:p>
        </text:list-item>
        <text:list-item>
          <text:p text:style-name="P334"><text:span text:style-name="T13">Python</text:span><text:span text:style-name="T2">:</text:span> Used as the web framework for building the server-side component of the system.</text:p>
        </text:list-item>
        <text:list-item>
          <text:p text:style-name="P334"><text:span text:style-name="T2">HTML, CSS, </text:span><text:span text:style-name="T13">Streamlit, </text:span><text:span text:style-name="T2">and JavaScript:</text:span> Used for building the client-side component of the system.</text:p>
        </text:list-item>
        <text:list-item>
          <text:p text:style-name="P334"><text:span text:style-name="T13">Pandas</text:span><text:span text:style-name="T2">:</text:span> Used for data visualization.</text:p>
        </text:list-item>
      </text:list>
      <text:p text:style-name="P119">Conclusion:</text:p>
      <text:p text:style-name="P126">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259" text:outline-level="3"><text:bookmark-start text:name="__RefHeading___Toc2139_4037421711"/>Component Modeling<text:bookmark-end text:name="__RefHeading___Toc2139_4037421711"/></text:h>
      <text:p text:style-name="P11">Component modeling is a technique used to describe and organize the software components of a system, and their relationships with each other. It helps to understand the functionalities of the system at a higher level of abstraction.</text:p>
      <text:p text:style-name="P110"><text:soft-page-break/>The main components of the drug discovery system using AI for breast cancer are:</text:p>
      <text:list xml:id="list1752375760" text:style-name="L46">
        <text:list-item>
          <text:p text:style-name="P325"><text:span text:style-name="T2">Data Collection and Processing:</text:span> This component is responsible for collecting and processing various types of data such as genomic, proteomic, clinical, and demographic data of patients.</text:p>
        </text:list-item>
        <text:list-item>
          <text:p text:style-name="P325"><text:span text:style-name="T2">Machine Learning Model:</text:span> This component uses the collected data to train a machine learning model, which can predict the presence of breast cancer based on various factors.</text:p>
        </text:list-item>
        <text:list-item>
          <text:p text:style-name="P325"><text:span text:style-name="T2">Prediction and Evaluation:</text:span> This component uses the trained model to predict the presence of breast cancer for new patients and evaluate the accuracy of the predictions.</text:p>
        </text:list-item>
      </text:list>
      <text:h text:style-name="P243" text:outline-level="2"><text:bookmark-start text:name="__RefHeading___Toc2885_3007173186"/>Deployment Modeling<text:bookmark-end text:name="__RefHeading___Toc2885_3007173186"/></text:h>
      <text:p text:style-name="P110"><text:span text:style-name="T68">D</text:span><text:span text:style-name="T69">eployment </text:span>modeling is a technique used to describe the hardware components and their relationships with the software components of a system. It helps to understand how the system will be deployed on different hardware components.</text:p>
      <text:p text:style-name="P110">The deployment model of the drug discovery system using AI for breast cancer is as follows:</text:p>
      <text:list xml:id="list1270085942" text:style-name="L47">
        <text:list-item>
          <text:p text:style-name="P326"><text:span text:style-name="T2">Data Collection and Processing Component:</text:span> This component is deployed on a cloud-based server.</text:p>
        </text:list-item>
        <text:list-item>
          <text:p text:style-name="P326"><text:span text:style-name="T2">Machine Learning Model Component:</text:span> This component is deployed on a cloud-based server.</text:p>
        </text:list-item>
        <text:list-item>
          <text:p text:style-name="P326"><text:span text:style-name="T2">Prediction and Evaluation Component:</text:span> This component is deployed on a web server.</text:p>
        </text:list-item>
        <text:list-item>
          <text:p text:style-name="P326"><text:span text:style-name="T2">User Interface Component:</text:span> This component is deployed on a web server.</text:p>
        </text:list-item>
      </text:list>
      <text:p text:style-name="P110">Here is a graph to illustrate the deployment model:</text:p>
      <text:p text:style-name="P4">[The Diagram Goes Here]</text:p>
      <text:p text:style-name="P303">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239" text:outline-level="2"><text:bookmark-start text:name="__RefHeading___Toc2147_4037421711"/>User Interface Design<text:bookmark-end text:name="__RefHeading___Toc2147_4037421711"/></text:h>
      <text:p text:style-name="P111"><text:span text:style-name="T70">T</text:span><text:span text:style-name="T67">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1">The following is the UI diagram for the drug discovery system:</text:p>
      <text:p text:style-name="P118"><text:soft-page-break/>[Insert image of the UI diagram here]</text:p>
      <text:p text:style-name="P111">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51">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51">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244" text:outline-level="2"><text:bookmark-start text:name="__RefHeading___Toc2887_3007173186"/>Access Control and Security<text:bookmark-end text:name="__RefHeading___Toc2887_3007173186"/></text:h>
      <text:p text:style-name="P123">The following table outlines the access control and security measures implemented in the system:</text:p>
      <text:p text:style-name="P155">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60">Access Control and Security Measures</text:p>
          </table:table-cell>
          <table:table-cell table:style-name="Table3.B1" office:value-type="string">
            <text:p text:style-name="P160">Description</text:p>
          </table:table-cell>
        </table:table-row>
        <table:table-row>
          <table:table-cell table:style-name="Table3.A2" office:value-type="string">
            <text:p text:style-name="P115">Authentication</text:p>
          </table:table-cell>
          <table:table-cell table:style-name="Table3.B2" office:value-type="string">
            <text:p text:style-name="P133">Users are required to log in with a username and password to access the system. Passwords are encrypted and stored securely in the database.</text:p>
          </table:table-cell>
        </table:table-row>
        <table:table-row>
          <table:table-cell table:style-name="Table3.A2" office:value-type="string">
            <text:p text:style-name="P115">Authorization</text:p>
          </table:table-cell>
          <table:table-cell table:style-name="Table3.B3" office:value-type="string">
            <text:p text:style-name="P133">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15">Session Management</text:p>
          </table:table-cell>
          <table:table-cell table:style-name="Table3.B4" office:value-type="string">
            <text:p text:style-name="P133">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15">Encryption</text:p>
          </table:table-cell>
          <table:table-cell table:style-name="Table3.B5" office:value-type="string">
            <text:p text:style-name="P133">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15">Backup and Recovery</text:p>
          </table:table-cell>
          <table:table-cell table:style-name="Table3.B6" office:value-type="string">
            <text:p text:style-name="P133">Regular backups of the system are taken to ensure that data is not lost in the event of a system failure or other disaster. Additionally, procedures <text:soft-page-break/>are in place for recovering data in the event of a breach or other security incident.</text:p>
          </table:table-cell>
        </table:table-row>
        <table:table-row>
          <table:table-cell table:style-name="Table3.A2" office:value-type="string">
            <text:p text:style-name="P115">Audit Trail</text:p>
          </table:table-cell>
          <table:table-cell table:style-name="Table3.B7" office:value-type="string">
            <text:p text:style-name="P133">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15">Physical Security<text:line-break/></text:p>
          </table:table-cell>
          <table:table-cell table:style-name="Table3.B8" office:value-type="string">
            <text:p text:style-name="P133">The servers hosting the system are housed in a secure data center with 24/7 security and environmental controls to prevent unauthorized access or damage to the hardware.</text:p>
          </table:table-cell>
        </table:table-row>
      </table:table>
      <text:p text:style-name="P127"/>
      <text:p text:style-name="P127">These access control and security measures are designed to ensure the confidentiality, integrity, and availability of data in the system, as well as to protect against unauthorized access and data breach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232" text:outline-level="1"><text:bookmark-start text:name="__RefHeading___Toc3024_3960606550"/><text:span text:style-name="T55">C</text:span><text:span text:style-name="T56">hapter Four: Implementation</text:span><text:bookmark-end text:name="__RefHeading___Toc3024_3960606550"/></text:h>
      <text:p text:style-name="P37">The implementation phase is the process of turning the design into a working system. In this phase, the developers will write code, integrate and test components, and prepare the software for deployment.</text:p>
      <text:h text:style-name="P241" text:outline-level="2"><text:bookmark-start text:name="__RefHeading___Toc4434_3805427083"/>Development Environment <text:bookmark-end text:name="__RefHeading___Toc4434_3805427083"/></text:h>
      <text:p text:style-name="P152">The development environment includes the tools and technologies used for coding, debugging, testing, and version control. The following tools were used for the implementation of this project:</text:p>
      <text:list xml:id="list3923128935" text:style-name="L48">
        <text:list-item>
          <text:p text:style-name="P350">Programming language: Python</text:p>
        </text:list-item>
        <text:list-item>
          <text:p text:style-name="P350">Integrated development environment (IDE): <text:span text:style-name="T103">Notebooks</text:span></text:p>
        </text:list-item>
        <text:list-item>
          <text:p text:style-name="P350">Version control: Git</text:p>
        </text:list-item>
        <text:list-item>
          <text:p text:style-name="P350">Package manager: Pipenv</text:p>
        </text:list-item>
        <text:list-item>
          <text:p text:style-name="P350">Web framework: <text:span text:style-name="T103">Streamlit</text:span></text:p>
        </text:list-item>
        <text:list-item>
          <text:p text:style-name="P350">Machine learning libraries: Scikit-learn, Keras, TensorFlow</text:p>
        </text:list-item>
      </text:list>
      <text:h text:style-name="P241" text:outline-level="2"><text:bookmark-start text:name="__RefHeading___Toc4436_3805427083"/>Coding Standards<text:bookmark-end text:name="__RefHeading___Toc4436_3805427083"/></text:h>
      <text:p text:style-name="P215"><text:span text:style-name="T41">T</text:span>o ensure consistency and maintainability of the code, the following coding standards were followed:</text:p>
      <text:list xml:id="list2159950917" text:style-name="L49">
        <text:list-item>
          <text:p text:style-name="P351">PEP 8 for Python code style</text:p>
        </text:list-item>
        <text:list-item>
          <text:p text:style-name="P351">Docstrings for documenting functions and classes</text:p>
        </text:list-item>
        <text:list-item>
          <text:p text:style-name="P351">Clear and meaningful variable names</text:p>
        </text:list-item>
      </text:list>
      <text:h text:style-name="P241" text:outline-level="2"><text:bookmark-start text:name="__RefHeading___Toc4438_3805427083"/>Testing<text:bookmark-end text:name="__RefHeading___Toc4438_3805427083"/></text:h>
      <text:p text:style-name="P215"><text:span text:style-name="T41">T</text:span>esting is an important part of the implementation phase to ensure that the software meets the requirements and functions as intended. The following types of tests were performed:</text:p>
      <text:list xml:id="list2663210544" text:style-name="L50">
        <text:list-item>
          <text:p text:style-name="P352"><text:span text:style-name="T2">Unit testing:</text:span> Individual functions and modules were tested using the Python unittest library.</text:p>
        </text:list-item>
        <text:list-item>
          <text:p text:style-name="P352"><text:soft-page-break/><text:span text:style-name="T2">Integration testing:</text:span> Multiple components were tested together to ensure they work correctly.</text:p>
        </text:list-item>
        <text:list-item>
          <text:p text:style-name="P352"><text:span text:style-name="T2">User acceptance testing:</text:span> The software was tested by end-users to ensure it meets the requirements.</text:p>
        </text:list-item>
      </text:list>
      <text:h text:style-name="P241" text:outline-level="2"><text:bookmark-start text:name="__RefHeading___Toc4440_3805427083"/>Deployment<text:bookmark-end text:name="__RefHeading___Toc4440_3805427083"/></text:h>
      <text:p text:style-name="P215"><text:span text:style-name="T41">T</text:span>he software was deployed on a web server for online use. The following steps were taken for deployment:</text:p>
      <text:list xml:id="list3347434371" text:style-name="L51">
        <text:list-item>
          <text:p text:style-name="P353">The code was pushed to a GitHub repository.</text:p>
        </text:list-item>
        <text:list-item>
          <text:p text:style-name="P353">The server environment was set up with the required packages and dependencies.</text:p>
        </text:list-item>
        <text:list-item>
          <text:p text:style-name="P353">The <text:span text:style-name="T104">Streamlit</text:span> web application was deployed using a <text:span text:style-name="T104">GitHub</text:span> server.</text:p>
        </text:list-item>
        <text:list-item>
          <text:p text:style-name="P353">The machine learning models were deployed using a <text:span text:style-name="T104">Streamlit</text:span> API.</text:p>
        </text:list-item>
      </text:list>
      <text:h text:style-name="P241" text:outline-level="2"><text:bookmark-start text:name="__RefHeading___Toc4442_3805427083"/>Maintenance<text:bookmark-end text:name="__RefHeading___Toc4442_3805427083"/></text:h>
      <text:p text:style-name="P215"><text:span text:style-name="T41">A</text:span>fter the software has been deployed, it is important to ensure that it is maintained and updated as needed. The following tasks are performed for maintenance:</text:p>
      <text:list xml:id="list1679746138" text:style-name="L52">
        <text:list-item>
          <text:p text:style-name="P354"><text:span text:style-name="T2">Bug fixes:</text:span> Any issues reported by users are addressed and resolved as quickly as possible.</text:p>
        </text:list-item>
        <text:list-item>
          <text:p text:style-name="P354"><text:span text:style-name="T2">Updates:</text:span> The software is updated with new features and improvements.</text:p>
        </text:list-item>
        <text:list-item>
          <text:p text:style-name="P354"><text:span text:style-name="T2">Security:</text:span> Regular security audits are performed to ensure the software is secure and protected from vulnerabilities.</text:p>
        </text:list-item>
      </text:list>
      <text:p text:style-name="P215">Overall, the implementation phase is a critical step in the software development process. With careful planning, testing, and deployment, the software can be developed to meet the requirements and provide value to its users.</text:p>
      <text:p text:style-name="P38"/>
      <text:p text:style-name="P92"/>
      <text:p text:style-name="P92"/>
      <text:p text:style-name="P92"/>
      <text:p text:style-name="P92"/>
      <text:p text:style-name="P92"/>
      <text:p text:style-name="P92"/>
      <text:p text:style-name="P92"/>
      <text:p text:style-name="P92"><text:soft-page-break/></text:p>
      <text:p text:style-name="P92"/>
      <text:p text:style-name="P92"/>
      <text:h text:style-name="P229" text:outline-level="1" text:is-list-header="true"><text:bookmark-start text:name="__RefHeading___Toc4466_3533732286"/>References<text:bookmark-end text:name="__RefHeading___Toc4466_3533732286"/></text:h>
      <text:list xml:id="list4226534070" text:style-name="L53">
        <text:list-item>
          <text:p text:style-name="P341"><text:a xlink:type="simple" xlink:href="https://dart.dev/guides" text:style-name="Internet_20_link" text:visited-style-name="Visited_20_Internet_20_Link"><text:span text:style-name="T67">BiT Project Documentation format of the students</text:span></text:a></text:p>
        </text:list-item>
        <text:list-item>
          <text:p text:style-name="P304"><text:a xlink:type="simple" xlink:href="https://www.wikipedia.org/" text:style-name="Internet_20_link" text:visited-style-name="Visited_20_Internet_20_Link"><text:span text:style-name="T97">Wikipedia</text:span></text:a></text:p>
        </text:list-item>
        <text:list-item>
          <text:p text:style-name="P335">[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35">[2] Ching, T., Himmelstein, D. S., Beaulieu-Jones, B. K., Kalinin, A. A., Do, B. T., Way, G. P., ... &amp; Greene, C. S. (2018). Opportunities and obstacles for deep learning in biology and medicine. Journal of The Royal Society Interface, 15(141), 20170387.</text:p>
        </text:list-item>
        <text:list-item>
          <text:p text:style-name="P335">[3] Huang, L., Ma, X., Wang, J., &amp; Li, W. (2018). A convolutional neural network-based framework for predicting side effects of drugs. Bioinformatics, 34(13), i457-i467.</text:p>
        </text:list-item>
        <text:list-item>
          <text:p text:style-name="P335">[4] Keum, J., &amp; Park, H. (2019). An overview of computational approaches for drug discovery. Computers in biology and medicine, 104, 296-305.</text:p>
        </text:list-item>
        <text:list-item>
          <text:p text:style-name="P335">[5] Wu, Z., Ramsundar, B., Feinberg, E. N., Gomes, J., Geniesse, C., Pappu, A. S., ... &amp; Pande, V. (2018). MoleculeNet: a benchmark for molecular machine learning. Chemical science, 9(2), 513-530.</text:p>
        </text:list-item>
      </text:list>
      <text:p text:style-name="Text_20_body"><text:line-break/></text:p>
      <text:p text:style-name="P90"/>
      <text:p text:style-name="P90"/>
      <text:p text:style-name="P90"/>
      <text:p text:style-name="P90"/>
      <text:p text:style-name="P90"/>
      <text:p text:style-name="P90"/>
      <text:p text:style-name="P90"/>
      <text:p text:style-name="P90"><text:soft-page-break/></text:p>
      <text:h text:style-name="P228" text:outline-level="1" text:is-list-header="true"><text:bookmark-start text:name="__RefHeading___Toc2584_4037421711"/>Appendices<text:bookmark-end text:name="__RefHeading___Toc2584_4037421711"/></text:h>
      <text:list xml:id="list3676385115" text:style-name="L54">
        <text:list-item>
          <text:p text:style-name="P289"><text:span text:style-name="T6">Activity Diagram</text:span><text:span text:style-name="T7">(AD)</text:span><text:span text:style-name="T60"> – </text:span><text:span text:style-name="T61">is graphical representations of workflows of stepwise activities and actions with support for choice, iteration and concurrency.</text:span><text:span text:style-name="T36">.</text:span></text:p>
        </text:list-item>
        <text:list-item>
          <text:p text:style-name="P289"><text:span text:style-name="T8">Artificial Intelligence</text:span><text:span text:style-name="T7">(AI)</text:span><text:span text:style-name="T78"> – </text:span><text:span text:style-name="T79">is intelligence → perceiving, synthesizing, and inferring information → demonstrated by machines, as opposed to intelligence displayed by non-human animals and humans.</text:span></text:p>
        </text:list-item>
        <text:list-item>
          <text:p text:style-name="P289"><text:span text:style-name="T9">Class Responsibility Collaborator</text:span><text:span text:style-name="T7">(CRC)</text:span><text:span text:style-name="T60"> – </text:span><text:span text:style-name="T61">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86"><text:span text:style-name="T9">Non-Functional Requirement</text:span><text:span text:style-name="T7">(NFR) –</text:span><text:span text:style-name="T60"> </text:span><text:span text:style-name="T63">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4">Object Oriented<text:span text:style-name="T78">(OO)</text:span><text:span text:style-name="T60"> – </text:span><text:span text:style-name="T64">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2"><text:span text:style-name="T77">Object Oriented Analysis </text:span><text:span text:style-name="T80">and Design </text:span><text:span text:style-name="T78">(OOA </text:span><text:span text:style-name="T80">&amp; OOD</text:span><text:span text:style-name="T78">)</text:span><text:span text:style-name="T60"> – </text:span><text:span text:style-name="T64">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96">Operating System<text:span text:style-name="T78">(OS)</text:span><text:span text:style-name="T60"> – </text:span><text:span text:style-name="T65">is system software that manages computer hardware, software resources, and provides common services for computer programs.</text:span></text:p>
        </text:list-item>
        <text:list-item>
          <text:p text:style-name="P292"><text:span text:style-name="T77">Personal Computer</text:span><text:span text:style-name="T78">(PC)</text:span><text:span text:style-name="T60"> - is a multi-purpose microcomputer whose size, capabilities, and price make it feasible for individual use.</text:span></text:p>
        </text:list-item>
        <text:list-item>
          <text:p text:style-name="P299">Sequence Diagram<text:span text:style-name="T78">(SD)</text:span><text:span text:style-name="T60"> - </text:span><text:span text:style-name="T65">s</text:span><text:span text:style-name="T60">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55"><text:span text:style-name="T45">User Interface</text:span><text:span text:style-name="T46">(UI)</text:span><text:span text:style-name="T51"> - In the industrial design field of human–computer interaction, a user interface is the space where interactions between humans and machines occur.</text:span></text:p>
        </text:list-item>
        <text:list-item>
          <text:p text:style-name="P355"><text:span text:style-name="T47">U</text:span><text:span text:style-name="T45">nified Modeling Language</text:span><text:span text:style-name="T46">(UML)</text:span><text:span text:style-name="T51"> - </text:span><text:span text:style-name="T53">is a general-purpose, developmental modeling language in the field of software engineering that is intended to provide a standard way to visualize the design of a system.</text:span></text:p>
        </text:list-item>
        <text:list-item>
          <text:p text:style-name="P356"><text:span text:style-name="T54">W</text:span><text:span text:style-name="T38">eb – </text:span><text:span text:style-name="T53">is</text:span><text:span text:style-name="T57"> </text:span><text:span text:style-name="T49">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20"><text:soft-page-break/></text:p>
      <text:p text:style-name="P1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24</text:page-number><text:s/><text:span text:style-name="MT8">of</text:span> <text:page-count>48</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0T20:34:48.663602166</dc:date>
    <meta:editing-duration>P2DT17H18M56S</meta:editing-duration>
    <meta:editing-cycles>724</meta:editing-cycles>
    <meta:generator>LibreOffice/7.3.7.2$Linux_X86_64 LibreOffice_project/30$Build-2</meta:generator>
    <meta:document-statistic meta:table-count="19" meta:image-count="7" meta:object-count="0" meta:page-count="48" meta:paragraph-count="891" meta:word-count="11787" meta:character-count="76532" meta:non-whitespace-character-count="65284"/>
  </office:meta>
</office:document-meta>
</file>